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8307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2.09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1.9398in"/>
    </style:style>
    <style:style style:name="co16" style:family="table-column">
      <style:table-column-properties fo:break-before="auto" style:column-width="1.4063in"/>
    </style:style>
    <style:style style:name="co17" style:family="table-column">
      <style:table-column-properties fo:break-before="auto" style:column-width="6.478in"/>
    </style:style>
    <style:style style:name="co18" style:family="table-column">
      <style:table-column-properties fo:break-before="auto" style:column-width="3.289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4256in"/>
    </style:style>
    <style:style style:name="co21" style:family="table-column">
      <style:table-column-properties fo:break-before="auto" style:column-width="1.2402in"/>
    </style:style>
    <style:style style:name="co22" style:family="table-column">
      <style:table-column-properties fo:break-before="auto" style:column-width="1.2299in"/>
    </style:style>
    <style:style style:name="co23" style:family="table-column">
      <style:table-column-properties fo:break-before="auto" style:column-width="1.6866in"/>
    </style:style>
    <style:style style:name="co24" style:family="table-column">
      <style:table-column-properties fo:break-before="auto" style:column-width="1.1319in"/>
    </style:style>
    <style:style style:name="co25" style:family="table-column">
      <style:table-column-properties fo:break-before="auto" style:column-width="1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xsms-2.0-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number-columns-repeated="4" table:default-cell-style-name="ce2"/>
        <table:table-column table:style-name="co13" table:default-cell-style-name="ce5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AR_RX</text:p>
          </table:table-cell>
          <table:table-cell office:value-type="string" calcext:value-type="string">
            <text:p>VAR_ZARM</text:p>
          </table:table-cell>
          <table:table-cell office:value-type="string" calcext:value-type="string">
            <text:p>VAR_MST_RX</text:p>
          </table:table-cell>
          <table:table-cell office:value-type="string" calcext:value-type="string">
            <text:p>VAR_MST_ZARM</text:p>
          </table:table-cell>
          <table:table-cell office:value-type="string" calcext:value-type="string">
            <text:p>Bestückung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_LO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2_SO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3_SOD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4_ERRIN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5_PW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1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table:style-name="ce1"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2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3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7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W1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2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3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4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5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J1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2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3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4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5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6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7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8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4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6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_LO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2_SOE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3_SOE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4_PWR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5_ERRINH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6_PWR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7_ERRINH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8_LO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9_SODS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10_SODS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3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8"/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5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6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7_BE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8_DROP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9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8"/>
        </table:table-row>
        <table:table-row table:style-name="ro1">
          <table:table-cell office:value-type="string" calcext:value-type="string">
            <text:p>U$9_DROPDU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10</text:p>
          </table:table-cell>
          <table:table-cell table:number-columns-repeated="3" office:value-type="string" calcext:value-type="string">
            <text:p>TEN3-2410N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2_GROUNDSTATION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3_DEBUG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3" office:value-type="string" calcext:value-type="string">
            <text:p>RLP2-200-500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6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40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xsms-2.0-values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RX" table:style-name="ta1"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</table:table>
      <table:table table:name="VAR_ZARM" table:style-name="ta1">
        <table:table-column table:style-name="co14" table:default-cell-style-name="Default"/>
        <table:table-column table:style-name="co2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RX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ZARM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Bestückung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5"/>
          <table:table-cell office:value-type="string" calcext:value-type="string">
            <text:p>737-7833P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" table:style-name="ta1"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ce10"/>
        <table:table-column table:style-name="co13" table:default-cell-style-name="ce10"/>
        <table:table-column table:style-name="co13" table:default-cell-style-name="ce13"/>
        <table:table-column table:style-name="co13" table:default-cell-style-name="ce14"/>
        <table:table-column table:style-name="co13" table:number-columns-repeated="3" table:default-cell-style-name="Default"/>
        <table:table-column table:style-name="co13" table:default-cell-style-name="ce14"/>
        <table:table-row table:style-name="ro1">
          <table:table-cell table:style-name="ce11" office:value-type="string" calcext:value-type="string" table:number-columns-spanned="5" table:number-rows-spanned="1">
            <text:p>Qty</text:p>
          </table:table-cell>
          <table:covered-table-cell table:number-columns-repeated="4" table:style-name="ce5"/>
          <table:table-cell table:number-columns-repeated="8"/>
        </table:table-row>
        <table:table-row table:style-name="ro1">
          <table:table-cell table:style-name="ce11" office:value-type="string" calcext:value-type="string">
            <text:p>Bestückung</text:p>
          </table:table-cell>
          <table:table-cell table:style-name="ce5" office:value-type="string" calcext:value-type="string">
            <text:p>VAR_RX</text:p>
          </table:table-cell>
          <table:table-cell table:style-name="ce5" office:value-type="string" calcext:value-type="string">
            <text:p>VAR_ZARM</text:p>
          </table:table-cell>
          <table:table-cell table:style-name="ce5" office:value-type="string" calcext:value-type="string">
            <text:p>VAR_MSTRX</text:p>
          </table:table-cell>
          <table:table-cell table:style-name="ce5" office:value-type="string" calcext:value-type="string">
            <text:p>VAR_MSTZARM</text:p>
          </table:table-cell>
          <table:table-cell table:number-columns-repeated="8"/>
        </table:table-row>
        <table:table-row table:style-name="ro1">
          <table:table-cell table:formula="of:=[.B3]+[.C3]+[.D3]+[.E3]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2"/>
          <table:table-cell table:number-columns-repeated="8"/>
          <table:table-cell office:value-type="string" calcext:value-type="string">
            <text:p>Extra Factor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formula="of:=[VAR_Bestückung.A1]" office:value-type="string" office:string-value="Qty" calcext:value-type="string">
            <text:p>Qty</text:p>
          </table:table-cell>
          <table:table-cell table:formula="of:=[VAR_Bestückung.B1]" office:value-type="string" office:string-value="Value" calcext:value-type="string">
            <text:p>Value</text:p>
          </table:table-cell>
          <table:table-cell table:formula="of:=[VAR_Bestückung.C1]" office:value-type="string" office:string-value="Device" calcext:value-type="string">
            <text:p>Device</text:p>
          </table:table-cell>
          <table:table-cell table:formula="of:=[VAR_Bestückung.E1]" office:value-type="string" office:string-value="Parts" calcext:value-type="string">
            <text:p>Parts</text:p>
          </table:table-cell>
          <table:table-cell table:formula="of:=[VAR_Bestückung.F1]" office:value-type="string" office:string-value="Description" calcext:value-type="string">
            <text:p>Description</text:p>
          </table:table-cell>
          <table:table-cell table:formula="of:=[VAR_Bestückung.I1]" office:value-type="string" office:string-value="OC_BUERKLIN" calcext:value-type="string">
            <text:p>OC_BUERKLIN</text:p>
          </table:table-cell>
          <table:table-cell table:formula="of:=[VAR_Bestückung.J1]" office:value-type="string" office:string-value="OC_FARNELL" calcext:value-type="string">
            <text:p>OC_FARNELL</text:p>
          </table:table-cell>
          <table:table-cell table:formula="of:=[VAR_Bestückung.L1]" office:value-type="string" office:string-value="OC_RS" calcext:value-type="string">
            <text:p>OC_RS</text:p>
          </table:table-cell>
          <table:table-cell office:value-type="string" calcext:value-type="string">
            <text:p>Total_Min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otal Needed</text:p>
          </table:table-cell>
          <table:table-cell office:value-type="string" calcext:value-type="string">
            <text:p>Lagerbestand</text:p>
          </table:table-cell>
          <table:table-cell office:value-type="string" calcext:value-type="string">
            <text:p>Need to order</text:p>
          </table:table-cell>
        </table:table-row>
        <table:table-row table:style-name="ro1">
          <table:table-cell table:formula="of:=[VAR_Bestückung.A2]" office:value-type="float" office:value="1" calcext:value-type="float">
            <text:p>1</text:p>
          </table:table-cell>
          <table:table-cell table:style-name="ce10" table:formula="of:=[VAR_Bestückung.B2]" office:value-type="float" office:value="0" calcext:value-type="float">
            <text:p>0</text:p>
          </table:table-cell>
          <table:table-cell table:formula="of:=[VAR_Bestückung.C2]" office:value-type="string" office:string-value="AK500/2" calcext:value-type="string">
            <text:p>AK500/2</text:p>
          </table:table-cell>
          <table:table-cell table:formula="of:=[VAR_Bestückung.E2]" office:value-type="string" office:string-value="X6" calcext:value-type="string">
            <text:p>X6</text:p>
          </table:table-cell>
          <table:table-cell table:formula="of:=[VAR_Bestückung.F2]" office:value-type="string" office:string-value="CONNECTOR" calcext:value-type="string">
            <text:p>CONNECTOR</text:p>
          </table:table-cell>
          <table:table-cell table:formula="of:=[VAR_Bestückung.I2]" office:value-type="float" office:value="0" calcext:value-type="float">
            <text:p>0</text:p>
          </table:table-cell>
          <table:table-cell table:formula="of:=[VAR_Bestückung.J2]" office:value-type="float" office:value="1131855" calcext:value-type="float">
            <text:p>1131855</text:p>
          </table:table-cell>
          <table:table-cell table:formula="of:=[VAR_Bestückung.L2]" office:value-type="float" office:value="0" calcext:value-type="float">
            <text:p>0</text:p>
          </table:table-cell>
          <table:table-cell table:formula="of:=[.$A$3]*[.A7]+[.$B$3]*[.D112]+[.E112]*[.$C$3]+[.$D$3]*[.F112]+[.G112]*[.$E$3]" office:value-type="float" office:value="22" calcext:value-type="float">
            <text:p>22</text:p>
          </table:table-cell>
          <table:table-cell table:formula="of:=[.I7]*[.$J$5]*(IF([.A7]&gt;0; 1; 0))" office:value-type="float" office:value="2.2" calcext:value-type="float">
            <text:p>2.2</text:p>
          </table:table-cell>
          <table:table-cell table:formula="of:=[.I7]+CEILING([.J7];1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7]-[.L7]&gt;0;[.K7]-[.L7];0)" office:value-type="float" office:value="12" calcext:value-type="float">
            <text:p>12</text:p>
          </table:table-cell>
        </table:table-row>
        <table:table-row table:style-name="ro1">
          <table:table-cell table:formula="of:=[VAR_Bestückung.A3]" office:value-type="float" office:value="2" calcext:value-type="float">
            <text:p>2</text:p>
          </table:table-cell>
          <table:table-cell table:style-name="ce10" table:formula="of:=[VAR_Bestückung.B3]" office:value-type="float" office:value="0" calcext:value-type="float">
            <text:p>0</text:p>
          </table:table-cell>
          <table:table-cell table:formula="of:=[VAR_Bestückung.C3]" office:value-type="string" office:string-value="F09HP" calcext:value-type="string">
            <text:p>F09HP</text:p>
          </table:table-cell>
          <table:table-cell table:formula="of:=[VAR_Bestückung.E3]" office:value-type="string" office:string-value="X2_GROUNDSTATION, X3_DEBUG" calcext:value-type="string">
            <text:p>X2_GROUNDSTATION, X3_DEBUG</text:p>
          </table:table-cell>
          <table:table-cell table:formula="of:=[VAR_Bestückung.F3]" office:value-type="string" office:string-value="SUB-D" calcext:value-type="string">
            <text:p>SUB-D</text:p>
          </table:table-cell>
          <table:table-cell table:formula="of:=[VAR_Bestückung.I3]" office:value-type="float" office:value="0" calcext:value-type="float">
            <text:p>0</text:p>
          </table:table-cell>
          <table:table-cell table:formula="of:=[VAR_Bestückung.J3]" office:value-type="float" office:value="1207597" calcext:value-type="float">
            <text:p>1207597</text:p>
          </table:table-cell>
          <table:table-cell table:formula="of:=[VAR_Bestückung.L3]" office:value-type="float" office:value="0" calcext:value-type="float">
            <text:p>0</text:p>
          </table:table-cell>
          <table:table-cell table:formula="of:=[.$A$3]*[.A8]+[.$B$3]*[.D113]+[.E113]*[.$C$3]+[.$D$3]*[.F113]+[.G113]*[.$E$3]" office:value-type="float" office:value="44" calcext:value-type="float">
            <text:p>44</text:p>
          </table:table-cell>
          <table:table-cell table:formula="of:=[.I8]*[.$J$5]*(IF([.A8]&gt;0; 1; 0))" office:value-type="float" office:value="4.4" calcext:value-type="float">
            <text:p>4.4</text:p>
          </table:table-cell>
          <table:table-cell table:formula="of:=[.I8]+CEILING([.J8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8]-[.L8]&gt;0;[.K8]-[.L8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4]" office:value-type="float" office:value="1" calcext:value-type="float">
            <text:p>1</text:p>
          </table:table-cell>
          <table:table-cell table:style-name="ce10" table:formula="of:=[VAR_Bestückung.B4]" office:value-type="float" office:value="0" calcext:value-type="float">
            <text:p>0</text:p>
          </table:table-cell>
          <table:table-cell table:formula="of:=[VAR_Bestückung.C4]" office:value-type="string" office:string-value="F15HP" calcext:value-type="string">
            <text:p>F15HP</text:p>
          </table:table-cell>
          <table:table-cell table:formula="of:=[VAR_Bestückung.E4]" office:value-type="string" office:string-value="X4" calcext:value-type="string">
            <text:p>X4</text:p>
          </table:table-cell>
          <table:table-cell table:formula="of:=[VAR_Bestückung.F4]" office:value-type="string" office:string-value="SUB-D" calcext:value-type="string">
            <text:p>SUB-D</text:p>
          </table:table-cell>
          <table:table-cell table:formula="of:=[VAR_Bestückung.I4]" office:value-type="float" office:value="0" calcext:value-type="float">
            <text:p>0</text:p>
          </table:table-cell>
          <table:table-cell table:formula="of:=[VAR_Bestückung.J4]" office:value-type="float" office:value="1207598" calcext:value-type="float">
            <text:p>1207598</text:p>
          </table:table-cell>
          <table:table-cell table:formula="of:=[VAR_Bestückung.L4]" office:value-type="float" office:value="0" calcext:value-type="float">
            <text:p>0</text:p>
          </table:table-cell>
          <table:table-cell table:formula="of:=[.$A$3]*[.A9]+[.$B$3]*[.D114]+[.E114]*[.$C$3]+[.$D$3]*[.F114]+[.G114]*[.$E$3]" office:value-type="float" office:value="22" calcext:value-type="float">
            <text:p>22</text:p>
          </table:table-cell>
          <table:table-cell table:formula="of:=[.I9]*[.$J$5]*(IF([.A9]&gt;0; 1; 0))" office:value-type="float" office:value="2.2" calcext:value-type="float">
            <text:p>2.2</text:p>
          </table:table-cell>
          <table:table-cell table:formula="of:=[.I9]+CEILING([.J9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9]-[.L9]&gt;0;[.K9]-[.L9];0)" office:value-type="float" office:value="7" calcext:value-type="float">
            <text:p>7</text:p>
          </table:table-cell>
        </table:table-row>
        <table:table-row table:style-name="ro1">
          <table:table-cell table:formula="of:=[VAR_Bestückung.A5]" office:value-type="float" office:value="0" calcext:value-type="float">
            <text:p>0</text:p>
          </table:table-cell>
          <table:table-cell table:style-name="ce10" table:formula="of:=[VAR_Bestückung.B5]" office:value-type="float" office:value="0" calcext:value-type="float">
            <text:p>0</text:p>
          </table:table-cell>
          <table:table-cell table:formula="of:=[VAR_Bestückung.C5]" office:value-type="string" office:string-value="JP1E" calcext:value-type="string">
            <text:p>JP1E</text:p>
          </table:table-cell>
          <table:table-cell table:formula="of:=[VAR_Bestückung.E5]" office:value-type="string" office:string-value="JP1, JP2" calcext:value-type="string">
            <text:p>JP1, JP2</text:p>
          </table:table-cell>
          <table:table-cell table:formula="of:=[VAR_Bestückung.F5]" office:value-type="string" office:string-value="JUMPER" calcext:value-type="string">
            <text:p>JUMPER</text:p>
          </table:table-cell>
          <table:table-cell table:formula="of:=[VAR_Bestückung.I5]" office:value-type="float" office:value="0" calcext:value-type="float">
            <text:p>0</text:p>
          </table:table-cell>
          <table:table-cell table:formula="of:=[VAR_Bestückung.J5]" office:value-type="float" office:value="0" calcext:value-type="float">
            <text:p>0</text:p>
          </table:table-cell>
          <table:table-cell table:formula="of:=[VAR_Bestückung.L5]" office:value-type="float" office:value="0" calcext:value-type="float">
            <text:p>0</text:p>
          </table:table-cell>
          <table:table-cell table:formula="of:=[.$A$3]*[.A10]+[.$B$3]*[.D115]+[.E115]*[.$C$3]+[.$D$3]*[.F115]+[.G115]*[.$E$3]" office:value-type="float" office:value="0" calcext:value-type="float">
            <text:p>0</text:p>
          </table:table-cell>
          <table:table-cell table:formula="of:=[.I10]*[.$J$5]*(IF([.A10]&gt;0; 1; 0))" office:value-type="float" office:value="0" calcext:value-type="float">
            <text:p>0</text:p>
          </table:table-cell>
          <table:table-cell table:formula="of:=[.I10]+CEILING([.J10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10]-[.L10]&gt;0;[.K10]-[.L1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]" office:value-type="float" office:value="1" calcext:value-type="float">
            <text:p>1</text:p>
          </table:table-cell>
          <table:table-cell table:style-name="ce10" table:formula="of:=[VAR_Bestückung.B6]" office:value-type="float" office:value="0" calcext:value-type="float">
            <text:p>0</text:p>
          </table:table-cell>
          <table:table-cell table:formula="of:=[VAR_Bestückung.C6]" office:value-type="string" office:string-value="ML26L" calcext:value-type="string">
            <text:p>ML26L</text:p>
          </table:table-cell>
          <table:table-cell table:formula="of:=[VAR_Bestückung.E6]" office:value-type="string" office:string-value="SV1" calcext:value-type="string">
            <text:p>SV1</text:p>
          </table:table-cell>
          <table:table-cell table:formula="of:=[VAR_Bestückung.F6]" office:value-type="string" office:string-value="HARTING" calcext:value-type="string">
            <text:p>HARTING</text:p>
          </table:table-cell>
          <table:table-cell table:formula="of:=[VAR_Bestückung.I6]" office:value-type="float" office:value="0" calcext:value-type="float">
            <text:p>0</text:p>
          </table:table-cell>
          <table:table-cell table:formula="of:=[VAR_Bestückung.J6]" office:value-type="float" office:value="1096983" calcext:value-type="float">
            <text:p>1096983</text:p>
          </table:table-cell>
          <table:table-cell table:formula="of:=[VAR_Bestückung.L6]" office:value-type="float" office:value="0" calcext:value-type="float">
            <text:p>0</text:p>
          </table:table-cell>
          <table:table-cell table:formula="of:=[.$A$3]*[.A11]+[.$B$3]*[.D116]+[.E116]*[.$C$3]+[.$D$3]*[.F116]+[.G116]*[.$E$3]" office:value-type="float" office:value="22" calcext:value-type="float">
            <text:p>22</text:p>
          </table:table-cell>
          <table:table-cell table:formula="of:=[.I11]*[.$J$5]*(IF([.A11]&gt;0; 1; 0))" office:value-type="float" office:value="2.2" calcext:value-type="float">
            <text:p>2.2</text:p>
          </table:table-cell>
          <table:table-cell table:formula="of:=[.I11]+CEILING([.J11];1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1]-[.L11]&gt;0;[.K11]-[.L11];0)" office:value-type="float" office:value="18" calcext:value-type="float">
            <text:p>18</text:p>
          </table:table-cell>
        </table:table-row>
        <table:table-row table:style-name="ro1">
          <table:table-cell table:formula="of:=[VAR_Bestückung.A7]" office:value-type="float" office:value="1" calcext:value-type="float">
            <text:p>1</text:p>
          </table:table-cell>
          <table:table-cell table:style-name="ce10" table:formula="of:=[VAR_Bestückung.B7]" office:value-type="float" office:value="0" calcext:value-type="float">
            <text:p>0</text:p>
          </table:table-cell>
          <table:table-cell table:formula="of:=[VAR_Bestückung.C7]" office:value-type="string" office:string-value="ML6" calcext:value-type="string">
            <text:p>ML6</text:p>
          </table:table-cell>
          <table:table-cell table:formula="of:=[VAR_Bestückung.E7]" office:value-type="string" office:string-value="SV2, SV3, SV4, SV5, SV6" calcext:value-type="string">
            <text:p>SV2, SV3, SV4, SV5, SV6</text:p>
          </table:table-cell>
          <table:table-cell table:formula="of:=[VAR_Bestückung.F7]" office:value-type="string" office:string-value="HARTING" calcext:value-type="string">
            <text:p>HARTING</text:p>
          </table:table-cell>
          <table:table-cell table:formula="of:=[VAR_Bestückung.I7]" office:value-type="float" office:value="0" calcext:value-type="float">
            <text:p>0</text:p>
          </table:table-cell>
          <table:table-cell table:formula="of:=[VAR_Bestückung.J7]" office:value-type="float" office:value="1096984" calcext:value-type="float">
            <text:p>1096984</text:p>
          </table:table-cell>
          <table:table-cell table:formula="of:=[VAR_Bestückung.L7]" office:value-type="string" office:string-value="740-7105" calcext:value-type="string">
            <text:p>740-7105</text:p>
          </table:table-cell>
          <table:table-cell table:formula="of:=[.$A$3]*[.A12]+[.$B$3]*[.D117]+[.E117]*[.$C$3]+[.$D$3]*[.F117]+[.G117]*[.$E$3]" office:value-type="float" office:value="30" calcext:value-type="float">
            <text:p>30</text:p>
          </table:table-cell>
          <table:table-cell table:formula="of:=[.I12]*[.$J$5]*(IF([.A12]&gt;0; 1; 0))" office:value-type="float" office:value="3" calcext:value-type="float">
            <text:p>3</text:p>
          </table:table-cell>
          <table:table-cell table:formula="of:=[.I12]+CEILING([.J12];1)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IF([.K12]-[.L12]&gt;0;[.K12]-[.L12];0)" office:value-type="float" office:value="16" calcext:value-type="float">
            <text:p>16</text:p>
          </table:table-cell>
        </table:table-row>
        <table:table-row table:style-name="ro1">
          <table:table-cell table:formula="of:=[VAR_Bestückung.A8]" office:value-type="float" office:value="0" calcext:value-type="float">
            <text:p>0</text:p>
          </table:table-cell>
          <table:table-cell table:style-name="ce10" table:formula="of:=[VAR_Bestückung.B8]" office:value-type="float" office:value="0" calcext:value-type="float">
            <text:p>0</text:p>
          </table:table-cell>
          <table:table-cell table:formula="of:=[VAR_Bestückung.C8]" office:value-type="string" office:string-value="SJ" calcext:value-type="string">
            <text:p>SJ</text:p>
          </table:table-cell>
          <table:table-cell table:formula="of:=[VAR_Bestückung.E8]" office:value-type="string" office:string-value="SJ1, SJ2, SJ3, SJ4, SJ5, SJ6, SJ7, SJ8, SJ9" calcext:value-type="string">
            <text:p>SJ1, SJ2, SJ3, SJ4, SJ5, SJ6, SJ7, SJ8, SJ9</text:p>
          </table:table-cell>
          <table:table-cell table:formula="of:=[VAR_Bestückung.F8]" office:value-type="string" office:string-value="SMD solder JUMPER" calcext:value-type="string">
            <text:p>SMD solder JUMPER</text:p>
          </table:table-cell>
          <table:table-cell table:formula="of:=[VAR_Bestückung.I8]" office:value-type="float" office:value="0" calcext:value-type="float">
            <text:p>0</text:p>
          </table:table-cell>
          <table:table-cell table:formula="of:=[VAR_Bestückung.J8]" office:value-type="float" office:value="0" calcext:value-type="float">
            <text:p>0</text:p>
          </table:table-cell>
          <table:table-cell table:formula="of:=[VAR_Bestückung.L8]" office:value-type="float" office:value="0" calcext:value-type="float">
            <text:p>0</text:p>
          </table:table-cell>
          <table:table-cell table:formula="of:=[.$A$3]*[.A13]+[.$B$3]*[.D118]+[.E118]*[.$C$3]+[.$D$3]*[.F118]+[.G118]*[.$E$3]" office:value-type="float" office:value="0" calcext:value-type="float">
            <text:p>0</text:p>
          </table:table-cell>
          <table:table-cell table:formula="of:=[.I13]*[.$J$5]*(IF([.A13]&gt;0; 1; 0))" office:value-type="float" office:value="0" calcext:value-type="float">
            <text:p>0</text:p>
          </table:table-cell>
          <table:table-cell table:formula="of:=[.I13]+CEILING([.J13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13]-[.L13]&gt;0;[.K13]-[.L1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]" office:value-type="float" office:value="20" calcext:value-type="float">
            <text:p>20</text:p>
          </table:table-cell>
          <table:table-cell table:style-name="ce10" table:formula="of:=[VAR_Bestückung.B9]" office:value-type="string" office:string-value="100n" calcext:value-type="string">
            <text:p>100n</text:p>
          </table:table-cell>
          <table:table-cell table:formula="of:=[VAR_Bestückung.C9]" office:value-type="string" office:string-value="C-EUC0805K" calcext:value-type="string">
            <text:p>C-EUC0805K</text:p>
          </table:table-cell>
          <table:table-cell table:formula="of:=[VAR_Bestückung.E9]" office:value-type="string" office:string-value="C6, C7, C8, C9, C16, C21, C22, C23, C24, C25, C26, C27, C28, C29, C33, C36, C37, C38, C39, C40" calcext:value-type="string">
            <text:p>C6, C7, C8, C9, C16, C21, C22, C23, C24, C25, C26, C27, C28, C29, C33, C36, C37, C38, C39, C40</text:p>
          </table:table-cell>
          <table:table-cell table:formula="of:=[VAR_Bestückung.F9]" office:value-type="string" office:string-value="CAPACITOR, European symbol" calcext:value-type="string">
            <text:p>CAPACITOR, European symbol</text:p>
          </table:table-cell>
          <table:table-cell table:formula="of:=[VAR_Bestückung.I9]" office:value-type="float" office:value="0" calcext:value-type="float">
            <text:p>0</text:p>
          </table:table-cell>
          <table:table-cell table:formula="of:=[VAR_Bestückung.J9]" office:value-type="float" office:value="1759265" calcext:value-type="float">
            <text:p>1759265</text:p>
          </table:table-cell>
          <table:table-cell table:formula="of:=[VAR_Bestückung.L9]" office:value-type="float" office:value="0" calcext:value-type="float">
            <text:p>0</text:p>
          </table:table-cell>
          <table:table-cell table:formula="of:=[.$A$3]*[.A14]+[.$B$3]*[.D119]+[.E119]*[.$C$3]+[.$D$3]*[.F119]+[.G119]*[.$E$3]" office:value-type="float" office:value="440" calcext:value-type="float">
            <text:p>440</text:p>
          </table:table-cell>
          <table:table-cell table:formula="of:=[.I14]*[.$J$5]*(IF([.A14]&gt;0; 1; 0))" office:value-type="float" office:value="44" calcext:value-type="float">
            <text:p>44</text:p>
          </table:table-cell>
          <table:table-cell table:formula="of:=[.I14]+CEILING([.J14];1)" office:value-type="float" office:value="484" calcext:value-type="float">
            <text:p>484</text:p>
          </table:table-cell>
          <table:table-cell office:value-type="float" office:value="320" calcext:value-type="float">
            <text:p>320</text:p>
          </table:table-cell>
          <table:table-cell table:formula="of:=IF([.K14]-[.L14]&gt;0;[.K14]-[.L14];0)" office:value-type="float" office:value="164" calcext:value-type="float">
            <text:p>164</text:p>
          </table:table-cell>
        </table:table-row>
        <table:table-row table:style-name="ro1">
          <table:table-cell table:formula="of:=[VAR_Bestückung.A10]" office:value-type="float" office:value="18" calcext:value-type="float">
            <text:p>18</text:p>
          </table:table-cell>
          <table:table-cell table:style-name="ce10" table:formula="of:=[VAR_Bestückung.B10]" office:value-type="string" office:string-value="10k" calcext:value-type="string">
            <text:p>10k</text:p>
          </table:table-cell>
          <table:table-cell table:formula="of:=[VAR_Bestückung.C10]" office:value-type="string" office:string-value="R-EU_R0805" calcext:value-type="string">
            <text:p>R-EU_R0805</text:p>
          </table:table-cell>
          <table:table-cell table:formula="of:=[VAR_Bestückung.E10]" office:value-type="string" office:string-value="R1, R2, R3, R5, R6, R7, R8, R9, R10, R11, R21, R23, R24, R26, R27, R28, R30, R31" calcext:value-type="string">
            <text:p>R1, R2, R3, R5, R6, R7, R8, R9, R10, R11, R21, R23, R24, R26, R27, R28, R30, R31</text:p>
          </table:table-cell>
          <table:table-cell table:formula="of:=[VAR_Bestückung.F10]" office:value-type="string" office:string-value="RESISTOR, European symbol" calcext:value-type="string">
            <text:p>RESISTOR, European symbol</text:p>
          </table:table-cell>
          <table:table-cell table:formula="of:=[VAR_Bestückung.I10]" office:value-type="float" office:value="0" calcext:value-type="float">
            <text:p>0</text:p>
          </table:table-cell>
          <table:table-cell table:formula="of:=[VAR_Bestückung.J10]" office:value-type="float" office:value="1887308" calcext:value-type="float">
            <text:p>1887308</text:p>
          </table:table-cell>
          <table:table-cell table:formula="of:=[VAR_Bestückung.L10]" office:value-type="float" office:value="0" calcext:value-type="float">
            <text:p>0</text:p>
          </table:table-cell>
          <table:table-cell table:formula="of:=[.$A$3]*[.A15]+[.$B$3]*[.D120]+[.E120]*[.$C$3]+[.$D$3]*[.F120]+[.G120]*[.$E$3]" office:value-type="float" office:value="396" calcext:value-type="float">
            <text:p>396</text:p>
          </table:table-cell>
          <table:table-cell table:formula="of:=[.I15]*[.$J$5]*(IF([.A15]&gt;0; 1; 0))" office:value-type="float" office:value="39.6" calcext:value-type="float">
            <text:p>39.6</text:p>
          </table:table-cell>
          <table:table-cell table:formula="of:=[.I15]+CEILING([.J15];1)" office:value-type="float" office:value="436" calcext:value-type="float">
            <text:p>436</text:p>
          </table:table-cell>
          <table:table-cell office:value-type="float" office:value="291" calcext:value-type="float">
            <text:p>291</text:p>
          </table:table-cell>
          <table:table-cell table:formula="of:=IF([.K15]-[.L15]&gt;0;[.K15]-[.L15];0)" office:value-type="float" office:value="145" calcext:value-type="float">
            <text:p>145</text:p>
          </table:table-cell>
        </table:table-row>
        <table:table-row table:style-name="ro1">
          <table:table-cell table:formula="of:=[VAR_Bestückung.A11]" office:value-type="float" office:value="1" calcext:value-type="float">
            <text:p>1</text:p>
          </table:table-cell>
          <table:table-cell table:style-name="ce10" table:formula="of:=[VAR_Bestückung.B11]" office:value-type="string" office:string-value="10u/16V" calcext:value-type="string">
            <text:p>10u/16V</text:p>
          </table:table-cell>
          <table:table-cell table:formula="of:=[VAR_Bestückung.C11]" office:value-type="string" office:string-value="C-EUC0805K" calcext:value-type="string">
            <text:p>C-EUC0805K</text:p>
          </table:table-cell>
          <table:table-cell table:formula="of:=[VAR_Bestückung.E11]" office:value-type="string" office:string-value="C32" calcext:value-type="string">
            <text:p>C32</text:p>
          </table:table-cell>
          <table:table-cell table:formula="of:=[VAR_Bestückung.F11]" office:value-type="string" office:string-value="CAPACITOR, European symbol" calcext:value-type="string">
            <text:p>CAPACITOR, European symbol</text:p>
          </table:table-cell>
          <table:table-cell table:formula="of:=[VAR_Bestückung.I11]" office:value-type="float" office:value="0" calcext:value-type="float">
            <text:p>0</text:p>
          </table:table-cell>
          <table:table-cell table:formula="of:=[VAR_Bestückung.J11]" office:value-type="float" office:value="2320856" calcext:value-type="float">
            <text:p>2320856</text:p>
          </table:table-cell>
          <table:table-cell table:formula="of:=[VAR_Bestückung.L11]" office:value-type="float" office:value="0" calcext:value-type="float">
            <text:p>0</text:p>
          </table:table-cell>
          <table:table-cell table:formula="of:=[.$A$3]*[.A16]+[.$B$3]*[.D121]+[.E121]*[.$C$3]+[.$D$3]*[.F121]+[.G121]*[.$E$3]" office:value-type="float" office:value="22" calcext:value-type="float">
            <text:p>22</text:p>
          </table:table-cell>
          <table:table-cell table:formula="of:=[.I16]*[.$J$5]*(IF([.A16]&gt;0; 1; 0))" office:value-type="float" office:value="2.2" calcext:value-type="float">
            <text:p>2.2</text:p>
          </table:table-cell>
          <table:table-cell table:formula="of:=[.I16]+CEILING([.J16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16]-[.L16]&gt;0;[.K16]-[.L16];0)" office:value-type="float" office:value="7" calcext:value-type="float">
            <text:p>7</text:p>
          </table:table-cell>
        </table:table-row>
        <table:table-row table:style-name="ro1">
          <table:table-cell table:formula="of:=[VAR_Bestückung.A12]" office:value-type="float" office:value="2" calcext:value-type="float">
            <text:p>2</text:p>
          </table:table-cell>
          <table:table-cell table:style-name="ce10" table:formula="of:=[VAR_Bestückung.B12]" office:value-type="float" office:value="127" calcext:value-type="float">
            <text:p>127</text:p>
          </table:table-cell>
          <table:table-cell table:formula="of:=[VAR_Bestückung.C12]" office:value-type="string" office:string-value="R-EU_R0805" calcext:value-type="string">
            <text:p>R-EU_R0805</text:p>
          </table:table-cell>
          <table:table-cell table:formula="of:=[VAR_Bestückung.E12]" office:value-type="string" office:string-value="R22, R25" calcext:value-type="string">
            <text:p>R22, R25</text:p>
          </table:table-cell>
          <table:table-cell table:formula="of:=[VAR_Bestückung.F12]" office:value-type="string" office:string-value="RESISTOR, European symbol" calcext:value-type="string">
            <text:p>RESISTOR, European symbol</text:p>
          </table:table-cell>
          <table:table-cell table:formula="of:=[VAR_Bestückung.I12]" office:value-type="float" office:value="0" calcext:value-type="float">
            <text:p>0</text:p>
          </table:table-cell>
          <table:table-cell table:formula="of:=[VAR_Bestückung.J12]" office:value-type="float" office:value="2141745" calcext:value-type="float">
            <text:p>2141745</text:p>
          </table:table-cell>
          <table:table-cell table:formula="of:=[VAR_Bestückung.L12]" office:value-type="float" office:value="0" calcext:value-type="float">
            <text:p>0</text:p>
          </table:table-cell>
          <table:table-cell table:formula="of:=[.$A$3]*[.A17]+[.$B$3]*[.D122]+[.E122]*[.$C$3]+[.$D$3]*[.F122]+[.G122]*[.$E$3]" office:value-type="float" office:value="44" calcext:value-type="float">
            <text:p>44</text:p>
          </table:table-cell>
          <table:table-cell table:formula="of:=[.I17]*[.$J$5]*(IF([.A17]&gt;0; 1; 0))" office:value-type="float" office:value="4.4" calcext:value-type="float">
            <text:p>4.4</text:p>
          </table:table-cell>
          <table:table-cell table:formula="of:=[.I17]+CEILING([.J17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17]-[.L17]&gt;0;[.K17]-[.L17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13]" office:value-type="float" office:value="1" calcext:value-type="float">
            <text:p>1</text:p>
          </table:table-cell>
          <table:table-cell table:style-name="ce10" table:formula="of:=[VAR_Bestückung.B13]" office:value-type="string" office:string-value="12V" calcext:value-type="string">
            <text:p>12V</text:p>
          </table:table-cell>
          <table:table-cell table:formula="of:=[VAR_Bestückung.C13]" office:value-type="string" office:string-value="ZENER-DIODEDO34-7" calcext:value-type="string">
            <text:p>ZENER-DIODEDO34-7</text:p>
          </table:table-cell>
          <table:table-cell table:formula="of:=[VAR_Bestückung.E13]" office:value-type="string" office:string-value="D1" calcext:value-type="string">
            <text:p>D1</text:p>
          </table:table-cell>
          <table:table-cell table:formula="of:=[VAR_Bestückung.F13]" office:value-type="string" office:string-value="Z-Diode" calcext:value-type="string">
            <text:p>Z-Diode</text:p>
          </table:table-cell>
          <table:table-cell table:formula="of:=[VAR_Bestückung.I13]" office:value-type="float" office:value="0" calcext:value-type="float">
            <text:p>0</text:p>
          </table:table-cell>
          <table:table-cell table:formula="of:=[VAR_Bestückung.J13]" office:value-type="float" office:value="1779204" calcext:value-type="float">
            <text:p>1779204</text:p>
          </table:table-cell>
          <table:table-cell table:formula="of:=[VAR_Bestückung.L13]" office:value-type="float" office:value="0" calcext:value-type="float">
            <text:p>0</text:p>
          </table:table-cell>
          <table:table-cell table:formula="of:=[.$A$3]*[.A18]+[.$B$3]*[.D123]+[.E123]*[.$C$3]+[.$D$3]*[.F123]+[.G123]*[.$E$3]" office:value-type="float" office:value="22" calcext:value-type="float">
            <text:p>22</text:p>
          </table:table-cell>
          <table:table-cell table:formula="of:=[.I18]*[.$J$5]*(IF([.A18]&gt;0; 1; 0))" office:value-type="float" office:value="2.2" calcext:value-type="float">
            <text:p>2.2</text:p>
          </table:table-cell>
          <table:table-cell table:formula="of:=[.I18]+CEILING([.J18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18]-[.L18]&gt;0;[.K18]-[.L18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14]" office:value-type="float" office:value="0" calcext:value-type="float">
            <text:p>0</text:p>
          </table:table-cell>
          <table:table-cell table:style-name="ce10" table:formula="of:=[VAR_Bestückung.B14]" office:value-type="string" office:string-value="1M" calcext:value-type="string">
            <text:p>1M</text:p>
          </table:table-cell>
          <table:table-cell table:formula="of:=[VAR_Bestückung.C14]" office:value-type="string" office:string-value="R-EU_R0805" calcext:value-type="string">
            <text:p>R-EU_R0805</text:p>
          </table:table-cell>
          <table:table-cell table:formula="of:=[VAR_Bestückung.E14]" office:value-type="string" office:string-value="R48" calcext:value-type="string">
            <text:p>R48</text:p>
          </table:table-cell>
          <table:table-cell table:formula="of:=[VAR_Bestückung.F14]" office:value-type="string" office:string-value="RESISTOR, European symbol" calcext:value-type="string">
            <text:p>RESISTOR, European symbol</text:p>
          </table:table-cell>
          <table:table-cell table:formula="of:=[VAR_Bestückung.I14]" office:value-type="float" office:value="0" calcext:value-type="float">
            <text:p>0</text:p>
          </table:table-cell>
          <table:table-cell table:formula="of:=[VAR_Bestückung.J14]" office:value-type="float" office:value="2333544" calcext:value-type="float">
            <text:p>2333544</text:p>
          </table:table-cell>
          <table:table-cell table:formula="of:=[VAR_Bestückung.L14]" office:value-type="float" office:value="0" calcext:value-type="float">
            <text:p>0</text:p>
          </table:table-cell>
          <table:table-cell table:formula="of:=[.$A$3]*[.A19]+[.$B$3]*[.D124]+[.E124]*[.$C$3]+[.$D$3]*[.F124]+[.G124]*[.$E$3]" office:value-type="float" office:value="2" calcext:value-type="float">
            <text:p>2</text:p>
          </table:table-cell>
          <table:table-cell table:formula="of:=[.I19]*[.$J$5]*(IF([.A19]&gt;0; 1; 0))" office:value-type="float" office:value="0" calcext:value-type="float">
            <text:p>0</text:p>
          </table:table-cell>
          <table:table-cell table:formula="of:=[.I19]+CEILING([.J19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19]-[.L19]&gt;0;[.K19]-[.L1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15]" office:value-type="float" office:value="8" calcext:value-type="float">
            <text:p>8</text:p>
          </table:table-cell>
          <table:table-cell table:style-name="ce10" table:formula="of:=[VAR_Bestückung.B15]" office:value-type="string" office:string-value="1k" calcext:value-type="string">
            <text:p>1k</text:p>
          </table:table-cell>
          <table:table-cell table:formula="of:=[VAR_Bestückung.C15]" office:value-type="string" office:string-value="R-EU_R0805" calcext:value-type="string">
            <text:p>R-EU_R0805</text:p>
          </table:table-cell>
          <table:table-cell table:formula="of:=[VAR_Bestückung.E15]" office:value-type="string" office:string-value="R16, R17, R18, R19, R20, R36, R43, R44" calcext:value-type="string">
            <text:p>R16, R17, R18, R19, R20, R36, R43, R44</text:p>
          </table:table-cell>
          <table:table-cell table:formula="of:=[VAR_Bestückung.F15]" office:value-type="string" office:string-value="RESISTOR, European symbol" calcext:value-type="string">
            <text:p>RESISTOR, European symbol</text:p>
          </table:table-cell>
          <table:table-cell table:formula="of:=[VAR_Bestückung.I15]" office:value-type="float" office:value="0" calcext:value-type="float">
            <text:p>0</text:p>
          </table:table-cell>
          <table:table-cell table:formula="of:=[VAR_Bestückung.J15]" office:value-type="float" office:value="2332071" calcext:value-type="float">
            <text:p>2332071</text:p>
          </table:table-cell>
          <table:table-cell table:formula="of:=[VAR_Bestückung.L15]" office:value-type="float" office:value="0" calcext:value-type="float">
            <text:p>0</text:p>
          </table:table-cell>
          <table:table-cell table:formula="of:=[.$A$3]*[.A20]+[.$B$3]*[.D125]+[.E125]*[.$C$3]+[.$D$3]*[.F125]+[.G125]*[.$E$3]" office:value-type="float" office:value="176" calcext:value-type="float">
            <text:p>176</text:p>
          </table:table-cell>
          <table:table-cell table:formula="of:=[.I20]*[.$J$5]*(IF([.A20]&gt;0; 1; 0))" office:value-type="float" office:value="17.6" calcext:value-type="float">
            <text:p>17.6</text:p>
          </table:table-cell>
          <table:table-cell table:formula="of:=[.I20]+CEILING([.J20];1)"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IF([.K20]-[.L20]&gt;0;[.K20]-[.L20];0)" office:value-type="float" office:value="114" calcext:value-type="float">
            <text:p>114</text:p>
          </table:table-cell>
        </table:table-row>
        <table:table-row table:style-name="ro1">
          <table:table-cell table:formula="of:=[VAR_Bestückung.A16]" office:value-type="float" office:value="2" calcext:value-type="float">
            <text:p>2</text:p>
          </table:table-cell>
          <table:table-cell table:style-name="ce10" table:formula="of:=[VAR_Bestückung.B16]" office:value-type="string" office:string-value="1k" calcext:value-type="string">
            <text:p>1k</text:p>
          </table:table-cell>
          <table:table-cell table:formula="of:=[VAR_Bestückung.C16]" office:value-type="string" office:string-value="R-EU_R0805" calcext:value-type="string">
            <text:p>R-EU_R0805</text:p>
          </table:table-cell>
          <table:table-cell table:formula="of:=[VAR_Bestückung.E16]" office:value-type="string" office:string-value="R46, R47" calcext:value-type="string">
            <text:p>R46, R47</text:p>
          </table:table-cell>
          <table:table-cell table:formula="of:=[VAR_Bestückung.F16]" office:value-type="string" office:string-value="RESISTOR, European symbol" calcext:value-type="string">
            <text:p>RESISTOR, European symbol</text:p>
          </table:table-cell>
          <table:table-cell table:formula="of:=[VAR_Bestückung.I16]" office:value-type="float" office:value="0" calcext:value-type="float">
            <text:p>0</text:p>
          </table:table-cell>
          <table:table-cell table:formula="of:=[VAR_Bestückung.J16]" office:value-type="float" office:value="2332071" calcext:value-type="float">
            <text:p>2332071</text:p>
          </table:table-cell>
          <table:table-cell table:formula="of:=[VAR_Bestückung.L16]" office:value-type="float" office:value="0" calcext:value-type="float">
            <text:p>0</text:p>
          </table:table-cell>
          <table:table-cell table:formula="of:=[.$A$3]*[.A21]+[.$B$3]*[.D126]+[.E126]*[.$C$3]+[.$D$3]*[.F126]+[.G126]*[.$E$3]" office:value-type="float" office:value="44" calcext:value-type="float">
            <text:p>44</text:p>
          </table:table-cell>
          <table:table-cell table:formula="of:=[.I21]*[.$J$5]*(IF([.A21]&gt;0; 1; 0))" office:value-type="float" office:value="4.4" calcext:value-type="float">
            <text:p>4.4</text:p>
          </table:table-cell>
          <table:table-cell table:formula="of:=[.I21]+CEILING([.J21];1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IF([.K21]-[.L21]&gt;0;[.K21]-[.L21];0)" office:value-type="float" office:value="49" calcext:value-type="float">
            <text:p>49</text:p>
          </table:table-cell>
        </table:table-row>
        <table:table-row table:style-name="ro1">
          <table:table-cell table:formula="of:=[VAR_Bestückung.A17]" office:value-type="float" office:value="0" calcext:value-type="float">
            <text:p>0</text:p>
          </table:table-cell>
          <table:table-cell table:style-name="ce10" table:formula="of:=[VAR_Bestückung.B17]" office:value-type="float" office:value="100" calcext:value-type="float">
            <text:p>100</text:p>
          </table:table-cell>
          <table:table-cell table:formula="of:=[VAR_Bestückung.C17]" office:value-type="string" office:string-value="R-EU_R0805" calcext:value-type="string">
            <text:p>R-EU_R0805</text:p>
          </table:table-cell>
          <table:table-cell table:formula="of:=[VAR_Bestückung.E17]" office:value-type="string" office:string-value="R46, R47" calcext:value-type="string">
            <text:p>R46, R47</text:p>
          </table:table-cell>
          <table:table-cell table:formula="of:=[VAR_Bestückung.F17]" office:value-type="string" office:string-value="RESISTOR, European symbol" calcext:value-type="string">
            <text:p>RESISTOR, European symbol</text:p>
          </table:table-cell>
          <table:table-cell table:formula="of:=[VAR_Bestückung.I17]" office:value-type="float" office:value="0" calcext:value-type="float">
            <text:p>0</text:p>
          </table:table-cell>
          <table:table-cell table:formula="of:=[VAR_Bestückung.J17]" office:value-type="float" office:value="2332058" calcext:value-type="float">
            <text:p>2332058</text:p>
          </table:table-cell>
          <table:table-cell table:formula="of:=[VAR_Bestückung.L17]" office:value-type="float" office:value="0" calcext:value-type="float">
            <text:p>0</text:p>
          </table:table-cell>
          <table:table-cell table:formula="of:=[.$A$3]*[.A22]+[.$B$3]*[.D127]+[.E127]*[.$C$3]+[.$D$3]*[.F127]+[.G127]*[.$E$3]" office:value-type="float" office:value="14" calcext:value-type="float">
            <text:p>14</text:p>
          </table:table-cell>
          <table:table-cell table:formula="of:=[.I22]*[.$J$5]*(IF([.A22]&gt;0; 1; 0))" office:value-type="float" office:value="0" calcext:value-type="float">
            <text:p>0</text:p>
          </table:table-cell>
          <table:table-cell table:formula="of:=[.I22]+CEILING([.J22]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K22]-[.L22]&gt;0;[.K22]-[.L22];0)" office:value-type="float" office:value="14" calcext:value-type="float">
            <text:p>14</text:p>
          </table:table-cell>
        </table:table-row>
        <table:table-row table:style-name="ro1">
          <table:table-cell table:formula="of:=[VAR_Bestückung.A18]" office:value-type="float" office:value="5" calcext:value-type="float">
            <text:p>5</text:p>
          </table:table-cell>
          <table:table-cell table:style-name="ce10" table:formula="of:=[VAR_Bestückung.B18]" office:value-type="string" office:string-value="1u" calcext:value-type="string">
            <text:p>1u</text:p>
          </table:table-cell>
          <table:table-cell table:formula="of:=[VAR_Bestückung.C18]" office:value-type="string" office:string-value="C-EUC0805K" calcext:value-type="string">
            <text:p>C-EUC0805K</text:p>
          </table:table-cell>
          <table:table-cell table:formula="of:=[VAR_Bestückung.E18]" office:value-type="string" office:string-value="C1, C2, C3, C4, C5, C17, C18, C19, C20" calcext:value-type="string">
            <text:p>C1, C2, C3, C4, C5, C17, C18, C19, C20</text:p>
          </table:table-cell>
          <table:table-cell table:formula="of:=[VAR_Bestückung.F18]" office:value-type="string" office:string-value="CAPACITOR, European symbol" calcext:value-type="string">
            <text:p>CAPACITOR, European symbol</text:p>
          </table:table-cell>
          <table:table-cell table:formula="of:=[VAR_Bestückung.I18]" office:value-type="float" office:value="0" calcext:value-type="float">
            <text:p>0</text:p>
          </table:table-cell>
          <table:table-cell table:formula="of:=[VAR_Bestückung.J18]" office:value-type="float" office:value="2320853" calcext:value-type="float">
            <text:p>2320853</text:p>
          </table:table-cell>
          <table:table-cell table:formula="of:=[VAR_Bestückung.L18]" office:value-type="float" office:value="0" calcext:value-type="float">
            <text:p>0</text:p>
          </table:table-cell>
          <table:table-cell table:formula="of:=[.$A$3]*[.A23]+[.$B$3]*[.D128]+[.E128]*[.$C$3]+[.$D$3]*[.F128]+[.G128]*[.$E$3]" office:value-type="float" office:value="118" calcext:value-type="float">
            <text:p>118</text:p>
          </table:table-cell>
          <table:table-cell table:formula="of:=[.I23]*[.$J$5]*(IF([.A23]&gt;0; 1; 0))" office:value-type="float" office:value="11.8" calcext:value-type="float">
            <text:p>11.8</text:p>
          </table:table-cell>
          <table:table-cell table:formula="of:=[.I23]+CEILING([.J23];1)"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table:formula="of:=IF([.K23]-[.L23]&gt;0;[.K23]-[.L23];0)" office:value-type="float" office:value="38" calcext:value-type="float">
            <text:p>38</text:p>
          </table:table-cell>
        </table:table-row>
        <table:table-row table:style-name="ro1">
          <table:table-cell table:formula="of:=[VAR_Bestückung.A19]" office:value-type="float" office:value="2" calcext:value-type="float">
            <text:p>2</text:p>
          </table:table-cell>
          <table:table-cell table:style-name="ce10" table:formula="of:=[VAR_Bestückung.B19]" office:value-type="string" office:string-value="22u/25V" calcext:value-type="string">
            <text:p>22u/25V</text:p>
          </table:table-cell>
          <table:table-cell table:formula="of:=[VAR_Bestückung.C19]" office:value-type="string" office:string-value="C-EUC0805K" calcext:value-type="string">
            <text:p>C-EUC0805K</text:p>
          </table:table-cell>
          <table:table-cell table:formula="of:=[VAR_Bestückung.E19]" office:value-type="string" office:string-value="C14, C15" calcext:value-type="string">
            <text:p>C14, C15</text:p>
          </table:table-cell>
          <table:table-cell table:formula="of:=[VAR_Bestückung.F19]" office:value-type="string" office:string-value="CAPACITOR, European symbol" calcext:value-type="string">
            <text:p>CAPACITOR, European symbol</text:p>
          </table:table-cell>
          <table:table-cell table:formula="of:=[VAR_Bestückung.I19]" office:value-type="float" office:value="0" calcext:value-type="float">
            <text:p>0</text:p>
          </table:table-cell>
          <table:table-cell table:formula="of:=[VAR_Bestückung.J19]" office:value-type="float" office:value="1907510" calcext:value-type="float">
            <text:p>1907510</text:p>
          </table:table-cell>
          <table:table-cell table:formula="of:=[VAR_Bestückung.L19]" office:value-type="float" office:value="0" calcext:value-type="float">
            <text:p>0</text:p>
          </table:table-cell>
          <table:table-cell table:formula="of:=[.$A$3]*[.A24]+[.$B$3]*[.D129]+[.E129]*[.$C$3]+[.$D$3]*[.F129]+[.G129]*[.$E$3]" office:value-type="float" office:value="44" calcext:value-type="float">
            <text:p>44</text:p>
          </table:table-cell>
          <table:table-cell table:formula="of:=[.I24]*[.$J$5]*(IF([.A24]&gt;0; 1; 0))" office:value-type="float" office:value="4.4" calcext:value-type="float">
            <text:p>4.4</text:p>
          </table:table-cell>
          <table:table-cell table:formula="of:=[.I24]+CEILING([.J24];1)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K24]-[.L24]&gt;0;[.K24]-[.L24];0)" office:value-type="float" office:value="13" calcext:value-type="float">
            <text:p>13</text:p>
          </table:table-cell>
        </table:table-row>
        <table:table-row table:style-name="ro1">
          <table:table-cell table:formula="of:=[VAR_Bestückung.A20]" office:value-type="float" office:value="0" calcext:value-type="float">
            <text:p>0</text:p>
          </table:table-cell>
          <table:table-cell table:style-name="ce10" table:formula="of:=[VAR_Bestückung.B20]" office:value-type="string" office:string-value="24/1%" calcext:value-type="string">
            <text:p>24/1%</text:p>
          </table:table-cell>
          <table:table-cell table:formula="of:=[VAR_Bestückung.C20]" office:value-type="string" office:string-value="R-EU_R0805" calcext:value-type="string">
            <text:p>R-EU_R0805</text:p>
          </table:table-cell>
          <table:table-cell table:formula="of:=[VAR_Bestückung.E20]" office:value-type="string" office:string-value="R12, R13, R14, R15" calcext:value-type="string">
            <text:p>R12, R13, R14, R15</text:p>
          </table:table-cell>
          <table:table-cell table:formula="of:=[VAR_Bestückung.F20]" office:value-type="string" office:string-value="RESISTOR, European symbol" calcext:value-type="string">
            <text:p>RESISTOR, European symbol</text:p>
          </table:table-cell>
          <table:table-cell table:formula="of:=[VAR_Bestückung.I20]" office:value-type="float" office:value="0" calcext:value-type="float">
            <text:p>0</text:p>
          </table:table-cell>
          <table:table-cell table:formula="of:=[VAR_Bestückung.J20]" office:value-type="float" office:value="0" calcext:value-type="float">
            <text:p>0</text:p>
          </table:table-cell>
          <table:table-cell table:formula="of:=[VAR_Bestückung.L20]" office:value-type="string" office:string-value="666-2386" calcext:value-type="string">
            <text:p>666-2386</text:p>
          </table:table-cell>
          <table:table-cell table:formula="of:=[.$A$3]*[.A25]+[.$B$3]*[.D130]+[.E130]*[.$C$3]+[.$D$3]*[.F130]+[.G130]*[.$E$3]" office:value-type="float" office:value="8" calcext:value-type="float">
            <text:p>8</text:p>
          </table:table-cell>
          <table:table-cell table:formula="of:=[.I25]*[.$J$5]*(IF([.A25]&gt;0; 1; 0))" office:value-type="float" office:value="0" calcext:value-type="float">
            <text:p>0</text:p>
          </table:table-cell>
          <table:table-cell table:formula="of:=[.I25]+CEILING([.J25]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K25]-[.L25]&gt;0;[.K25]-[.L2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21]" office:value-type="float" office:value="2" calcext:value-type="float">
            <text:p>2</text:p>
          </table:table-cell>
          <table:table-cell table:style-name="ce10" table:formula="of:=[VAR_Bestückung.B21]" office:value-type="float" office:value="270" calcext:value-type="float">
            <text:p>270</text:p>
          </table:table-cell>
          <table:table-cell table:formula="of:=[VAR_Bestückung.C21]" office:value-type="string" office:string-value="R-EU_R0805" calcext:value-type="string">
            <text:p>R-EU_R0805</text:p>
          </table:table-cell>
          <table:table-cell table:formula="of:=[VAR_Bestückung.E21]" office:value-type="string" office:string-value="R29, R32" calcext:value-type="string">
            <text:p>R29, R32</text:p>
          </table:table-cell>
          <table:table-cell table:formula="of:=[VAR_Bestückung.F21]" office:value-type="string" office:string-value="RESISTOR, European symbol" calcext:value-type="string">
            <text:p>RESISTOR, European symbol</text:p>
          </table:table-cell>
          <table:table-cell table:formula="of:=[VAR_Bestückung.I21]" office:value-type="float" office:value="0" calcext:value-type="float">
            <text:p>0</text:p>
          </table:table-cell>
          <table:table-cell table:formula="of:=[VAR_Bestückung.J21]" office:value-type="float" office:value="2332064" calcext:value-type="float">
            <text:p>2332064</text:p>
          </table:table-cell>
          <table:table-cell table:formula="of:=[VAR_Bestückung.L21]" office:value-type="float" office:value="0" calcext:value-type="float">
            <text:p>0</text:p>
          </table:table-cell>
          <table:table-cell table:formula="of:=[.$A$3]*[.A26]+[.$B$3]*[.D131]+[.E131]*[.$C$3]+[.$D$3]*[.F131]+[.G131]*[.$E$3]" office:value-type="float" office:value="44" calcext:value-type="float">
            <text:p>44</text:p>
          </table:table-cell>
          <table:table-cell table:formula="of:=[.I26]*[.$J$5]*(IF([.A26]&gt;0; 1; 0))" office:value-type="float" office:value="4.4" calcext:value-type="float">
            <text:p>4.4</text:p>
          </table:table-cell>
          <table:table-cell table:formula="of:=[.I26]+CEILING([.J26];1)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K26]-[.L26]&gt;0;[.K26]-[.L26];0)" office:value-type="float" office:value="13" calcext:value-type="float">
            <text:p>13</text:p>
          </table:table-cell>
        </table:table-row>
        <table:table-row table:style-name="ro1">
          <table:table-cell table:formula="of:=[VAR_Bestückung.A22]" office:value-type="float" office:value="4" calcext:value-type="float">
            <text:p>4</text:p>
          </table:table-cell>
          <table:table-cell table:style-name="ce10" table:formula="of:=[VAR_Bestückung.B22]" office:value-type="string" office:string-value="2k2" calcext:value-type="string">
            <text:p>2k2</text:p>
          </table:table-cell>
          <table:table-cell table:formula="of:=[VAR_Bestückung.C22]" office:value-type="string" office:string-value="R-EU_R0805" calcext:value-type="string">
            <text:p>R-EU_R0805</text:p>
          </table:table-cell>
          <table:table-cell table:formula="of:=[VAR_Bestückung.E22]" office:value-type="string" office:string-value="R4, R37, R39, R40" calcext:value-type="string">
            <text:p>R4, R37, R39, R40</text:p>
          </table:table-cell>
          <table:table-cell table:formula="of:=[VAR_Bestückung.F22]" office:value-type="string" office:string-value="RESISTOR, European symbol" calcext:value-type="string">
            <text:p>RESISTOR, European symbol</text:p>
          </table:table-cell>
          <table:table-cell table:formula="of:=[VAR_Bestückung.I22]" office:value-type="float" office:value="0" calcext:value-type="float">
            <text:p>0</text:p>
          </table:table-cell>
          <table:table-cell table:formula="of:=[VAR_Bestückung.J22]" office:value-type="float" office:value="0" calcext:value-type="float">
            <text:p>0</text:p>
          </table:table-cell>
          <table:table-cell table:formula="of:=[VAR_Bestückung.L22]" office:value-type="string" office:string-value="679-1207" calcext:value-type="string">
            <text:p>679-1207</text:p>
          </table:table-cell>
          <table:table-cell table:formula="of:=[.$A$3]*[.A27]+[.$B$3]*[.D132]+[.E132]*[.$C$3]+[.$D$3]*[.F132]+[.G132]*[.$E$3]" office:value-type="float" office:value="88" calcext:value-type="float">
            <text:p>88</text:p>
          </table:table-cell>
          <table:table-cell table:formula="of:=[.I27]*[.$J$5]*(IF([.A27]&gt;0; 1; 0))" office:value-type="float" office:value="8.8" calcext:value-type="float">
            <text:p>8.8</text:p>
          </table:table-cell>
          <table:table-cell table:formula="of:=[.I27]+CEILING([.J27];1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K27]-[.L27]&gt;0;[.K27]-[.L27];0)" office:value-type="float" office:value="97" calcext:value-type="float">
            <text:p>97</text:p>
          </table:table-cell>
        </table:table-row>
        <table:table-row table:style-name="ro1">
          <table:table-cell table:formula="of:=[VAR_Bestückung.A23]" office:value-type="float" office:value="1" calcext:value-type="float">
            <text:p>1</text:p>
          </table:table-cell>
          <table:table-cell table:style-name="ce10" table:formula="of:=[VAR_Bestückung.B23]" office:value-type="string" office:string-value="2k7" calcext:value-type="string">
            <text:p>2k7</text:p>
          </table:table-cell>
          <table:table-cell table:formula="of:=[VAR_Bestückung.C23]" office:value-type="string" office:string-value="R-EU_R0805" calcext:value-type="string">
            <text:p>R-EU_R0805</text:p>
          </table:table-cell>
          <table:table-cell table:formula="of:=[VAR_Bestückung.E23]" office:value-type="string" office:string-value="R49" calcext:value-type="string">
            <text:p>R49</text:p>
          </table:table-cell>
          <table:table-cell table:formula="of:=[VAR_Bestückung.F23]" office:value-type="string" office:string-value="RESISTOR, European symbol" calcext:value-type="string">
            <text:p>RESISTOR, European symbol</text:p>
          </table:table-cell>
          <table:table-cell table:formula="of:=[VAR_Bestückung.I23]" office:value-type="float" office:value="0" calcext:value-type="float">
            <text:p>0</text:p>
          </table:table-cell>
          <table:table-cell table:formula="of:=[VAR_Bestückung.J23]" office:value-type="float" office:value="2332077" calcext:value-type="float">
            <text:p>2332077</text:p>
          </table:table-cell>
          <table:table-cell table:formula="of:=[VAR_Bestückung.L23]" office:value-type="float" office:value="0" calcext:value-type="float">
            <text:p>0</text:p>
          </table:table-cell>
          <table:table-cell table:formula="of:=[.$A$3]*[.A28]+[.$B$3]*[.D133]+[.E133]*[.$C$3]+[.$D$3]*[.F133]+[.G133]*[.$E$3]" office:value-type="float" office:value="22" calcext:value-type="float">
            <text:p>22</text:p>
          </table:table-cell>
          <table:table-cell table:formula="of:=[.I28]*[.$J$5]*(IF([.A28]&gt;0; 1; 0))" office:value-type="float" office:value="2.2" calcext:value-type="float">
            <text:p>2.2</text:p>
          </table:table-cell>
          <table:table-cell table:formula="of:=[.I28]+CEILING([.J28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28]-[.L28]&gt;0;[.K28]-[.L28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24]" office:value-type="float" office:value="1" calcext:value-type="float">
            <text:p>1</text:p>
          </table:table-cell>
          <table:table-cell table:style-name="ce10" table:formula="of:=[VAR_Bestückung.B24]" office:value-type="float" office:value="330" calcext:value-type="float">
            <text:p>330</text:p>
          </table:table-cell>
          <table:table-cell table:formula="of:=[VAR_Bestückung.C24]" office:value-type="string" office:string-value="R-EU_R0805" calcext:value-type="string">
            <text:p>R-EU_R0805</text:p>
          </table:table-cell>
          <table:table-cell table:formula="of:=[VAR_Bestückung.E24]" office:value-type="string" office:string-value="R50" calcext:value-type="string">
            <text:p>R50</text:p>
          </table:table-cell>
          <table:table-cell table:formula="of:=[VAR_Bestückung.F24]" office:value-type="string" office:string-value="RESISTOR, European symbol" calcext:value-type="string">
            <text:p>RESISTOR, European symbol</text:p>
          </table:table-cell>
          <table:table-cell table:formula="of:=[VAR_Bestückung.I24]" office:value-type="float" office:value="0" calcext:value-type="float">
            <text:p>0</text:p>
          </table:table-cell>
          <table:table-cell table:formula="of:=[VAR_Bestückung.J24]" office:value-type="float" office:value="1500705" calcext:value-type="float">
            <text:p>1500705</text:p>
          </table:table-cell>
          <table:table-cell table:formula="of:=[VAR_Bestückung.L24]" office:value-type="float" office:value="0" calcext:value-type="float">
            <text:p>0</text:p>
          </table:table-cell>
          <table:table-cell table:formula="of:=[.$A$3]*[.A29]+[.$B$3]*[.D134]+[.E134]*[.$C$3]+[.$D$3]*[.F134]+[.G134]*[.$E$3]" office:value-type="float" office:value="22" calcext:value-type="float">
            <text:p>22</text:p>
          </table:table-cell>
          <table:table-cell table:formula="of:=[.I29]*[.$J$5]*(IF([.A29]&gt;0; 1; 0))" office:value-type="float" office:value="2.2" calcext:value-type="float">
            <text:p>2.2</text:p>
          </table:table-cell>
          <table:table-cell table:formula="of:=[.I29]+CEILING([.J29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29]-[.L29]&gt;0;[.K29]-[.L29];0)" office:value-type="float" office:value="7" calcext:value-type="float">
            <text:p>7</text:p>
          </table:table-cell>
        </table:table-row>
        <table:table-row table:style-name="ro1">
          <table:table-cell table:formula="of:=[VAR_Bestückung.A25]" office:value-type="float" office:value="0" calcext:value-type="float">
            <text:p>0</text:p>
          </table:table-cell>
          <table:table-cell table:style-name="ce10" table:formula="of:=[VAR_Bestückung.B25]" office:value-type="string" office:string-value="4-40/M3" calcext:value-type="string">
            <text:p>4-40/M3</text:p>
          </table:table-cell>
          <table:table-cell table:formula="of:=[VAR_Bestückung.C25]" office:value-type="string" office:string-value="DSUB_MOUNTING_SCREW" calcext:value-type="string">
            <text:p>DSUB_MOUNTING_SCREW</text:p>
          </table:table-cell>
          <table:table-cell table:formula="of:=[VAR_Bestückung.E25]" office:value-type="string" office:string-value="SCREW1, SCREW2, SCREW3, SCREW4, SCREW5, SCREW6" calcext:value-type="string">
            <text:p>SCREW1, SCREW2, SCREW3, SCREW4, SCREW5, SCREW6</text:p>
          </table:table-cell>
          <table:table-cell table:formula="of:=[VAR_Bestückung.F25]" office:value-type="float" office:value="0" calcext:value-type="float">
            <text:p>0</text:p>
          </table:table-cell>
          <table:table-cell table:formula="of:=[VAR_Bestückung.I25]" office:value-type="float" office:value="0" calcext:value-type="float">
            <text:p>0</text:p>
          </table:table-cell>
          <table:table-cell table:formula="of:=[VAR_Bestückung.J25]" office:value-type="float" office:value="2135988" calcext:value-type="float">
            <text:p>2135988</text:p>
          </table:table-cell>
          <table:table-cell table:formula="of:=[VAR_Bestückung.L25]" office:value-type="float" office:value="0" calcext:value-type="float">
            <text:p>0</text:p>
          </table:table-cell>
          <table:table-cell table:formula="of:=[.$A$3]*[.A30]+[.$B$3]*[.D135]+[.E135]*[.$C$3]+[.$D$3]*[.F135]+[.G135]*[.$E$3]" office:value-type="float" office:value="132" calcext:value-type="float">
            <text:p>132</text:p>
          </table:table-cell>
          <table:table-cell table:formula="of:=[.I30]*[.$J$5]*(IF([.A30]&gt;0; 1; 0))" office:value-type="float" office:value="0" calcext:value-type="float">
            <text:p>0</text:p>
          </table:table-cell>
          <table:table-cell table:formula="of:=[.I30]+CEILING([.J30];1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IF([.K30]-[.L30]&gt;0;[.K30]-[.L30];0)" office:value-type="float" office:value="132" calcext:value-type="float">
            <text:p>132</text:p>
          </table:table-cell>
        </table:table-row>
        <table:table-row table:style-name="ro1">
          <table:table-cell table:formula="of:=[VAR_Bestückung.A26]" office:value-type="float" office:value="0" calcext:value-type="float">
            <text:p>0</text:p>
          </table:table-cell>
          <table:table-cell table:style-name="ce10" table:formula="of:=[VAR_Bestückung.B26]" office:value-type="string" office:string-value="4n7" calcext:value-type="string">
            <text:p>4n7</text:p>
          </table:table-cell>
          <table:table-cell table:formula="of:=[VAR_Bestückung.C26]" office:value-type="string" office:string-value="C-EUC0805K" calcext:value-type="string">
            <text:p>C-EUC0805K</text:p>
          </table:table-cell>
          <table:table-cell table:formula="of:=[VAR_Bestückung.E26]" office:value-type="string" office:string-value="C34" calcext:value-type="string">
            <text:p>C34</text:p>
          </table:table-cell>
          <table:table-cell table:formula="of:=[VAR_Bestückung.F26]" office:value-type="string" office:string-value="CAPACITOR, European symbol" calcext:value-type="string">
            <text:p>CAPACITOR, European symbol</text:p>
          </table:table-cell>
          <table:table-cell table:formula="of:=[VAR_Bestückung.I26]" office:value-type="float" office:value="0" calcext:value-type="float">
            <text:p>0</text:p>
          </table:table-cell>
          <table:table-cell table:formula="of:=[VAR_Bestückung.J26]" office:value-type="float" office:value="2407305" calcext:value-type="float">
            <text:p>2407305</text:p>
          </table:table-cell>
          <table:table-cell table:formula="of:=[VAR_Bestückung.L26]" office:value-type="float" office:value="0" calcext:value-type="float">
            <text:p>0</text:p>
          </table:table-cell>
          <table:table-cell table:formula="of:=[.$A$3]*[.A31]+[.$B$3]*[.D136]+[.E136]*[.$C$3]+[.$D$3]*[.F136]+[.G136]*[.$E$3]" office:value-type="float" office:value="2" calcext:value-type="float">
            <text:p>2</text:p>
          </table:table-cell>
          <table:table-cell table:formula="of:=[.I31]*[.$J$5]*(IF([.A31]&gt;0; 1; 0))" office:value-type="float" office:value="0" calcext:value-type="float">
            <text:p>0</text:p>
          </table:table-cell>
          <table:table-cell table:formula="of:=[.I31]+CEILING([.J31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31]-[.L31]&gt;0;[.K31]-[.L3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27]" office:value-type="float" office:value="5" calcext:value-type="float">
            <text:p>5</text:p>
          </table:table-cell>
          <table:table-cell table:style-name="ce10" table:formula="of:=[VAR_Bestückung.B27]" office:value-type="string" office:string-value="4u7/50V" calcext:value-type="string">
            <text:p>4u7/50V</text:p>
          </table:table-cell>
          <table:table-cell table:formula="of:=[VAR_Bestückung.C27]" office:value-type="string" office:string-value="C-EUC0805K" calcext:value-type="string">
            <text:p>C-EUC0805K</text:p>
          </table:table-cell>
          <table:table-cell table:formula="of:=[VAR_Bestückung.E27]" office:value-type="string" office:string-value="C12, C13, C30, C31, C35" calcext:value-type="string">
            <text:p>C12, C13, C30, C31, C35</text:p>
          </table:table-cell>
          <table:table-cell table:formula="of:=[VAR_Bestückung.F27]" office:value-type="string" office:string-value="CAPACITOR, European symbol" calcext:value-type="string">
            <text:p>CAPACITOR, European symbol</text:p>
          </table:table-cell>
          <table:table-cell table:formula="of:=[VAR_Bestückung.I27]" office:value-type="float" office:value="0" calcext:value-type="float">
            <text:p>0</text:p>
          </table:table-cell>
          <table:table-cell table:formula="of:=[VAR_Bestückung.J27]" office:value-type="float" office:value="2346932" calcext:value-type="float">
            <text:p>2346932</text:p>
          </table:table-cell>
          <table:table-cell table:formula="of:=[VAR_Bestückung.L27]" office:value-type="float" office:value="0" calcext:value-type="float">
            <text:p>0</text:p>
          </table:table-cell>
          <table:table-cell table:formula="of:=[.$A$3]*[.A32]+[.$B$3]*[.D137]+[.E137]*[.$C$3]+[.$D$3]*[.F137]+[.G137]*[.$E$3]" office:value-type="float" office:value="110" calcext:value-type="float">
            <text:p>110</text:p>
          </table:table-cell>
          <table:table-cell table:formula="of:=[.I32]*[.$J$5]*(IF([.A32]&gt;0; 1; 0))" office:value-type="float" office:value="11" calcext:value-type="float">
            <text:p>11</text:p>
          </table:table-cell>
          <table:table-cell table:formula="of:=[.I32]+CEILING([.J32];1)"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table:formula="of:=IF([.K32]-[.L32]&gt;0;[.K32]-[.L32];0)" office:value-type="float" office:value="31" calcext:value-type="float">
            <text:p>31</text:p>
          </table:table-cell>
        </table:table-row>
        <table:table-row table:style-name="ro1">
          <table:table-cell table:formula="of:=[VAR_Bestückung.A28]" office:value-type="float" office:value="0" calcext:value-type="float">
            <text:p>0</text:p>
          </table:table-cell>
          <table:table-cell table:style-name="ce10" table:formula="of:=[VAR_Bestückung.B28]" office:value-type="string" office:string-value="10k" calcext:value-type="string">
            <text:p>10k</text:p>
          </table:table-cell>
          <table:table-cell table:formula="of:=[VAR_Bestückung.C28]" office:value-type="string" office:string-value="STRK11K" calcext:value-type="string">
            <text:p>STRK11K</text:p>
          </table:table-cell>
          <table:table-cell table:formula="of:=[VAR_Bestückung.E28]" office:value-type="string" office:string-value="U$7_BER, U$8_DROPR, U$9_DROPDUR" calcext:value-type="string">
            <text:p>U$7_BER, U$8_DROPR, U$9_DROPDUR</text:p>
          </table:table-cell>
          <table:table-cell table:formula="of:=[VAR_Bestückung.F28]" office:value-type="string" office:string-value="Potentiometer" calcext:value-type="string">
            <text:p>Potentiometer</text:p>
          </table:table-cell>
          <table:table-cell table:formula="of:=[VAR_Bestückung.I28]" office:value-type="float" office:value="0" calcext:value-type="float">
            <text:p>0</text:p>
          </table:table-cell>
          <table:table-cell table:formula="of:=[VAR_Bestückung.J28]" office:value-type="float" office:value="0" calcext:value-type="float">
            <text:p>0</text:p>
          </table:table-cell>
          <table:table-cell table:formula="of:=[VAR_Bestückung.L28]" office:value-type="string" office:string-value="737-7833P" calcext:value-type="string">
            <text:p>737-7833P</text:p>
          </table:table-cell>
          <table:table-cell table:formula="of:=[.$A$3]*[.A33]+[.$B$3]*[.D138]+[.E138]*[.$C$3]+[.$D$3]*[.F138]+[.G138]*[.$E$3]" office:value-type="float" office:value="48" calcext:value-type="float">
            <text:p>48</text:p>
          </table:table-cell>
          <table:table-cell table:formula="of:=[.I33]*[.$J$5]*(IF([.A33]&gt;0; 1; 0))" office:value-type="float" office:value="0" calcext:value-type="float">
            <text:p>0</text:p>
          </table:table-cell>
          <table:table-cell table:formula="of:=[.I33]+CEILING([.J33];1)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IF([.K33]-[.L33]&gt;0;[.K33]-[.L33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29]" office:value-type="float" office:value="0" calcext:value-type="float">
            <text:p>0</text:p>
          </table:table-cell>
          <table:table-cell table:style-name="ce10" table:formula="of:=[VAR_Bestückung.B29]" office:value-type="string" office:string-value="ADUM3160" calcext:value-type="string">
            <text:p>ADUM3160</text:p>
          </table:table-cell>
          <table:table-cell table:formula="of:=[VAR_Bestückung.C29]" office:value-type="string" office:string-value="ADUM3160" calcext:value-type="string">
            <text:p>ADUM3160</text:p>
          </table:table-cell>
          <table:table-cell table:formula="of:=[VAR_Bestückung.E29]" office:value-type="string" office:string-value="U6" calcext:value-type="string">
            <text:p>U6</text:p>
          </table:table-cell>
          <table:table-cell table:formula="of:=[VAR_Bestückung.F29]" office:value-type="float" office:value="0" calcext:value-type="float">
            <text:p>0</text:p>
          </table:table-cell>
          <table:table-cell table:formula="of:=[VAR_Bestückung.I29]" office:value-type="float" office:value="0" calcext:value-type="float">
            <text:p>0</text:p>
          </table:table-cell>
          <table:table-cell table:formula="of:=[VAR_Bestückung.J29]" office:value-type="float" office:value="1843660" calcext:value-type="float">
            <text:p>1843660</text:p>
          </table:table-cell>
          <table:table-cell table:formula="of:=[VAR_Bestückung.L29]" office:value-type="float" office:value="0" calcext:value-type="float">
            <text:p>0</text:p>
          </table:table-cell>
          <table:table-cell table:formula="of:=[.$A$3]*[.A34]+[.$B$3]*[.D139]+[.E139]*[.$C$3]+[.$D$3]*[.F139]+[.G139]*[.$E$3]" office:value-type="float" office:value="2" calcext:value-type="float">
            <text:p>2</text:p>
          </table:table-cell>
          <table:table-cell table:formula="of:=[.I34]*[.$J$5]*(IF([.A34]&gt;0; 1; 0))" office:value-type="float" office:value="0" calcext:value-type="float">
            <text:p>0</text:p>
          </table:table-cell>
          <table:table-cell table:formula="of:=[.I34]+CEILING([.J34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34]-[.L34]&gt;0;[.K34]-[.L3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30]" office:value-type="float" office:value="2" calcext:value-type="float">
            <text:p>2</text:p>
          </table:table-cell>
          <table:table-cell table:style-name="ce10" table:formula="of:=[VAR_Bestückung.B30]" office:value-type="string" office:string-value="BERNSTEIN" calcext:value-type="string">
            <text:p>BERNSTEIN</text:p>
          </table:table-cell>
          <table:table-cell table:formula="of:=[VAR_Bestückung.C30]" office:value-type="string" office:string-value="LEDCHIPLED_1206" calcext:value-type="string">
            <text:p>LEDCHIPLED_1206</text:p>
          </table:table-cell>
          <table:table-cell table:formula="of:=[VAR_Bestückung.E30]" office:value-type="string" office:string-value="LED6, LED7" calcext:value-type="string">
            <text:p>LED6, LED7</text:p>
          </table:table-cell>
          <table:table-cell table:formula="of:=[VAR_Bestückung.F30]" office:value-type="string" office:string-value="LED" calcext:value-type="string">
            <text:p>LED</text:p>
          </table:table-cell>
          <table:table-cell table:formula="of:=[VAR_Bestückung.I30]" office:value-type="float" office:value="0" calcext:value-type="float">
            <text:p>0</text:p>
          </table:table-cell>
          <table:table-cell table:formula="of:=[VAR_Bestückung.J30]" office:value-type="float" office:value="2322083" calcext:value-type="float">
            <text:p>2322083</text:p>
          </table:table-cell>
          <table:table-cell table:formula="of:=[VAR_Bestückung.L30]" office:value-type="float" office:value="0" calcext:value-type="float">
            <text:p>0</text:p>
          </table:table-cell>
          <table:table-cell table:formula="of:=[.$A$3]*[.A35]+[.$B$3]*[.D140]+[.E140]*[.$C$3]+[.$D$3]*[.F140]+[.G140]*[.$E$3]" office:value-type="float" office:value="44" calcext:value-type="float">
            <text:p>44</text:p>
          </table:table-cell>
          <table:table-cell table:formula="of:=[.I35]*[.$J$5]*(IF([.A35]&gt;0; 1; 0))" office:value-type="float" office:value="4.4" calcext:value-type="float">
            <text:p>4.4</text:p>
          </table:table-cell>
          <table:table-cell table:formula="of:=[.I35]+CEILING([.J35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35]-[.L35]&gt;0;[.K35]-[.L35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1]" office:value-type="float" office:value="11" calcext:value-type="float">
            <text:p>11</text:p>
          </table:table-cell>
          <table:table-cell table:style-name="ce10" table:formula="of:=[VAR_Bestückung.B31]" office:value-type="string" office:string-value="BSS123" calcext:value-type="string">
            <text:p>BSS123</text:p>
          </table:table-cell>
          <table:table-cell table:formula="of:=[VAR_Bestückung.C31]" office:value-type="string" office:string-value="BSS123" calcext:value-type="string">
            <text:p>BSS123</text:p>
          </table:table-cell>
          <table:table-cell table:formula="of:=[VAR_Bestückung.E31]" office:value-type="string" office:string-value="Q2, Q3, Q4, Q5, Q6, Q7, Q8, Q9, Q10, Q11, Q12" calcext:value-type="string">
            <text:p>Q2, Q3, Q4, Q5, Q6, Q7, Q8, Q9, Q10, Q11, Q12</text:p>
          </table:table-cell>
          <table:table-cell table:formula="of:=[VAR_Bestückung.F31]" office:value-type="string" office:string-value="N-CHANNEL MOS FET" calcext:value-type="string">
            <text:p>N-CHANNEL MOS FET</text:p>
          </table:table-cell>
          <table:table-cell table:formula="of:=[VAR_Bestückung.I31]" office:value-type="float" office:value="0" calcext:value-type="float">
            <text:p>0</text:p>
          </table:table-cell>
          <table:table-cell table:formula="of:=[VAR_Bestückung.J31]" office:value-type="float" office:value="9558640" calcext:value-type="float">
            <text:p>9558640</text:p>
          </table:table-cell>
          <table:table-cell table:formula="of:=[VAR_Bestückung.L31]" office:value-type="string" office:string-value="545-0135" calcext:value-type="string">
            <text:p>545-0135</text:p>
          </table:table-cell>
          <table:table-cell table:formula="of:=[.$A$3]*[.A36]+[.$B$3]*[.D141]+[.E141]*[.$C$3]+[.$D$3]*[.F141]+[.G141]*[.$E$3]" office:value-type="float" office:value="242" calcext:value-type="float">
            <text:p>242</text:p>
          </table:table-cell>
          <table:table-cell table:formula="of:=[.I36]*[.$J$5]*(IF([.A36]&gt;0; 1; 0))" office:value-type="float" office:value="24.2" calcext:value-type="float">
            <text:p>24.2</text:p>
          </table:table-cell>
          <table:table-cell table:formula="of:=[.I36]+CEILING([.J36];1)" office:value-type="float" office:value="267" calcext:value-type="float">
            <text:p>267</text:p>
          </table:table-cell>
          <table:table-cell office:value-type="float" office:value="188" calcext:value-type="float">
            <text:p>188</text:p>
          </table:table-cell>
          <table:table-cell table:formula="of:=IF([.K36]-[.L36]&gt;0;[.K36]-[.L36];0)" office:value-type="float" office:value="79" calcext:value-type="float">
            <text:p>79</text:p>
          </table:table-cell>
        </table:table-row>
        <table:table-row table:style-name="ro1">
          <table:table-cell table:formula="of:=[VAR_Bestückung.A32]" office:value-type="float" office:value="1" calcext:value-type="float">
            <text:p>1</text:p>
          </table:table-cell>
          <table:table-cell table:style-name="ce10" table:formula="of:=[VAR_Bestückung.B32]" office:value-type="string" office:string-value="BTS6143" calcext:value-type="string">
            <text:p>BTS6143</text:p>
          </table:table-cell>
          <table:table-cell table:formula="of:=[VAR_Bestückung.C32]" office:value-type="string" office:string-value="BTS6143" calcext:value-type="string">
            <text:p>BTS6143</text:p>
          </table:table-cell>
          <table:table-cell table:formula="of:=[VAR_Bestückung.E32]" office:value-type="string" office:string-value="U$6" calcext:value-type="string">
            <text:p>U$6</text:p>
          </table:table-cell>
          <table:table-cell table:formula="of:=[VAR_Bestückung.F32]" office:value-type="float" office:value="0" calcext:value-type="float">
            <text:p>0</text:p>
          </table:table-cell>
          <table:table-cell table:formula="of:=[VAR_Bestückung.I32]" office:value-type="float" office:value="0" calcext:value-type="float">
            <text:p>0</text:p>
          </table:table-cell>
          <table:table-cell table:formula="of:=[VAR_Bestückung.J32]" office:value-type="float" office:value="1440813" calcext:value-type="float">
            <text:p>1440813</text:p>
          </table:table-cell>
          <table:table-cell table:formula="of:=[VAR_Bestückung.L32]" office:value-type="float" office:value="0" calcext:value-type="float">
            <text:p>0</text:p>
          </table:table-cell>
          <table:table-cell table:formula="of:=[.$A$3]*[.A37]+[.$B$3]*[.D142]+[.E142]*[.$C$3]+[.$D$3]*[.F142]+[.G142]*[.$E$3]" office:value-type="float" office:value="22" calcext:value-type="float">
            <text:p>22</text:p>
          </table:table-cell>
          <table:table-cell table:formula="of:=[.I37]*[.$J$5]*(IF([.A37]&gt;0; 1; 0))" office:value-type="float" office:value="2.2" calcext:value-type="float">
            <text:p>2.2</text:p>
          </table:table-cell>
          <table:table-cell table:formula="of:=[.I37]+CEILING([.J37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37]-[.L37]&gt;0;[.K37]-[.L37];0)" office:value-type="float" office:value="8" calcext:value-type="float">
            <text:p>8</text:p>
          </table:table-cell>
        </table:table-row>
        <table:table-row table:style-name="ro1">
          <table:table-cell table:formula="of:=[VAR_Bestückung.A33]" office:value-type="float" office:value="2" calcext:value-type="float">
            <text:p>2</text:p>
          </table:table-cell>
          <table:table-cell table:style-name="ce10" table:formula="of:=[VAR_Bestückung.B33]" office:value-type="string" office:string-value="COIL" calcext:value-type="string">
            <text:p>COIL</text:p>
          </table:table-cell>
          <table:table-cell table:formula="of:=[VAR_Bestückung.C33]" office:value-type="string" office:string-value="COIL" calcext:value-type="string">
            <text:p>COIL</text:p>
          </table:table-cell>
          <table:table-cell table:formula="of:=[VAR_Bestückung.E33]" office:value-type="string" office:string-value="L1, L2" calcext:value-type="string">
            <text:p>L1, L2</text:p>
          </table:table-cell>
          <table:table-cell table:formula="of:=[VAR_Bestückung.F33]" office:value-type="float" office:value="0" calcext:value-type="float">
            <text:p>0</text:p>
          </table:table-cell>
          <table:table-cell table:formula="of:=[VAR_Bestückung.I33]" office:value-type="float" office:value="0" calcext:value-type="float">
            <text:p>0</text:p>
          </table:table-cell>
          <table:table-cell table:formula="of:=[VAR_Bestückung.J33]" office:value-type="float" office:value="2333799" calcext:value-type="float">
            <text:p>2333799</text:p>
          </table:table-cell>
          <table:table-cell table:formula="of:=[VAR_Bestückung.L33]" office:value-type="float" office:value="0" calcext:value-type="float">
            <text:p>0</text:p>
          </table:table-cell>
          <table:table-cell table:formula="of:=[.$A$3]*[.A38]+[.$B$3]*[.D143]+[.E143]*[.$C$3]+[.$D$3]*[.F143]+[.G143]*[.$E$3]" office:value-type="float" office:value="44" calcext:value-type="float">
            <text:p>44</text:p>
          </table:table-cell>
          <table:table-cell table:formula="of:=[.I38]*[.$J$5]*(IF([.A38]&gt;0; 1; 0))" office:value-type="float" office:value="4.4" calcext:value-type="float">
            <text:p>4.4</text:p>
          </table:table-cell>
          <table:table-cell table:formula="of:=[.I38]+CEILING([.J38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38]-[.L38]&gt;0;[.K38]-[.L38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4]" office:value-type="float" office:value="1" calcext:value-type="float">
            <text:p>1</text:p>
          </table:table-cell>
          <table:table-cell table:style-name="ce10" table:formula="of:=[VAR_Bestückung.B34]" office:value-type="string" office:string-value="FDD4141TO252" calcext:value-type="string">
            <text:p>FDD4141TO252</text:p>
          </table:table-cell>
          <table:table-cell table:formula="of:=[VAR_Bestückung.C34]" office:value-type="string" office:string-value="FDD4141TO252" calcext:value-type="string">
            <text:p>FDD4141TO252</text:p>
          </table:table-cell>
          <table:table-cell table:formula="of:=[VAR_Bestückung.E34]" office:value-type="string" office:string-value="Q13" calcext:value-type="string">
            <text:p>Q13</text:p>
          </table:table-cell>
          <table:table-cell table:formula="of:=[VAR_Bestückung.F34]" office:value-type="string" office:string-value="P-Channel PowerTrench� MOSFET" calcext:value-type="string">
            <text:p>P-Channel PowerTrench� MOSFET</text:p>
          </table:table-cell>
          <table:table-cell table:formula="of:=[VAR_Bestückung.I34]" office:value-type="float" office:value="0" calcext:value-type="float">
            <text:p>0</text:p>
          </table:table-cell>
          <table:table-cell table:formula="of:=[VAR_Bestückung.J34]" office:value-type="float" office:value="2101406" calcext:value-type="float">
            <text:p>2101406</text:p>
          </table:table-cell>
          <table:table-cell table:formula="of:=[VAR_Bestückung.L34]" office:value-type="float" office:value="0" calcext:value-type="float">
            <text:p>0</text:p>
          </table:table-cell>
          <table:table-cell table:formula="of:=[.$A$3]*[.A39]+[.$B$3]*[.D144]+[.E144]*[.$C$3]+[.$D$3]*[.F144]+[.G144]*[.$E$3]" office:value-type="float" office:value="22" calcext:value-type="float">
            <text:p>22</text:p>
          </table:table-cell>
          <table:table-cell table:formula="of:=[.I39]*[.$J$5]*(IF([.A39]&gt;0; 1; 0))" office:value-type="float" office:value="2.2" calcext:value-type="float">
            <text:p>2.2</text:p>
          </table:table-cell>
          <table:table-cell table:formula="of:=[.I39]+CEILING([.J39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39]-[.L39]&gt;0;[.K39]-[.L39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35]" office:value-type="float" office:value="3" calcext:value-type="float">
            <text:p>3</text:p>
          </table:table-cell>
          <table:table-cell table:style-name="ce10" table:formula="of:=[VAR_Bestückung.B35]" office:value-type="string" office:string-value="GREEN" calcext:value-type="string">
            <text:p>GREEN</text:p>
          </table:table-cell>
          <table:table-cell table:formula="of:=[VAR_Bestückung.C35]" office:value-type="string" office:string-value="LEDCHIPLED_1206" calcext:value-type="string">
            <text:p>LEDCHIPLED_1206</text:p>
          </table:table-cell>
          <table:table-cell table:formula="of:=[VAR_Bestückung.E35]" office:value-type="string" office:string-value="LED4_ERRINH, LED5_PWR, LED8" calcext:value-type="string">
            <text:p>LED4_ERRINH, LED5_PWR, LED8</text:p>
          </table:table-cell>
          <table:table-cell table:formula="of:=[VAR_Bestückung.F35]" office:value-type="string" office:string-value="LED" calcext:value-type="string">
            <text:p>LED</text:p>
          </table:table-cell>
          <table:table-cell table:formula="of:=[VAR_Bestückung.I35]" office:value-type="float" office:value="0" calcext:value-type="float">
            <text:p>0</text:p>
          </table:table-cell>
          <table:table-cell table:formula="of:=[VAR_Bestückung.J35]" office:value-type="float" office:value="2099244" calcext:value-type="float">
            <text:p>2099244</text:p>
          </table:table-cell>
          <table:table-cell table:formula="of:=[VAR_Bestückung.L35]" office:value-type="float" office:value="0" calcext:value-type="float">
            <text:p>0</text:p>
          </table:table-cell>
          <table:table-cell table:formula="of:=[.$A$3]*[.A40]+[.$B$3]*[.D145]+[.E145]*[.$C$3]+[.$D$3]*[.F145]+[.G145]*[.$E$3]" office:value-type="float" office:value="66" calcext:value-type="float">
            <text:p>66</text:p>
          </table:table-cell>
          <table:table-cell table:formula="of:=[.I40]*[.$J$5]*(IF([.A40]&gt;0; 1; 0))" office:value-type="float" office:value="6.6" calcext:value-type="float">
            <text:p>6.6</text:p>
          </table:table-cell>
          <table:table-cell table:formula="of:=[.I40]+CEILING([.J40];1)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IF([.K40]-[.L40]&gt;0;[.K40]-[.L40];0)" office:value-type="float" office:value="42" calcext:value-type="float">
            <text:p>42</text:p>
          </table:table-cell>
        </table:table-row>
        <table:table-row table:style-name="ro1">
          <table:table-cell table:formula="of:=[VAR_Bestückung.A36]" office:value-type="float" office:value="4" calcext:value-type="float">
            <text:p>4</text:p>
          </table:table-cell>
          <table:table-cell table:style-name="ce10" table:formula="of:=[VAR_Bestückung.B36]" office:value-type="string" office:string-value="HCPL0600" calcext:value-type="string">
            <text:p>HCPL0600</text:p>
          </table:table-cell>
          <table:table-cell table:formula="of:=[VAR_Bestückung.C36]" office:value-type="string" office:string-value="HCPL0600" calcext:value-type="string">
            <text:p>HCPL0600</text:p>
          </table:table-cell>
          <table:table-cell table:formula="of:=[VAR_Bestückung.E36]" office:value-type="string" office:string-value="OK1, OK2, OK3, OK4" calcext:value-type="string">
            <text:p>OK1, OK2, OK3, OK4</text:p>
          </table:table-cell>
          <table:table-cell table:formula="of:=[VAR_Bestückung.F36]" office:value-type="string" office:string-value="HEWLETT PACKARD OPTO COUPLER" calcext:value-type="string">
            <text:p>HEWLETT PACKARD OPTO COUPLER</text:p>
          </table:table-cell>
          <table:table-cell table:formula="of:=[VAR_Bestückung.I36]" office:value-type="float" office:value="0" calcext:value-type="float">
            <text:p>0</text:p>
          </table:table-cell>
          <table:table-cell table:formula="of:=[VAR_Bestückung.J36]" office:value-type="float" office:value="9994696" calcext:value-type="float">
            <text:p>9994696</text:p>
          </table:table-cell>
          <table:table-cell table:formula="of:=[VAR_Bestückung.L36]" office:value-type="float" office:value="0" calcext:value-type="float">
            <text:p>0</text:p>
          </table:table-cell>
          <table:table-cell table:formula="of:=[.$A$3]*[.A41]+[.$B$3]*[.D146]+[.E146]*[.$C$3]+[.$D$3]*[.F146]+[.G146]*[.$E$3]" office:value-type="float" office:value="88" calcext:value-type="float">
            <text:p>88</text:p>
          </table:table-cell>
          <table:table-cell table:formula="of:=[.I41]*[.$J$5]*(IF([.A41]&gt;0; 1; 0))" office:value-type="float" office:value="8.8" calcext:value-type="float">
            <text:p>8.8</text:p>
          </table:table-cell>
          <table:table-cell table:formula="of:=[.I41]+CEILING([.J41];1)"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formula="of:=IF([.K41]-[.L41]&gt;0;[.K41]-[.L41];0)" office:value-type="float" office:value="29" calcext:value-type="float">
            <text:p>29</text:p>
          </table:table-cell>
        </table:table-row>
        <table:table-row table:style-name="ro1">
          <table:table-cell table:formula="of:=[VAR_Bestückung.A37]" office:value-type="float" office:value="0" calcext:value-type="float">
            <text:p>0</text:p>
          </table:table-cell>
          <table:table-cell table:style-name="ce10" table:formula="of:=[VAR_Bestückung.B37]" office:value-type="string" office:string-value="black" calcext:value-type="string">
            <text:p>black</text:p>
          </table:table-cell>
          <table:table-cell table:formula="of:=[VAR_Bestückung.C37]" office:value-type="string" office:string-value="JACK" calcext:value-type="string">
            <text:p>JACK</text:p>
          </table:table-cell>
          <table:table-cell table:formula="of:=[VAR_Bestückung.E37]" office:value-type="string" office:string-value="U$3" calcext:value-type="string">
            <text:p>U$3</text:p>
          </table:table-cell>
          <table:table-cell table:formula="of:=[VAR_Bestückung.F37]" office:value-type="float" office:value="0" calcext:value-type="float">
            <text:p>0</text:p>
          </table:table-cell>
          <table:table-cell table:formula="of:=[VAR_Bestückung.I37]" office:value-type="float" office:value="0" calcext:value-type="float">
            <text:p>0</text:p>
          </table:table-cell>
          <table:table-cell table:formula="of:=[VAR_Bestückung.J37]" office:value-type="float" office:value="1854507" calcext:value-type="float">
            <text:p>1854507</text:p>
          </table:table-cell>
          <table:table-cell table:formula="of:=[VAR_Bestückung.L37]" office:value-type="float" office:value="0" calcext:value-type="float">
            <text:p>0</text:p>
          </table:table-cell>
          <table:table-cell table:formula="of:=[.$A$3]*[.A42]+[.$B$3]*[.D147]+[.E147]*[.$C$3]+[.$D$3]*[.F147]+[.G147]*[.$E$3]" office:value-type="float" office:value="15" calcext:value-type="float">
            <text:p>15</text:p>
          </table:table-cell>
          <table:table-cell table:formula="of:=[.I42]*[.$J$5]*(IF([.A42]&gt;0; 1; 0))" office:value-type="float" office:value="0" calcext:value-type="float">
            <text:p>0</text:p>
          </table:table-cell>
          <table:table-cell table:formula="of:=[.I42]+CEILING([.J42]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K42]-[.L42]&gt;0;[.K42]-[.L42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8]" office:value-type="float" office:value="0" calcext:value-type="float">
            <text:p>0</text:p>
          </table:table-cell>
          <table:table-cell table:style-name="ce10" table:formula="of:=[VAR_Bestückung.B38]" office:value-type="string" office:string-value="red" calcext:value-type="string">
            <text:p>red</text:p>
          </table:table-cell>
          <table:table-cell table:formula="of:=[VAR_Bestückung.C38]" office:value-type="string" office:string-value="JACK" calcext:value-type="string">
            <text:p>JACK</text:p>
          </table:table-cell>
          <table:table-cell table:formula="of:=[VAR_Bestückung.E38]" office:value-type="string" office:string-value="U$9" calcext:value-type="string">
            <text:p>U$9</text:p>
          </table:table-cell>
          <table:table-cell table:formula="of:=[VAR_Bestückung.F38]" office:value-type="float" office:value="0" calcext:value-type="float">
            <text:p>0</text:p>
          </table:table-cell>
          <table:table-cell table:formula="of:=[VAR_Bestückung.I38]" office:value-type="float" office:value="0" calcext:value-type="float">
            <text:p>0</text:p>
          </table:table-cell>
          <table:table-cell table:formula="of:=[VAR_Bestückung.J38]" office:value-type="float" office:value="1854508" calcext:value-type="float">
            <text:p>1854508</text:p>
          </table:table-cell>
          <table:table-cell table:formula="of:=[VAR_Bestückung.L38]" office:value-type="float" office:value="0" calcext:value-type="float">
            <text:p>0</text:p>
          </table:table-cell>
          <table:table-cell table:formula="of:=[.$A$3]*[.A43]+[.$B$3]*[.D148]+[.E148]*[.$C$3]+[.$D$3]*[.F148]+[.G148]*[.$E$3]" office:value-type="float" office:value="15" calcext:value-type="float">
            <text:p>15</text:p>
          </table:table-cell>
          <table:table-cell table:formula="of:=[.I43]*[.$J$5]*(IF([.A43]&gt;0; 1; 0))" office:value-type="float" office:value="0" calcext:value-type="float">
            <text:p>0</text:p>
          </table:table-cell>
          <table:table-cell table:formula="of:=[.I43]+CEILING([.J43]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K43]-[.L43]&gt;0;[.K43]-[.L43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9]" office:value-type="float" office:value="1" calcext:value-type="float">
            <text:p>1</text:p>
          </table:table-cell>
          <table:table-cell table:style-name="ce10" table:formula="of:=[VAR_Bestückung.B39]" office:value-type="string" office:string-value="LM1117" calcext:value-type="string">
            <text:p>LM1117</text:p>
          </table:table-cell>
          <table:table-cell table:formula="of:=[VAR_Bestückung.C39]" office:value-type="string" office:string-value="LM1117" calcext:value-type="string">
            <text:p>LM1117</text:p>
          </table:table-cell>
          <table:table-cell table:formula="of:=[VAR_Bestückung.E39]" office:value-type="string" office:string-value="U4" calcext:value-type="string">
            <text:p>U4</text:p>
          </table:table-cell>
          <table:table-cell table:formula="of:=[VAR_Bestückung.F39]" office:value-type="float" office:value="0" calcext:value-type="float">
            <text:p>0</text:p>
          </table:table-cell>
          <table:table-cell table:formula="of:=[VAR_Bestückung.I39]" office:value-type="float" office:value="0" calcext:value-type="float">
            <text:p>0</text:p>
          </table:table-cell>
          <table:table-cell table:formula="of:=[VAR_Bestückung.J39]" office:value-type="float" office:value="1685603" calcext:value-type="float">
            <text:p>1685603</text:p>
          </table:table-cell>
          <table:table-cell table:formula="of:=[VAR_Bestückung.L39]" office:value-type="float" office:value="0" calcext:value-type="float">
            <text:p>0</text:p>
          </table:table-cell>
          <table:table-cell table:formula="of:=[.$A$3]*[.A44]+[.$B$3]*[.D149]+[.E149]*[.$C$3]+[.$D$3]*[.F149]+[.G149]*[.$E$3]" office:value-type="float" office:value="22" calcext:value-type="float">
            <text:p>22</text:p>
          </table:table-cell>
          <table:table-cell table:formula="of:=[.I44]*[.$J$5]*(IF([.A44]&gt;0; 1; 0))" office:value-type="float" office:value="2.2" calcext:value-type="float">
            <text:p>2.2</text:p>
          </table:table-cell>
          <table:table-cell table:formula="of:=[.I44]+CEILING([.J44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4]-[.L44]&gt;0;[.K44]-[.L44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0]" office:value-type="float" office:value="1" calcext:value-type="float">
            <text:p>1</text:p>
          </table:table-cell>
          <table:table-cell table:style-name="ce10" table:formula="of:=[VAR_Bestückung.B40]" office:value-type="string" office:string-value="MAX3232ESE" calcext:value-type="string">
            <text:p>MAX3232ESE</text:p>
          </table:table-cell>
          <table:table-cell table:formula="of:=[VAR_Bestückung.C40]" office:value-type="string" office:string-value="MAX3232ESE" calcext:value-type="string">
            <text:p>MAX3232ESE</text:p>
          </table:table-cell>
          <table:table-cell table:formula="of:=[VAR_Bestückung.E40]" office:value-type="string" office:string-value="U1" calcext:value-type="string">
            <text:p>U1</text:p>
          </table:table-cell>
          <table:table-cell table:formula="of:=[VAR_Bestückung.F40]" office:value-type="string" office:string-value="True RS-232 Transceivers 3.0V to 5.5V, Low-Power" calcext:value-type="string">
            <text:p>True RS-232 Transceivers 3.0V to 5.5V, Low-Power</text:p>
          </table:table-cell>
          <table:table-cell table:formula="of:=[VAR_Bestückung.I40]" office:value-type="float" office:value="0" calcext:value-type="float">
            <text:p>0</text:p>
          </table:table-cell>
          <table:table-cell table:formula="of:=[VAR_Bestückung.J40]" office:value-type="float" office:value="9725539" calcext:value-type="float">
            <text:p>9725539</text:p>
          </table:table-cell>
          <table:table-cell table:formula="of:=[VAR_Bestückung.L40]" office:value-type="float" office:value="0" calcext:value-type="float">
            <text:p>0</text:p>
          </table:table-cell>
          <table:table-cell table:formula="of:=[.$A$3]*[.A45]+[.$B$3]*[.D150]+[.E150]*[.$C$3]+[.$D$3]*[.F150]+[.G150]*[.$E$3]" office:value-type="float" office:value="22" calcext:value-type="float">
            <text:p>22</text:p>
          </table:table-cell>
          <table:table-cell table:formula="of:=[.I45]*[.$J$5]*(IF([.A45]&gt;0; 1; 0))" office:value-type="float" office:value="2.2" calcext:value-type="float">
            <text:p>2.2</text:p>
          </table:table-cell>
          <table:table-cell table:formula="of:=[.I45]+CEILING([.J45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5]-[.L45]&gt;0;[.K45]-[.L45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1]" office:value-type="float" office:value="1" calcext:value-type="float">
            <text:p>1</text:p>
          </table:table-cell>
          <table:table-cell table:style-name="ce10" table:formula="of:=[VAR_Bestückung.B41]" office:value-type="string" office:string-value="NC7WZ17P6X" calcext:value-type="string">
            <text:p>NC7WZ17P6X</text:p>
          </table:table-cell>
          <table:table-cell table:formula="of:=[VAR_Bestückung.C41]" office:value-type="string" office:string-value="NC7WZ17P6X" calcext:value-type="string">
            <text:p>NC7WZ17P6X</text:p>
          </table:table-cell>
          <table:table-cell table:formula="of:=[VAR_Bestückung.E41]" office:value-type="string" office:string-value="U5" calcext:value-type="string">
            <text:p>U5</text:p>
          </table:table-cell>
          <table:table-cell table:formula="of:=[VAR_Bestückung.F41]" office:value-type="string" office:string-value="Dual Buffer" calcext:value-type="string">
            <text:p>Dual Buffer</text:p>
          </table:table-cell>
          <table:table-cell table:formula="of:=[VAR_Bestückung.I41]" office:value-type="float" office:value="0" calcext:value-type="float">
            <text:p>0</text:p>
          </table:table-cell>
          <table:table-cell table:formula="of:=[VAR_Bestückung.J41]" office:value-type="float" office:value="1651986" calcext:value-type="float">
            <text:p>1651986</text:p>
          </table:table-cell>
          <table:table-cell table:formula="of:=[VAR_Bestückung.L41]" office:value-type="float" office:value="0" calcext:value-type="float">
            <text:p>0</text:p>
          </table:table-cell>
          <table:table-cell table:formula="of:=[.$A$3]*[.A46]+[.$B$3]*[.D151]+[.E151]*[.$C$3]+[.$D$3]*[.F151]+[.G151]*[.$E$3]" office:value-type="float" office:value="22" calcext:value-type="float">
            <text:p>22</text:p>
          </table:table-cell>
          <table:table-cell table:formula="of:=[.I46]*[.$J$5]*(IF([.A46]&gt;0; 1; 0))" office:value-type="float" office:value="2.2" calcext:value-type="float">
            <text:p>2.2</text:p>
          </table:table-cell>
          <table:table-cell table:formula="of:=[.I46]+CEILING([.J46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6]-[.L46]&gt;0;[.K46]-[.L46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2]" office:value-type="float" office:value="0" calcext:value-type="float">
            <text:p>0</text:p>
          </table:table-cell>
          <table:table-cell table:style-name="ce10" table:formula="of:=[VAR_Bestückung.B42]" office:value-type="string" office:string-value="NUP2202W1" calcext:value-type="string">
            <text:p>NUP2202W1</text:p>
          </table:table-cell>
          <table:table-cell table:formula="of:=[VAR_Bestückung.C42]" office:value-type="string" office:string-value="NUP2202W1" calcext:value-type="string">
            <text:p>NUP2202W1</text:p>
          </table:table-cell>
          <table:table-cell table:formula="of:=[VAR_Bestückung.E42]" office:value-type="string" office:string-value="U8" calcext:value-type="string">
            <text:p>U8</text:p>
          </table:table-cell>
          <table:table-cell table:formula="of:=[VAR_Bestückung.F42]" office:value-type="float" office:value="0" calcext:value-type="float">
            <text:p>0</text:p>
          </table:table-cell>
          <table:table-cell table:formula="of:=[VAR_Bestückung.I42]" office:value-type="float" office:value="0" calcext:value-type="float">
            <text:p>0</text:p>
          </table:table-cell>
          <table:table-cell table:formula="of:=[VAR_Bestückung.J42]" office:value-type="float" office:value="0" calcext:value-type="float">
            <text:p>0</text:p>
          </table:table-cell>
          <table:table-cell table:formula="of:=[VAR_Bestückung.L42]" office:value-type="string" office:string-value="463-690" calcext:value-type="string">
            <text:p>463-690</text:p>
          </table:table-cell>
          <table:table-cell table:formula="of:=[.$A$3]*[.A47]+[.$B$3]*[.D152]+[.E152]*[.$C$3]+[.$D$3]*[.F152]+[.G152]*[.$E$3]" office:value-type="float" office:value="2" calcext:value-type="float">
            <text:p>2</text:p>
          </table:table-cell>
          <table:table-cell table:formula="of:=[.I47]*[.$J$5]*(IF([.A47]&gt;0; 1; 0))" office:value-type="float" office:value="0" calcext:value-type="float">
            <text:p>0</text:p>
          </table:table-cell>
          <table:table-cell table:formula="of:=[.I47]+CEILING([.J47];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K47]-[.L47]&gt;0;[.K47]-[.L4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3]" office:value-type="float" office:value="0" calcext:value-type="float">
            <text:p>0</text:p>
          </table:table-cell>
          <table:table-cell table:style-name="ce10" table:formula="of:=[VAR_Bestückung.B43]" office:value-type="string" office:string-value="PN61729-S" calcext:value-type="string">
            <text:p>PN61729-S</text:p>
          </table:table-cell>
          <table:table-cell table:formula="of:=[VAR_Bestückung.C43]" office:value-type="string" office:string-value="PN61729-S" calcext:value-type="string">
            <text:p>PN61729-S</text:p>
          </table:table-cell>
          <table:table-cell table:formula="of:=[VAR_Bestückung.E43]" office:value-type="string" office:string-value="X1" calcext:value-type="string">
            <text:p>X1</text:p>
          </table:table-cell>
          <table:table-cell table:formula="of:=[VAR_Bestückung.F43]" office:value-type="string" office:string-value="BERG USB connector" calcext:value-type="string">
            <text:p>BERG USB connector</text:p>
          </table:table-cell>
          <table:table-cell table:formula="of:=[VAR_Bestückung.I43]" office:value-type="float" office:value="0" calcext:value-type="float">
            <text:p>0</text:p>
          </table:table-cell>
          <table:table-cell table:formula="of:=[VAR_Bestückung.J43]" office:value-type="float" office:value="1642035" calcext:value-type="float">
            <text:p>1642035</text:p>
          </table:table-cell>
          <table:table-cell table:formula="of:=[VAR_Bestückung.L43]" office:value-type="string" office:string-value="515-1989" calcext:value-type="string">
            <text:p>515-1989</text:p>
          </table:table-cell>
          <table:table-cell table:formula="of:=[.$A$3]*[.A48]+[.$B$3]*[.D153]+[.E153]*[.$C$3]+[.$D$3]*[.F153]+[.G153]*[.$E$3]" office:value-type="float" office:value="2" calcext:value-type="float">
            <text:p>2</text:p>
          </table:table-cell>
          <table:table-cell table:formula="of:=[.I48]*[.$J$5]*(IF([.A48]&gt;0; 1; 0))" office:value-type="float" office:value="0" calcext:value-type="float">
            <text:p>0</text:p>
          </table:table-cell>
          <table:table-cell table:formula="of:=[.I48]+CEILING([.J4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48]-[.L48]&gt;0;[.K48]-[.L4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4]" office:value-type="float" office:value="0" calcext:value-type="float">
            <text:p>0</text:p>
          </table:table-cell>
          <table:table-cell table:style-name="ce10" table:formula="of:=[VAR_Bestückung.B44]" office:value-type="string" office:string-value="RLP2-200-500" calcext:value-type="string">
            <text:p>RLP2-200-500</text:p>
          </table:table-cell>
          <table:table-cell table:formula="of:=[VAR_Bestückung.C44]" office:value-type="string" office:string-value="RLP2-200-500" calcext:value-type="string">
            <text:p>RLP2-200-500</text:p>
          </table:table-cell>
          <table:table-cell table:formula="of:=[VAR_Bestückung.E44]" office:value-type="string" office:string-value="X5" calcext:value-type="string">
            <text:p>X5</text:p>
          </table:table-cell>
          <table:table-cell table:formula="of:=[VAR_Bestückung.F44]" office:value-type="float" office:value="0" calcext:value-type="float">
            <text:p>0</text:p>
          </table:table-cell>
          <table:table-cell table:formula="of:=[VAR_Bestückung.I44]" office:value-type="float" office:value="0" calcext:value-type="float">
            <text:p>0</text:p>
          </table:table-cell>
          <table:table-cell table:formula="of:=[VAR_Bestückung.J44]" office:value-type="float" office:value="0" calcext:value-type="float">
            <text:p>0</text:p>
          </table:table-cell>
          <table:table-cell table:formula="of:=[VAR_Bestückung.L44]" office:value-type="string" office:string-value="752-9157" calcext:value-type="string">
            <text:p>752-9157</text:p>
          </table:table-cell>
          <table:table-cell table:formula="of:=[.$A$3]*[.A49]+[.$B$3]*[.D154]+[.E154]*[.$C$3]+[.$D$3]*[.F154]+[.G154]*[.$E$3]" office:value-type="float" office:value="7" calcext:value-type="float">
            <text:p>7</text:p>
          </table:table-cell>
          <table:table-cell table:formula="of:=[.I49]*[.$J$5]*(IF([.A49]&gt;0; 1; 0))" office:value-type="float" office:value="0" calcext:value-type="float">
            <text:p>0</text:p>
          </table:table-cell>
          <table:table-cell table:formula="of:=[.I49]+CEILING([.J49];1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K49]-[.L49]&gt;0;[.K49]-[.L4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5]" office:value-type="float" office:value="0" calcext:value-type="float">
            <text:p>0</text:p>
          </table:table-cell>
          <table:table-cell table:style-name="ce10" table:formula="of:=[VAR_Bestückung.B45]" office:value-type="string" office:string-value="SMS_IP67" calcext:value-type="string">
            <text:p>SMS_IP67</text:p>
          </table:table-cell>
          <table:table-cell table:formula="of:=[VAR_Bestückung.C45]" office:value-type="string" office:string-value="SMS_IP67" calcext:value-type="string">
            <text:p>SMS_IP67</text:p>
          </table:table-cell>
          <table:table-cell table:formula="of:=[VAR_Bestückung.E45]" office:value-type="string" office:string-value="T1_LO, T2_SOE, T4_PWR, T5_ERRINH, T9_SODS" calcext:value-type="string">
            <text:p>T1_LO, T2_SOE, T4_PWR, T5_ERRINH, T9_SODS</text:p>
          </table:table-cell>
          <table:table-cell table:formula="of:=[VAR_Bestückung.F45]" office:value-type="string" office:string-value="Gro�er Tastschalter  Taster Switch Schalter" calcext:value-type="string">
            <text:p>Gro�er Tastschalter <text:s/>Taster Switch Schalter</text:p>
          </table:table-cell>
          <table:table-cell table:formula="of:=[VAR_Bestückung.I45]" office:value-type="float" office:value="0" calcext:value-type="float">
            <text:p>0</text:p>
          </table:table-cell>
          <table:table-cell table:formula="of:=[VAR_Bestückung.J45]" office:value-type="float" office:value="1217758" calcext:value-type="float">
            <text:p>1217758</text:p>
          </table:table-cell>
          <table:table-cell table:formula="of:=[VAR_Bestückung.L45]" office:value-type="float" office:value="0" calcext:value-type="float">
            <text:p>0</text:p>
          </table:table-cell>
          <table:table-cell table:formula="of:=[.$A$3]*[.A50]+[.$B$3]*[.D155]+[.E155]*[.$C$3]+[.$D$3]*[.F155]+[.G155]*[.$E$3]" office:value-type="float" office:value="75" calcext:value-type="float">
            <text:p>75</text:p>
          </table:table-cell>
          <table:table-cell table:formula="of:=[.I50]*[.$J$5]*(IF([.A50]&gt;0; 1; 0))" office:value-type="float" office:value="0" calcext:value-type="float">
            <text:p>0</text:p>
          </table:table-cell>
          <table:table-cell table:formula="of:=[.I50]+CEILING([.J50];1)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[.K50]-[.L50]&gt;0;[.K50]-[.L50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46]" office:value-type="float" office:value="1" calcext:value-type="float">
            <text:p>1</text:p>
          </table:table-cell>
          <table:table-cell table:style-name="ce10" table:formula="of:=[VAR_Bestückung.B46]" office:value-type="string" office:string-value="SP490" calcext:value-type="string">
            <text:p>SP490</text:p>
          </table:table-cell>
          <table:table-cell table:formula="of:=[VAR_Bestückung.C46]" office:value-type="string" office:string-value="SP490" calcext:value-type="string">
            <text:p>SP490</text:p>
          </table:table-cell>
          <table:table-cell table:formula="of:=[VAR_Bestückung.E46]" office:value-type="string" office:string-value="U$5" calcext:value-type="string">
            <text:p>U$5</text:p>
          </table:table-cell>
          <table:table-cell table:formula="of:=[VAR_Bestückung.F46]" office:value-type="float" office:value="0" calcext:value-type="float">
            <text:p>0</text:p>
          </table:table-cell>
          <table:table-cell table:formula="of:=[VAR_Bestückung.I46]" office:value-type="float" office:value="0" calcext:value-type="float">
            <text:p>0</text:p>
          </table:table-cell>
          <table:table-cell table:formula="of:=[VAR_Bestückung.J46]" office:value-type="float" office:value="9387234" calcext:value-type="float">
            <text:p>9387234</text:p>
          </table:table-cell>
          <table:table-cell table:formula="of:=[VAR_Bestückung.L46]" office:value-type="float" office:value="0" calcext:value-type="float">
            <text:p>0</text:p>
          </table:table-cell>
          <table:table-cell table:formula="of:=[.$A$3]*[.A51]+[.$B$3]*[.D156]+[.E156]*[.$C$3]+[.$D$3]*[.F156]+[.G156]*[.$E$3]" office:value-type="float" office:value="22" calcext:value-type="float">
            <text:p>22</text:p>
          </table:table-cell>
          <table:table-cell table:formula="of:=[.I51]*[.$J$5]*(IF([.A51]&gt;0; 1; 0))" office:value-type="float" office:value="2.2" calcext:value-type="float">
            <text:p>2.2</text:p>
          </table:table-cell>
          <table:table-cell table:formula="of:=[.I51]+CEILING([.J51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1]-[.L51]&gt;0;[.K51]-[.L51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7]" office:value-type="float" office:value="0" calcext:value-type="float">
            <text:p>0</text:p>
          </table:table-cell>
          <table:table-cell table:style-name="ce10" table:formula="of:=[VAR_Bestückung.B47]" office:value-type="string" office:string-value="SWITCH_LED" calcext:value-type="string">
            <text:p>SWITCH_LED</text:p>
          </table:table-cell>
          <table:table-cell table:formula="of:=[VAR_Bestückung.C47]" office:value-type="string" office:string-value="SWITCH_LED" calcext:value-type="string">
            <text:p>SWITCH_LED</text:p>
          </table:table-cell>
          <table:table-cell table:formula="of:=[VAR_Bestückung.E47]" office:value-type="string" office:string-value="T3_SOE, T8_LO, T10_SODS" calcext:value-type="string">
            <text:p>T3_SOE, T8_LO, T10_SODS</text:p>
          </table:table-cell>
          <table:table-cell table:formula="of:=[VAR_Bestückung.F47]" office:value-type="float" office:value="0" calcext:value-type="float">
            <text:p>0</text:p>
          </table:table-cell>
          <table:table-cell table:formula="of:=[VAR_Bestückung.I47]" office:value-type="string" office:string-value="12 G 203" calcext:value-type="string">
            <text:p>12 G 203</text:p>
          </table:table-cell>
          <table:table-cell table:formula="of:=[VAR_Bestückung.J47]" office:value-type="float" office:value="0" calcext:value-type="float">
            <text:p>0</text:p>
          </table:table-cell>
          <table:table-cell table:formula="of:=[VAR_Bestückung.L47]" office:value-type="float" office:value="0" calcext:value-type="float">
            <text:p>0</text:p>
          </table:table-cell>
          <table:table-cell table:formula="of:=[.$A$3]*[.A52]+[.$B$3]*[.D157]+[.E157]*[.$C$3]+[.$D$3]*[.F157]+[.G157]*[.$E$3]" office:value-type="float" office:value="21" calcext:value-type="float">
            <text:p>21</text:p>
          </table:table-cell>
          <table:table-cell table:formula="of:=[.I52]*[.$J$5]*(IF([.A52]&gt;0; 1; 0))" office:value-type="float" office:value="0" calcext:value-type="float">
            <text:p>0</text:p>
          </table:table-cell>
          <table:table-cell table:formula="of:=[.I52]+CEILING([.J52];1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IF([.K52]-[.L52]&gt;0;[.K52]-[.L5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8]" office:value-type="float" office:value="0" calcext:value-type="float">
            <text:p>0</text:p>
          </table:table-cell>
          <table:table-cell table:style-name="ce10" table:formula="of:=[VAR_Bestückung.B48]" office:value-type="string" office:string-value="SWITCH_LED" calcext:value-type="string">
            <text:p>SWITCH_LED</text:p>
          </table:table-cell>
          <table:table-cell table:formula="of:=[VAR_Bestückung.C48]" office:value-type="string" office:string-value="SWITCH_LED" calcext:value-type="string">
            <text:p>SWITCH_LED</text:p>
          </table:table-cell>
          <table:table-cell table:formula="of:=[VAR_Bestückung.E48]" office:value-type="string" office:string-value="T6_PWR, T7_ERRINH" calcext:value-type="string">
            <text:p>T6_PWR, T7_ERRINH</text:p>
          </table:table-cell>
          <table:table-cell table:formula="of:=[VAR_Bestückung.F48]" office:value-type="float" office:value="0" calcext:value-type="float">
            <text:p>0</text:p>
          </table:table-cell>
          <table:table-cell table:formula="of:=[VAR_Bestückung.I48]" office:value-type="string" office:string-value="12 G 205" calcext:value-type="string">
            <text:p>12 G 205</text:p>
          </table:table-cell>
          <table:table-cell table:formula="of:=[VAR_Bestückung.J48]" office:value-type="float" office:value="0" calcext:value-type="float">
            <text:p>0</text:p>
          </table:table-cell>
          <table:table-cell table:formula="of:=[VAR_Bestückung.L48]" office:value-type="float" office:value="0" calcext:value-type="float">
            <text:p>0</text:p>
          </table:table-cell>
          <table:table-cell table:formula="of:=[.$A$3]*[.A53]+[.$B$3]*[.D158]+[.E158]*[.$C$3]+[.$D$3]*[.F158]+[.G158]*[.$E$3]" office:value-type="float" office:value="8" calcext:value-type="float">
            <text:p>8</text:p>
          </table:table-cell>
          <table:table-cell table:formula="of:=[.I53]*[.$J$5]*(IF([.A53]&gt;0; 1; 0))" office:value-type="float" office:value="0" calcext:value-type="float">
            <text:p>0</text:p>
          </table:table-cell>
          <table:table-cell table:formula="of:=[.I53]+CEILING([.J53]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K53]-[.L53]&gt;0;[.K53]-[.L5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9]" office:value-type="float" office:value="1" calcext:value-type="float">
            <text:p>1</text:p>
          </table:table-cell>
          <table:table-cell table:style-name="ce10" table:formula="of:=[VAR_Bestückung.B49]" office:value-type="string" office:string-value="TEN3-2410N" calcext:value-type="string">
            <text:p>TEN3-2410N</text:p>
          </table:table-cell>
          <table:table-cell table:formula="of:=[VAR_Bestückung.C49]" office:value-type="string" office:string-value="TEN3-2410N" calcext:value-type="string">
            <text:p>TEN3-2410N</text:p>
          </table:table-cell>
          <table:table-cell table:formula="of:=[VAR_Bestückung.E49]" office:value-type="string" office:string-value="U$10" calcext:value-type="string">
            <text:p>U$10</text:p>
          </table:table-cell>
          <table:table-cell table:formula="of:=[VAR_Bestückung.F49]" office:value-type="float" office:value="0" calcext:value-type="float">
            <text:p>0</text:p>
          </table:table-cell>
          <table:table-cell table:formula="of:=[VAR_Bestückung.I49]" office:value-type="float" office:value="0" calcext:value-type="float">
            <text:p>0</text:p>
          </table:table-cell>
          <table:table-cell table:formula="of:=[VAR_Bestückung.J49]" office:value-type="float" office:value="0" calcext:value-type="float">
            <text:p>0</text:p>
          </table:table-cell>
          <table:table-cell table:formula="of:=[VAR_Bestückung.L49]" office:value-type="string" office:string-value="801-9330" calcext:value-type="string">
            <text:p>801-9330</text:p>
          </table:table-cell>
          <table:table-cell table:formula="of:=[.$A$3]*[.A54]+[.$B$3]*[.D159]+[.E159]*[.$C$3]+[.$D$3]*[.F159]+[.G159]*[.$E$3]" office:value-type="float" office:value="22" calcext:value-type="float">
            <text:p>22</text:p>
          </table:table-cell>
          <table:table-cell table:formula="of:=[.I54]*[.$J$5]*(IF([.A54]&gt;0; 1; 0))" office:value-type="float" office:value="2.2" calcext:value-type="float">
            <text:p>2.2</text:p>
          </table:table-cell>
          <table:table-cell table:formula="of:=[.I54]+CEILING([.J54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4]-[.L54]&gt;0;[.K54]-[.L54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0]" office:value-type="float" office:value="1" calcext:value-type="float">
            <text:p>1</text:p>
          </table:table-cell>
          <table:table-cell table:style-name="ce10" table:formula="of:=[VAR_Bestückung.B50]" office:value-type="string" office:string-value="TPS73125" calcext:value-type="string">
            <text:p>TPS73125</text:p>
          </table:table-cell>
          <table:table-cell table:formula="of:=[VAR_Bestückung.C50]" office:value-type="string" office:string-value="TPS731" calcext:value-type="string">
            <text:p>TPS731</text:p>
          </table:table-cell>
          <table:table-cell table:formula="of:=[VAR_Bestückung.E50]" office:value-type="string" office:string-value="U7" calcext:value-type="string">
            <text:p>U7</text:p>
          </table:table-cell>
          <table:table-cell table:formula="of:=[VAR_Bestückung.F50]" office:value-type="float" office:value="0" calcext:value-type="float">
            <text:p>0</text:p>
          </table:table-cell>
          <table:table-cell table:formula="of:=[VAR_Bestückung.I50]" office:value-type="float" office:value="0" calcext:value-type="float">
            <text:p>0</text:p>
          </table:table-cell>
          <table:table-cell table:formula="of:=[VAR_Bestückung.J50]" office:value-type="float" office:value="2112625" calcext:value-type="float">
            <text:p>2112625</text:p>
          </table:table-cell>
          <table:table-cell table:formula="of:=[VAR_Bestückung.L50]" office:value-type="float" office:value="0" calcext:value-type="float">
            <text:p>0</text:p>
          </table:table-cell>
          <table:table-cell table:formula="of:=[.$A$3]*[.A55]+[.$B$3]*[.D160]+[.E160]*[.$C$3]+[.$D$3]*[.F160]+[.G160]*[.$E$3]" office:value-type="float" office:value="22" calcext:value-type="float">
            <text:p>22</text:p>
          </table:table-cell>
          <table:table-cell table:formula="of:=[.I55]*[.$J$5]*(IF([.A55]&gt;0; 1; 0))" office:value-type="float" office:value="2.2" calcext:value-type="float">
            <text:p>2.2</text:p>
          </table:table-cell>
          <table:table-cell table:formula="of:=[.I55]+CEILING([.J55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5]-[.L55]&gt;0;[.K55]-[.L55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1]" office:value-type="float" office:value="1" calcext:value-type="float">
            <text:p>1</text:p>
          </table:table-cell>
          <table:table-cell table:style-name="ce10" table:formula="of:=[VAR_Bestückung.B51]" office:value-type="string" office:string-value="TSR_1-2450" calcext:value-type="string">
            <text:p>TSR_1-2450</text:p>
          </table:table-cell>
          <table:table-cell table:formula="of:=[VAR_Bestückung.C51]" office:value-type="string" office:string-value="TSR_1-2450" calcext:value-type="string">
            <text:p>TSR_1-2450</text:p>
          </table:table-cell>
          <table:table-cell table:formula="of:=[VAR_Bestückung.E51]" office:value-type="string" office:string-value="U3" calcext:value-type="string">
            <text:p>U3</text:p>
          </table:table-cell>
          <table:table-cell table:formula="of:=[VAR_Bestückung.F51]" office:value-type="string" office:string-value="TRACO TSR-1 Series" calcext:value-type="string">
            <text:p>TRACO TSR-1 Series</text:p>
          </table:table-cell>
          <table:table-cell table:formula="of:=[VAR_Bestückung.I51]" office:value-type="float" office:value="0" calcext:value-type="float">
            <text:p>0</text:p>
          </table:table-cell>
          <table:table-cell table:formula="of:=[VAR_Bestückung.J51]" office:value-type="float" office:value="1696320" calcext:value-type="float">
            <text:p>1696320</text:p>
          </table:table-cell>
          <table:table-cell table:formula="of:=[VAR_Bestückung.L51]" office:value-type="float" office:value="0" calcext:value-type="float">
            <text:p>0</text:p>
          </table:table-cell>
          <table:table-cell table:formula="of:=[.$A$3]*[.A56]+[.$B$3]*[.D161]+[.E161]*[.$C$3]+[.$D$3]*[.F161]+[.G161]*[.$E$3]" office:value-type="float" office:value="22" calcext:value-type="float">
            <text:p>22</text:p>
          </table:table-cell>
          <table:table-cell table:formula="of:=[.I56]*[.$J$5]*(IF([.A56]&gt;0; 1; 0))" office:value-type="float" office:value="2.2" calcext:value-type="float">
            <text:p>2.2</text:p>
          </table:table-cell>
          <table:table-cell table:formula="of:=[.I56]+CEILING([.J56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6]-[.L56]&gt;0;[.K56]-[.L56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2]" office:value-type="float" office:value="1" calcext:value-type="float">
            <text:p>1</text:p>
          </table:table-cell>
          <table:table-cell table:style-name="ce10" table:formula="of:=[VAR_Bestückung.B52]" office:value-type="string" office:string-value="UDN2596" calcext:value-type="string">
            <text:p>UDN2596</text:p>
          </table:table-cell>
          <table:table-cell table:formula="of:=[VAR_Bestückung.C52]" office:value-type="string" office:string-value="UDN2596" calcext:value-type="string">
            <text:p>UDN2596</text:p>
          </table:table-cell>
          <table:table-cell table:formula="of:=[VAR_Bestückung.E52]" office:value-type="string" office:string-value="U$4" calcext:value-type="string">
            <text:p>U$4</text:p>
          </table:table-cell>
          <table:table-cell table:formula="of:=[VAR_Bestückung.F52]" office:value-type="float" office:value="0" calcext:value-type="float">
            <text:p>0</text:p>
          </table:table-cell>
          <table:table-cell table:formula="of:=[VAR_Bestückung.I52]" office:value-type="float" office:value="0" calcext:value-type="float">
            <text:p>0</text:p>
          </table:table-cell>
          <table:table-cell table:formula="of:=[VAR_Bestückung.J52]" office:value-type="float" office:value="1103848" calcext:value-type="float">
            <text:p>1103848</text:p>
          </table:table-cell>
          <table:table-cell table:formula="of:=[VAR_Bestückung.L52]" office:value-type="float" office:value="0" calcext:value-type="float">
            <text:p>0</text:p>
          </table:table-cell>
          <table:table-cell table:formula="of:=[.$A$3]*[.A57]+[.$B$3]*[.D162]+[.E162]*[.$C$3]+[.$D$3]*[.F162]+[.G162]*[.$E$3]" office:value-type="float" office:value="22" calcext:value-type="float">
            <text:p>22</text:p>
          </table:table-cell>
          <table:table-cell table:formula="of:=[.I57]*[.$J$5]*(IF([.A57]&gt;0; 1; 0))" office:value-type="float" office:value="2.2" calcext:value-type="float">
            <text:p>2.2</text:p>
          </table:table-cell>
          <table:table-cell table:formula="of:=[.I57]+CEILING([.J57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57]-[.L57]&gt;0;[.K57]-[.L57];0)" office:value-type="float" office:value="7" calcext:value-type="float">
            <text:p>7</text:p>
          </table:table-cell>
        </table:table-row>
        <table:table-row table:style-name="ro1">
          <table:table-cell table:formula="of:=[VAR_Bestückung.A53]" office:value-type="float" office:value="1" calcext:value-type="float">
            <text:p>1</text:p>
          </table:table-cell>
          <table:table-cell table:style-name="ce10" table:formula="of:=[VAR_Bestückung.B53]" office:value-type="string" office:string-value="XMEGA-A4UTQFP" calcext:value-type="string">
            <text:p>XMEGA-A4UTQFP</text:p>
          </table:table-cell>
          <table:table-cell table:formula="of:=[VAR_Bestückung.C53]" office:value-type="string" office:string-value="XMEGA-A4UTQFP" calcext:value-type="string">
            <text:p>XMEGA-A4UTQFP</text:p>
          </table:table-cell>
          <table:table-cell table:formula="of:=[VAR_Bestückung.E53]" office:value-type="string" office:string-value="U2" calcext:value-type="string">
            <text:p>U2</text:p>
          </table:table-cell>
          <table:table-cell table:formula="of:=[VAR_Bestückung.F53]" office:value-type="string" office:string-value="Atmel XMega A4U series processor" calcext:value-type="string">
            <text:p>Atmel XMega A4U series processor</text:p>
          </table:table-cell>
          <table:table-cell table:formula="of:=[VAR_Bestückung.I53]" office:value-type="float" office:value="0" calcext:value-type="float">
            <text:p>0</text:p>
          </table:table-cell>
          <table:table-cell table:formula="of:=[VAR_Bestückung.J53]" office:value-type="float" office:value="2066309" calcext:value-type="float">
            <text:p>2066309</text:p>
          </table:table-cell>
          <table:table-cell table:formula="of:=[VAR_Bestückung.L53]" office:value-type="float" office:value="0" calcext:value-type="float">
            <text:p>0</text:p>
          </table:table-cell>
          <table:table-cell table:formula="of:=[.$A$3]*[.A58]+[.$B$3]*[.D163]+[.E163]*[.$C$3]+[.$D$3]*[.F163]+[.G163]*[.$E$3]" office:value-type="float" office:value="22" calcext:value-type="float">
            <text:p>22</text:p>
          </table:table-cell>
          <table:table-cell table:formula="of:=[.I58]*[.$J$5]*(IF([.A58]&gt;0; 1; 0))" office:value-type="float" office:value="2.2" calcext:value-type="float">
            <text:p>2.2</text:p>
          </table:table-cell>
          <table:table-cell table:formula="of:=[.I58]+CEILING([.J58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8]-[.L58]&gt;0;[.K58]-[.L58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4]" office:value-type="float" office:value="3" calcext:value-type="float">
            <text:p>3</text:p>
          </table:table-cell>
          <table:table-cell table:style-name="ce10" table:formula="of:=[VAR_Bestückung.B54]" office:value-type="string" office:string-value="YELLOW" calcext:value-type="string">
            <text:p>YELLOW</text:p>
          </table:table-cell>
          <table:table-cell table:formula="of:=[VAR_Bestückung.C54]" office:value-type="string" office:string-value="LEDCHIPLED_1206" calcext:value-type="string">
            <text:p>LEDCHIPLED_1206</text:p>
          </table:table-cell>
          <table:table-cell table:formula="of:=[VAR_Bestückung.E54]" office:value-type="string" office:string-value="LED1_LO, LED2_SOE, LED3_SODS" calcext:value-type="string">
            <text:p>LED1_LO, LED2_SOE, LED3_SODS</text:p>
          </table:table-cell>
          <table:table-cell table:formula="of:=[VAR_Bestückung.F54]" office:value-type="string" office:string-value="LED" calcext:value-type="string">
            <text:p>LED</text:p>
          </table:table-cell>
          <table:table-cell table:formula="of:=[VAR_Bestückung.I54]" office:value-type="float" office:value="0" calcext:value-type="float">
            <text:p>0</text:p>
          </table:table-cell>
          <table:table-cell table:formula="of:=[VAR_Bestückung.J54]" office:value-type="float" office:value="2099249" calcext:value-type="float">
            <text:p>2099249</text:p>
          </table:table-cell>
          <table:table-cell table:formula="of:=[VAR_Bestückung.L54]" office:value-type="float" office:value="0" calcext:value-type="float">
            <text:p>0</text:p>
          </table:table-cell>
          <table:table-cell table:formula="of:=[.$A$3]*[.A59]+[.$B$3]*[.D164]+[.E164]*[.$C$3]+[.$D$3]*[.F164]+[.G164]*[.$E$3]" office:value-type="float" office:value="66" calcext:value-type="float">
            <text:p>66</text:p>
          </table:table-cell>
          <table:table-cell table:formula="of:=[.I59]*[.$J$5]*(IF([.A59]&gt;0; 1; 0))" office:value-type="float" office:value="6.6" calcext:value-type="float">
            <text:p>6.6</text:p>
          </table:table-cell>
          <table:table-cell table:formula="of:=[.I59]+CEILING([.J59];1)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formula="of:=IF([.K59]-[.L59]&gt;0;[.K59]-[.L59];0)" office:value-type="float" office:value="43" calcext:value-type="float">
            <text:p>43</text:p>
          </table:table-cell>
        </table:table-row>
        <table:table-row table:style-name="ro1">
          <table:table-cell table:formula="of:=[VAR_Bestückung.A55]" office:value-type="float" office:value="0" calcext:value-type="float">
            <text:p>0</text:p>
          </table:table-cell>
          <table:table-cell table:style-name="ce10" table:formula="of:=[VAR_Bestückung.B55]" office:value-type="string" office:string-value="opt" calcext:value-type="string">
            <text:p>opt</text:p>
          </table:table-cell>
          <table:table-cell table:formula="of:=[VAR_Bestückung.C55]" office:value-type="string" office:string-value="C-EUC0805K" calcext:value-type="string">
            <text:p>C-EUC0805K</text:p>
          </table:table-cell>
          <table:table-cell table:formula="of:=[VAR_Bestückung.E55]" office:value-type="string" office:string-value="C10, C11" calcext:value-type="string">
            <text:p>C10, C11</text:p>
          </table:table-cell>
          <table:table-cell table:formula="of:=[VAR_Bestückung.F55]" office:value-type="string" office:string-value="CAPACITOR, European symbol" calcext:value-type="string">
            <text:p>CAPACITOR, European symbol</text:p>
          </table:table-cell>
          <table:table-cell table:formula="of:=[VAR_Bestückung.I55]" office:value-type="float" office:value="0" calcext:value-type="float">
            <text:p>0</text:p>
          </table:table-cell>
          <table:table-cell table:formula="of:=[VAR_Bestückung.J55]" office:value-type="float" office:value="0" calcext:value-type="float">
            <text:p>0</text:p>
          </table:table-cell>
          <table:table-cell table:formula="of:=[VAR_Bestückung.L55]" office:value-type="float" office:value="0" calcext:value-type="float">
            <text:p>0</text:p>
          </table:table-cell>
          <table:table-cell table:formula="of:=[.$A$3]*[.A60]+[.$B$3]*[.D165]+[.E165]*[.$C$3]+[.$D$3]*[.F165]+[.G165]*[.$E$3]" office:value-type="float" office:value="0" calcext:value-type="float">
            <text:p>0</text:p>
          </table:table-cell>
          <table:table-cell table:formula="of:=[.I60]*[.$J$5]*(IF([.A60]&gt;0; 1; 0))" office:value-type="float" office:value="0" calcext:value-type="float">
            <text:p>0</text:p>
          </table:table-cell>
          <table:table-cell table:formula="of:=[.I60]+CEILING([.J60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60]-[.L60]&gt;0;[.K60]-[.L6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6]" office:value-type="float" office:value="0" calcext:value-type="float">
            <text:p>0</text:p>
          </table:table-cell>
          <table:table-cell table:style-name="ce10" table:formula="of:=[VAR_Bestückung.B56]" office:value-type="string" office:string-value="opt" calcext:value-type="string">
            <text:p>opt</text:p>
          </table:table-cell>
          <table:table-cell table:formula="of:=[VAR_Bestückung.C56]" office:value-type="string" office:string-value="CRYSTALHC49S" calcext:value-type="string">
            <text:p>CRYSTALHC49S</text:p>
          </table:table-cell>
          <table:table-cell table:formula="of:=[VAR_Bestückung.E56]" office:value-type="string" office:string-value="Q1" calcext:value-type="string">
            <text:p>Q1</text:p>
          </table:table-cell>
          <table:table-cell table:formula="of:=[VAR_Bestückung.F56]" office:value-type="string" office:string-value="CRYSTAL" calcext:value-type="string">
            <text:p>CRYSTAL</text:p>
          </table:table-cell>
          <table:table-cell table:formula="of:=[VAR_Bestückung.I56]" office:value-type="float" office:value="0" calcext:value-type="float">
            <text:p>0</text:p>
          </table:table-cell>
          <table:table-cell table:formula="of:=[VAR_Bestückung.J56]" office:value-type="float" office:value="1667008" calcext:value-type="float">
            <text:p>1667008</text:p>
          </table:table-cell>
          <table:table-cell table:formula="of:=[VAR_Bestückung.L56]" office:value-type="float" office:value="0" calcext:value-type="float">
            <text:p>0</text:p>
          </table:table-cell>
          <table:table-cell table:formula="of:=[.$A$3]*[.A61]+[.$B$3]*[.D166]+[.E166]*[.$C$3]+[.$D$3]*[.F166]+[.G166]*[.$E$3]" office:value-type="float" office:value="0" calcext:value-type="float">
            <text:p>0</text:p>
          </table:table-cell>
          <table:table-cell table:formula="of:=[.I61]*[.$J$5]*(IF([.A61]&gt;0; 1; 0))" office:value-type="float" office:value="0" calcext:value-type="float">
            <text:p>0</text:p>
          </table:table-cell>
          <table:table-cell table:formula="of:=[.I61]+CEILING([.J61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61]-[.L61]&gt;0;[.K61]-[.L6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7]" office:value-type="float" office:value="2" calcext:value-type="float">
            <text:p>2</text:p>
          </table:table-cell>
          <table:table-cell table:style-name="ce10" table:formula="of:=[VAR_Bestückung.B57]" office:value-type="float" office:value="0" calcext:value-type="float">
            <text:p>0</text:p>
          </table:table-cell>
          <table:table-cell table:formula="of:=[VAR_Bestückung.C57]" office:value-type="string" office:string-value="R-EU_R0805" calcext:value-type="string">
            <text:p>R-EU_R0805</text:p>
          </table:table-cell>
          <table:table-cell table:formula="of:=[VAR_Bestückung.E57]" office:value-type="string" office:string-value="R33, R34, R35" calcext:value-type="string">
            <text:p>R33, R34, R35</text:p>
          </table:table-cell>
          <table:table-cell table:formula="of:=[VAR_Bestückung.F57]" office:value-type="string" office:string-value="RESISTOR, European symbol" calcext:value-type="string">
            <text:p>RESISTOR, European symbol</text:p>
          </table:table-cell>
          <table:table-cell table:formula="of:=[VAR_Bestückung.I57]" office:value-type="float" office:value="0" calcext:value-type="float">
            <text:p>0</text:p>
          </table:table-cell>
          <table:table-cell table:formula="of:=[VAR_Bestückung.J57]" office:value-type="float" office:value="2309112" calcext:value-type="float">
            <text:p>2309112</text:p>
          </table:table-cell>
          <table:table-cell table:formula="of:=[VAR_Bestückung.L57]" office:value-type="float" office:value="0" calcext:value-type="float">
            <text:p>0</text:p>
          </table:table-cell>
          <table:table-cell table:formula="of:=[.$A$3]*[.A62]+[.$B$3]*[.D167]+[.E167]*[.$C$3]+[.$D$3]*[.F167]+[.G167]*[.$E$3]" office:value-type="float" office:value="44" calcext:value-type="float">
            <text:p>44</text:p>
          </table:table-cell>
          <table:table-cell table:formula="of:=[.I62]*[.$J$5]*(IF([.A62]&gt;0; 1; 0))" office:value-type="float" office:value="4.4" calcext:value-type="float">
            <text:p>4.4</text:p>
          </table:table-cell>
          <table:table-cell table:formula="of:=[.I62]+CEILING([.J62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62]-[.L62]&gt;0;[.K62]-[.L62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58]" office:value-type="float" office:value="0" calcext:value-type="float">
            <text:p>0</text:p>
          </table:table-cell>
          <table:table-cell table:style-name="ce10" table:formula="of:=[VAR_Bestückung.B58]" office:value-type="float" office:value="0" calcext:value-type="float">
            <text:p>0</text:p>
          </table:table-cell>
          <table:table-cell table:formula="of:=[VAR_Bestückung.C58]" office:value-type="float" office:value="0" calcext:value-type="float">
            <text:p>0</text:p>
          </table:table-cell>
          <table:table-cell table:formula="of:=[VAR_Bestückung.E58]" office:value-type="float" office:value="0" calcext:value-type="float">
            <text:p>0</text:p>
          </table:table-cell>
          <table:table-cell table:formula="of:=[VAR_Bestückung.F58]" office:value-type="float" office:value="0" calcext:value-type="float">
            <text:p>0</text:p>
          </table:table-cell>
          <table:table-cell table:formula="of:=[VAR_Bestückung.I58]" office:value-type="float" office:value="0" calcext:value-type="float">
            <text:p>0</text:p>
          </table:table-cell>
          <table:table-cell table:formula="of:=[VAR_Bestückung.J58]" office:value-type="float" office:value="0" calcext:value-type="float">
            <text:p>0</text:p>
          </table:table-cell>
          <table:table-cell table:formula="of:=[VAR_Bestückung.L58]" office:value-type="float" office:value="0" calcext:value-type="float">
            <text:p>0</text:p>
          </table:table-cell>
          <table:table-cell table:formula="of:=[.$A$3]*[.A63]+[.$B$3]*[.D168]+[.E168]*[.$C$3]+[.$D$3]*[.F168]+[.G168]*[.$E$3]" office:value-type="float" office:value="0" calcext:value-type="float">
            <text:p>0</text:p>
          </table:table-cell>
          <table:table-cell table:formula="of:=[.I63]*[.$J$5]" office:value-type="float" office:value="0" calcext:value-type="float">
            <text:p>0</text:p>
          </table:table-cell>
          <table:table-cell table:formula="of:=[.I63]+CEILING([.J63];1)" office:value-type="float" office:value="0" calcext:value-type="float">
            <text:p>0</text:p>
          </table:table-cell>
          <table:table-cell/>
          <table:table-cell table:formula="of:=IF([.K63]-[.L63]&gt;0;[.K63]-[.L6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9]" office:value-type="float" office:value="0" calcext:value-type="float">
            <text:p>0</text:p>
          </table:table-cell>
          <table:table-cell table:style-name="ce10" table:formula="of:=[VAR_Bestückung.B59]" office:value-type="float" office:value="0" calcext:value-type="float">
            <text:p>0</text:p>
          </table:table-cell>
          <table:table-cell table:formula="of:=[VAR_Bestückung.C59]" office:value-type="float" office:value="0" calcext:value-type="float">
            <text:p>0</text:p>
          </table:table-cell>
          <table:table-cell table:formula="of:=[VAR_Bestückung.E59]" office:value-type="float" office:value="0" calcext:value-type="float">
            <text:p>0</text:p>
          </table:table-cell>
          <table:table-cell table:formula="of:=[VAR_Bestückung.F59]" office:value-type="float" office:value="0" calcext:value-type="float">
            <text:p>0</text:p>
          </table:table-cell>
          <table:table-cell table:formula="of:=[VAR_Bestückung.I59]" office:value-type="float" office:value="0" calcext:value-type="float">
            <text:p>0</text:p>
          </table:table-cell>
          <table:table-cell table:formula="of:=[VAR_Bestückung.J59]" office:value-type="float" office:value="0" calcext:value-type="float">
            <text:p>0</text:p>
          </table:table-cell>
          <table:table-cell table:formula="of:=[VAR_Bestückung.L59]" office:value-type="float" office:value="0" calcext:value-type="float">
            <text:p>0</text:p>
          </table:table-cell>
          <table:table-cell table:formula="of:=[.$A$3]*[.A64]+[.$B$3]*[.D169]+[.E169]*[.$C$3]+[.$D$3]*[.F169]+[.G169]*[.$E$3]" office:value-type="float" office:value="0" calcext:value-type="float">
            <text:p>0</text:p>
          </table:table-cell>
          <table:table-cell table:formula="of:=[.I64]*[.$J$5]" office:value-type="float" office:value="0" calcext:value-type="float">
            <text:p>0</text:p>
          </table:table-cell>
          <table:table-cell table:formula="of:=[.I64]+CEILING([.J64];1)" office:value-type="float" office:value="0" calcext:value-type="float">
            <text:p>0</text:p>
          </table:table-cell>
          <table:table-cell/>
          <table:table-cell table:formula="of:=IF([.K64]-[.L64]&gt;0;[.K64]-[.L6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0]" office:value-type="float" office:value="0" calcext:value-type="float">
            <text:p>0</text:p>
          </table:table-cell>
          <table:table-cell table:formula="of:=[VAR_Bestückung.B60]" office:value-type="float" office:value="0" calcext:value-type="float">
            <text:p>0</text:p>
          </table:table-cell>
          <table:table-cell table:formula="of:=[VAR_Bestückung.C60]" office:value-type="float" office:value="0" calcext:value-type="float">
            <text:p>0</text:p>
          </table:table-cell>
          <table:table-cell table:formula="of:=[VAR_Bestückung.E60]" office:value-type="float" office:value="0" calcext:value-type="float">
            <text:p>0</text:p>
          </table:table-cell>
          <table:table-cell table:formula="of:=[VAR_Bestückung.F60]" office:value-type="float" office:value="0" calcext:value-type="float">
            <text:p>0</text:p>
          </table:table-cell>
          <table:table-cell table:formula="of:=[VAR_Bestückung.I60]" office:value-type="float" office:value="0" calcext:value-type="float">
            <text:p>0</text:p>
          </table:table-cell>
          <table:table-cell table:formula="of:=[VAR_Bestückung.J60]" office:value-type="float" office:value="0" calcext:value-type="float">
            <text:p>0</text:p>
          </table:table-cell>
          <table:table-cell table:formula="of:=[VAR_Bestückung.L60]" office:value-type="float" office:value="0" calcext:value-type="float">
            <text:p>0</text:p>
          </table:table-cell>
          <table:table-cell table:formula="of:=[.$A$3]*[.A65]+[.$B$3]*[.D170]+[.E170]*[.$C$3]+[.$D$3]*[.F170]+[.G170]*[.$E$3]" office:value-type="float" office:value="0" calcext:value-type="float">
            <text:p>0</text:p>
          </table:table-cell>
          <table:table-cell table:formula="of:=[.I65]*[.$J$5]" office:value-type="float" office:value="0" calcext:value-type="float">
            <text:p>0</text:p>
          </table:table-cell>
          <table:table-cell table:formula="of:=[.I65]+CEILING([.J65];1)" office:value-type="float" office:value="0" calcext:value-type="float">
            <text:p>0</text:p>
          </table:table-cell>
          <table:table-cell/>
          <table:table-cell table:formula="of:=IF([.K65]-[.L65]&gt;0;[.K65]-[.L6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1]" office:value-type="float" office:value="0" calcext:value-type="float">
            <text:p>0</text:p>
          </table:table-cell>
          <table:table-cell table:formula="of:=[VAR_Bestückung.B61]" office:value-type="float" office:value="0" calcext:value-type="float">
            <text:p>0</text:p>
          </table:table-cell>
          <table:table-cell table:formula="of:=[VAR_Bestückung.C61]" office:value-type="float" office:value="0" calcext:value-type="float">
            <text:p>0</text:p>
          </table:table-cell>
          <table:table-cell table:formula="of:=[VAR_Bestückung.E61]" office:value-type="float" office:value="0" calcext:value-type="float">
            <text:p>0</text:p>
          </table:table-cell>
          <table:table-cell table:formula="of:=[VAR_Bestückung.F61]" office:value-type="float" office:value="0" calcext:value-type="float">
            <text:p>0</text:p>
          </table:table-cell>
          <table:table-cell table:formula="of:=[VAR_Bestückung.I61]" office:value-type="float" office:value="0" calcext:value-type="float">
            <text:p>0</text:p>
          </table:table-cell>
          <table:table-cell table:formula="of:=[VAR_Bestückung.J61]" office:value-type="float" office:value="0" calcext:value-type="float">
            <text:p>0</text:p>
          </table:table-cell>
          <table:table-cell table:formula="of:=[VAR_Bestückung.L61]" office:value-type="float" office:value="0" calcext:value-type="float">
            <text:p>0</text:p>
          </table:table-cell>
          <table:table-cell table:formula="of:=[.$A$3]*[.A66]+[.$B$3]*[.D171]+[.E171]*[.$C$3]+[.$D$3]*[.F171]+[.G171]*[.$E$3]" office:value-type="float" office:value="0" calcext:value-type="float">
            <text:p>0</text:p>
          </table:table-cell>
          <table:table-cell table:formula="of:=[.I66]*[.$J$5]" office:value-type="float" office:value="0" calcext:value-type="float">
            <text:p>0</text:p>
          </table:table-cell>
          <table:table-cell table:formula="of:=[.I66]+CEILING([.J66];1)" office:value-type="float" office:value="0" calcext:value-type="float">
            <text:p>0</text:p>
          </table:table-cell>
          <table:table-cell/>
          <table:table-cell table:formula="of:=IF([.K66]-[.L66]&gt;0;[.K66]-[.L6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2]" office:value-type="float" office:value="0" calcext:value-type="float">
            <text:p>0</text:p>
          </table:table-cell>
          <table:table-cell table:formula="of:=[VAR_Bestückung.B62]" office:value-type="float" office:value="0" calcext:value-type="float">
            <text:p>0</text:p>
          </table:table-cell>
          <table:table-cell table:formula="of:=[VAR_Bestückung.C62]" office:value-type="float" office:value="0" calcext:value-type="float">
            <text:p>0</text:p>
          </table:table-cell>
          <table:table-cell table:formula="of:=[VAR_Bestückung.E62]" office:value-type="float" office:value="0" calcext:value-type="float">
            <text:p>0</text:p>
          </table:table-cell>
          <table:table-cell table:formula="of:=[VAR_Bestückung.F62]" office:value-type="float" office:value="0" calcext:value-type="float">
            <text:p>0</text:p>
          </table:table-cell>
          <table:table-cell table:formula="of:=[VAR_Bestückung.I62]" office:value-type="float" office:value="0" calcext:value-type="float">
            <text:p>0</text:p>
          </table:table-cell>
          <table:table-cell table:formula="of:=[VAR_Bestückung.J62]" office:value-type="float" office:value="0" calcext:value-type="float">
            <text:p>0</text:p>
          </table:table-cell>
          <table:table-cell table:formula="of:=[VAR_Bestückung.L62]" office:value-type="float" office:value="0" calcext:value-type="float">
            <text:p>0</text:p>
          </table:table-cell>
          <table:table-cell table:formula="of:=[.$A$3]*[.A67]+[.$B$3]*[.D172]+[.E172]*[.$C$3]+[.$D$3]*[.F172]+[.G172]*[.$E$3]" office:value-type="float" office:value="0" calcext:value-type="float">
            <text:p>0</text:p>
          </table:table-cell>
          <table:table-cell table:formula="of:=[.I67]*[.$J$5]" office:value-type="float" office:value="0" calcext:value-type="float">
            <text:p>0</text:p>
          </table:table-cell>
          <table:table-cell table:formula="of:=[.I67]+CEILING([.J67];1)" office:value-type="float" office:value="0" calcext:value-type="float">
            <text:p>0</text:p>
          </table:table-cell>
          <table:table-cell/>
          <table:table-cell table:formula="of:=IF([.K67]-[.L67]&gt;0;[.K67]-[.L6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3]" office:value-type="float" office:value="0" calcext:value-type="float">
            <text:p>0</text:p>
          </table:table-cell>
          <table:table-cell table:formula="of:=[VAR_Bestückung.B63]" office:value-type="float" office:value="0" calcext:value-type="float">
            <text:p>0</text:p>
          </table:table-cell>
          <table:table-cell table:formula="of:=[VAR_Bestückung.C63]" office:value-type="float" office:value="0" calcext:value-type="float">
            <text:p>0</text:p>
          </table:table-cell>
          <table:table-cell table:formula="of:=[VAR_Bestückung.E63]" office:value-type="float" office:value="0" calcext:value-type="float">
            <text:p>0</text:p>
          </table:table-cell>
          <table:table-cell table:formula="of:=[VAR_Bestückung.F63]" office:value-type="float" office:value="0" calcext:value-type="float">
            <text:p>0</text:p>
          </table:table-cell>
          <table:table-cell table:formula="of:=[VAR_Bestückung.I63]" office:value-type="float" office:value="0" calcext:value-type="float">
            <text:p>0</text:p>
          </table:table-cell>
          <table:table-cell table:formula="of:=[VAR_Bestückung.J63]" office:value-type="float" office:value="0" calcext:value-type="float">
            <text:p>0</text:p>
          </table:table-cell>
          <table:table-cell table:formula="of:=[VAR_Bestückung.L63]" office:value-type="float" office:value="0" calcext:value-type="float">
            <text:p>0</text:p>
          </table:table-cell>
          <table:table-cell table:formula="of:=[.$A$3]*[.A68]+[.$B$3]*[.D173]+[.E173]*[.$C$3]+[.$D$3]*[.F173]+[.G173]*[.$E$3]" office:value-type="float" office:value="0" calcext:value-type="float">
            <text:p>0</text:p>
          </table:table-cell>
          <table:table-cell table:formula="of:=[.I68]*[.$J$5]" office:value-type="float" office:value="0" calcext:value-type="float">
            <text:p>0</text:p>
          </table:table-cell>
          <table:table-cell table:formula="of:=[.I68]+CEILING([.J68];1)" office:value-type="float" office:value="0" calcext:value-type="float">
            <text:p>0</text:p>
          </table:table-cell>
          <table:table-cell/>
          <table:table-cell table:formula="of:=IF([.K68]-[.L68]&gt;0;[.K68]-[.L6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4]" office:value-type="float" office:value="0" calcext:value-type="float">
            <text:p>0</text:p>
          </table:table-cell>
          <table:table-cell table:formula="of:=[VAR_Bestückung.B64]" office:value-type="float" office:value="0" calcext:value-type="float">
            <text:p>0</text:p>
          </table:table-cell>
          <table:table-cell table:formula="of:=[VAR_Bestückung.C64]" office:value-type="float" office:value="0" calcext:value-type="float">
            <text:p>0</text:p>
          </table:table-cell>
          <table:table-cell table:formula="of:=[VAR_Bestückung.E64]" office:value-type="float" office:value="0" calcext:value-type="float">
            <text:p>0</text:p>
          </table:table-cell>
          <table:table-cell table:formula="of:=[VAR_Bestückung.F64]" office:value-type="float" office:value="0" calcext:value-type="float">
            <text:p>0</text:p>
          </table:table-cell>
          <table:table-cell table:formula="of:=[VAR_Bestückung.I64]" office:value-type="float" office:value="0" calcext:value-type="float">
            <text:p>0</text:p>
          </table:table-cell>
          <table:table-cell table:formula="of:=[VAR_Bestückung.J64]" office:value-type="float" office:value="0" calcext:value-type="float">
            <text:p>0</text:p>
          </table:table-cell>
          <table:table-cell table:formula="of:=[VAR_Bestückung.L64]" office:value-type="float" office:value="0" calcext:value-type="float">
            <text:p>0</text:p>
          </table:table-cell>
          <table:table-cell table:formula="of:=[.$A$3]*[.A69]+[.$B$3]*[.D174]+[.E174]*[.$C$3]+[.$D$3]*[.F174]+[.G174]*[.$E$3]" office:value-type="float" office:value="0" calcext:value-type="float">
            <text:p>0</text:p>
          </table:table-cell>
          <table:table-cell table:formula="of:=[.I69]*[.$J$5]" office:value-type="float" office:value="0" calcext:value-type="float">
            <text:p>0</text:p>
          </table:table-cell>
          <table:table-cell table:formula="of:=[.I69]+CEILING([.J69];1)" office:value-type="float" office:value="0" calcext:value-type="float">
            <text:p>0</text:p>
          </table:table-cell>
          <table:table-cell/>
          <table:table-cell table:formula="of:=IF([.K69]-[.L69]&gt;0;[.K69]-[.L6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5]" office:value-type="float" office:value="0" calcext:value-type="float">
            <text:p>0</text:p>
          </table:table-cell>
          <table:table-cell table:formula="of:=[VAR_Bestückung.B65]" office:value-type="float" office:value="0" calcext:value-type="float">
            <text:p>0</text:p>
          </table:table-cell>
          <table:table-cell table:formula="of:=[VAR_Bestückung.C65]" office:value-type="float" office:value="0" calcext:value-type="float">
            <text:p>0</text:p>
          </table:table-cell>
          <table:table-cell table:formula="of:=[VAR_Bestückung.E65]" office:value-type="float" office:value="0" calcext:value-type="float">
            <text:p>0</text:p>
          </table:table-cell>
          <table:table-cell table:formula="of:=[VAR_Bestückung.F65]" office:value-type="float" office:value="0" calcext:value-type="float">
            <text:p>0</text:p>
          </table:table-cell>
          <table:table-cell table:formula="of:=[VAR_Bestückung.I65]" office:value-type="float" office:value="0" calcext:value-type="float">
            <text:p>0</text:p>
          </table:table-cell>
          <table:table-cell table:formula="of:=[VAR_Bestückung.J65]" office:value-type="float" office:value="0" calcext:value-type="float">
            <text:p>0</text:p>
          </table:table-cell>
          <table:table-cell table:formula="of:=[VAR_Bestückung.L65]" office:value-type="float" office:value="0" calcext:value-type="float">
            <text:p>0</text:p>
          </table:table-cell>
          <table:table-cell table:formula="of:=[.$A$3]*[.A70]+[.$B$3]*[.D175]+[.E175]*[.$C$3]+[.$D$3]*[.F175]+[.G175]*[.$E$3]" office:value-type="float" office:value="0" calcext:value-type="float">
            <text:p>0</text:p>
          </table:table-cell>
          <table:table-cell table:formula="of:=[.I70]*[.$J$5]" office:value-type="float" office:value="0" calcext:value-type="float">
            <text:p>0</text:p>
          </table:table-cell>
          <table:table-cell table:formula="of:=[.I70]+CEILING([.J70];1)" office:value-type="float" office:value="0" calcext:value-type="float">
            <text:p>0</text:p>
          </table:table-cell>
          <table:table-cell/>
          <table:table-cell table:formula="of:=IF([.K70]-[.L70]&gt;0;[.K70]-[.L7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6]" office:value-type="float" office:value="0" calcext:value-type="float">
            <text:p>0</text:p>
          </table:table-cell>
          <table:table-cell table:formula="of:=[VAR_Bestückung.B66]" office:value-type="float" office:value="0" calcext:value-type="float">
            <text:p>0</text:p>
          </table:table-cell>
          <table:table-cell table:formula="of:=[VAR_Bestückung.C66]" office:value-type="float" office:value="0" calcext:value-type="float">
            <text:p>0</text:p>
          </table:table-cell>
          <table:table-cell table:formula="of:=[VAR_Bestückung.E66]" office:value-type="float" office:value="0" calcext:value-type="float">
            <text:p>0</text:p>
          </table:table-cell>
          <table:table-cell table:formula="of:=[VAR_Bestückung.F66]" office:value-type="float" office:value="0" calcext:value-type="float">
            <text:p>0</text:p>
          </table:table-cell>
          <table:table-cell table:formula="of:=[VAR_Bestückung.I66]" office:value-type="float" office:value="0" calcext:value-type="float">
            <text:p>0</text:p>
          </table:table-cell>
          <table:table-cell table:formula="of:=[VAR_Bestückung.J66]" office:value-type="float" office:value="0" calcext:value-type="float">
            <text:p>0</text:p>
          </table:table-cell>
          <table:table-cell table:formula="of:=[VAR_Bestückung.L66]" office:value-type="float" office:value="0" calcext:value-type="float">
            <text:p>0</text:p>
          </table:table-cell>
          <table:table-cell table:formula="of:=[.$A$3]*[.A71]+[.$B$3]*[.D176]+[.E176]*[.$C$3]+[.$D$3]*[.F176]+[.G176]*[.$E$3]" office:value-type="float" office:value="0" calcext:value-type="float">
            <text:p>0</text:p>
          </table:table-cell>
          <table:table-cell table:formula="of:=[.I71]*[.$J$5]" office:value-type="float" office:value="0" calcext:value-type="float">
            <text:p>0</text:p>
          </table:table-cell>
          <table:table-cell table:formula="of:=[.I71]+CEILING([.J71];1)" office:value-type="float" office:value="0" calcext:value-type="float">
            <text:p>0</text:p>
          </table:table-cell>
          <table:table-cell/>
          <table:table-cell table:formula="of:=IF([.K71]-[.L71]&gt;0;[.K71]-[.L7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7]" office:value-type="float" office:value="0" calcext:value-type="float">
            <text:p>0</text:p>
          </table:table-cell>
          <table:table-cell table:formula="of:=[VAR_Bestückung.B67]" office:value-type="float" office:value="0" calcext:value-type="float">
            <text:p>0</text:p>
          </table:table-cell>
          <table:table-cell table:formula="of:=[VAR_Bestückung.C67]" office:value-type="float" office:value="0" calcext:value-type="float">
            <text:p>0</text:p>
          </table:table-cell>
          <table:table-cell table:formula="of:=[VAR_Bestückung.E67]" office:value-type="float" office:value="0" calcext:value-type="float">
            <text:p>0</text:p>
          </table:table-cell>
          <table:table-cell table:formula="of:=[VAR_Bestückung.F67]" office:value-type="float" office:value="0" calcext:value-type="float">
            <text:p>0</text:p>
          </table:table-cell>
          <table:table-cell table:formula="of:=[VAR_Bestückung.I67]" office:value-type="float" office:value="0" calcext:value-type="float">
            <text:p>0</text:p>
          </table:table-cell>
          <table:table-cell table:formula="of:=[VAR_Bestückung.J67]" office:value-type="float" office:value="0" calcext:value-type="float">
            <text:p>0</text:p>
          </table:table-cell>
          <table:table-cell table:formula="of:=[VAR_Bestückung.L67]" office:value-type="float" office:value="0" calcext:value-type="float">
            <text:p>0</text:p>
          </table:table-cell>
          <table:table-cell table:formula="of:=[.$A$3]*[.A72]+[.$B$3]*[.D177]+[.E177]*[.$C$3]+[.$D$3]*[.F177]+[.G177]*[.$E$3]" office:value-type="float" office:value="0" calcext:value-type="float">
            <text:p>0</text:p>
          </table:table-cell>
          <table:table-cell table:formula="of:=[.I72]*[.$J$5]" office:value-type="float" office:value="0" calcext:value-type="float">
            <text:p>0</text:p>
          </table:table-cell>
          <table:table-cell table:formula="of:=[.I72]+CEILING([.J72];1)" office:value-type="float" office:value="0" calcext:value-type="float">
            <text:p>0</text:p>
          </table:table-cell>
          <table:table-cell/>
          <table:table-cell table:formula="of:=IF([.K72]-[.L72]&gt;0;[.K72]-[.L7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8]" office:value-type="float" office:value="0" calcext:value-type="float">
            <text:p>0</text:p>
          </table:table-cell>
          <table:table-cell table:formula="of:=[VAR_Bestückung.B68]" office:value-type="float" office:value="0" calcext:value-type="float">
            <text:p>0</text:p>
          </table:table-cell>
          <table:table-cell table:formula="of:=[VAR_Bestückung.C68]" office:value-type="float" office:value="0" calcext:value-type="float">
            <text:p>0</text:p>
          </table:table-cell>
          <table:table-cell table:formula="of:=[VAR_Bestückung.E68]" office:value-type="float" office:value="0" calcext:value-type="float">
            <text:p>0</text:p>
          </table:table-cell>
          <table:table-cell table:formula="of:=[VAR_Bestückung.F68]" office:value-type="float" office:value="0" calcext:value-type="float">
            <text:p>0</text:p>
          </table:table-cell>
          <table:table-cell table:formula="of:=[VAR_Bestückung.I68]" office:value-type="float" office:value="0" calcext:value-type="float">
            <text:p>0</text:p>
          </table:table-cell>
          <table:table-cell table:formula="of:=[VAR_Bestückung.J68]" office:value-type="float" office:value="0" calcext:value-type="float">
            <text:p>0</text:p>
          </table:table-cell>
          <table:table-cell table:formula="of:=[VAR_Bestückung.L68]" office:value-type="float" office:value="0" calcext:value-type="float">
            <text:p>0</text:p>
          </table:table-cell>
          <table:table-cell table:formula="of:=[.$A$3]*[.A73]+[.$B$3]*[.D178]+[.E178]*[.$C$3]+[.$D$3]*[.F178]+[.G178]*[.$E$3]" office:value-type="float" office:value="0" calcext:value-type="float">
            <text:p>0</text:p>
          </table:table-cell>
          <table:table-cell table:formula="of:=[.I73]*[.$J$5]" office:value-type="float" office:value="0" calcext:value-type="float">
            <text:p>0</text:p>
          </table:table-cell>
          <table:table-cell table:formula="of:=[.I73]+CEILING([.J73];1)" office:value-type="float" office:value="0" calcext:value-type="float">
            <text:p>0</text:p>
          </table:table-cell>
          <table:table-cell/>
          <table:table-cell table:formula="of:=IF([.K73]-[.L73]&gt;0;[.K73]-[.L7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9]" office:value-type="float" office:value="0" calcext:value-type="float">
            <text:p>0</text:p>
          </table:table-cell>
          <table:table-cell table:formula="of:=[VAR_Bestückung.B69]" office:value-type="float" office:value="0" calcext:value-type="float">
            <text:p>0</text:p>
          </table:table-cell>
          <table:table-cell table:formula="of:=[VAR_Bestückung.C69]" office:value-type="float" office:value="0" calcext:value-type="float">
            <text:p>0</text:p>
          </table:table-cell>
          <table:table-cell table:formula="of:=[VAR_Bestückung.E69]" office:value-type="float" office:value="0" calcext:value-type="float">
            <text:p>0</text:p>
          </table:table-cell>
          <table:table-cell table:formula="of:=[VAR_Bestückung.F69]" office:value-type="float" office:value="0" calcext:value-type="float">
            <text:p>0</text:p>
          </table:table-cell>
          <table:table-cell table:formula="of:=[VAR_Bestückung.I69]" office:value-type="float" office:value="0" calcext:value-type="float">
            <text:p>0</text:p>
          </table:table-cell>
          <table:table-cell table:formula="of:=[VAR_Bestückung.J69]" office:value-type="float" office:value="0" calcext:value-type="float">
            <text:p>0</text:p>
          </table:table-cell>
          <table:table-cell table:formula="of:=[VAR_Bestückung.L69]" office:value-type="float" office:value="0" calcext:value-type="float">
            <text:p>0</text:p>
          </table:table-cell>
          <table:table-cell table:formula="of:=[.$A$3]*[.A74]+[.$B$3]*[.D179]+[.E179]*[.$C$3]+[.$D$3]*[.F179]+[.G179]*[.$E$3]" office:value-type="float" office:value="0" calcext:value-type="float">
            <text:p>0</text:p>
          </table:table-cell>
          <table:table-cell table:formula="of:=[.I74]*[.$J$5]" office:value-type="float" office:value="0" calcext:value-type="float">
            <text:p>0</text:p>
          </table:table-cell>
          <table:table-cell table:formula="of:=[.I74]+CEILING([.J74];1)" office:value-type="float" office:value="0" calcext:value-type="float">
            <text:p>0</text:p>
          </table:table-cell>
          <table:table-cell/>
          <table:table-cell table:formula="of:=IF([.K74]-[.L74]&gt;0;[.K74]-[.L7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0]" office:value-type="float" office:value="0" calcext:value-type="float">
            <text:p>0</text:p>
          </table:table-cell>
          <table:table-cell table:formula="of:=[VAR_Bestückung.B70]" office:value-type="float" office:value="0" calcext:value-type="float">
            <text:p>0</text:p>
          </table:table-cell>
          <table:table-cell table:formula="of:=[VAR_Bestückung.C70]" office:value-type="float" office:value="0" calcext:value-type="float">
            <text:p>0</text:p>
          </table:table-cell>
          <table:table-cell table:formula="of:=[VAR_Bestückung.E70]" office:value-type="float" office:value="0" calcext:value-type="float">
            <text:p>0</text:p>
          </table:table-cell>
          <table:table-cell table:formula="of:=[VAR_Bestückung.F70]" office:value-type="float" office:value="0" calcext:value-type="float">
            <text:p>0</text:p>
          </table:table-cell>
          <table:table-cell table:formula="of:=[VAR_Bestückung.I70]" office:value-type="float" office:value="0" calcext:value-type="float">
            <text:p>0</text:p>
          </table:table-cell>
          <table:table-cell table:formula="of:=[VAR_Bestückung.J70]" office:value-type="float" office:value="0" calcext:value-type="float">
            <text:p>0</text:p>
          </table:table-cell>
          <table:table-cell table:formula="of:=[VAR_Bestückung.L70]" office:value-type="float" office:value="0" calcext:value-type="float">
            <text:p>0</text:p>
          </table:table-cell>
          <table:table-cell table:formula="of:=[.$A$3]*[.A75]+[.$B$3]*[.D180]+[.E180]*[.$C$3]+[.$D$3]*[.F180]+[.G180]*[.$E$3]" office:value-type="float" office:value="0" calcext:value-type="float">
            <text:p>0</text:p>
          </table:table-cell>
          <table:table-cell table:formula="of:=[.I75]*[.$J$5]" office:value-type="float" office:value="0" calcext:value-type="float">
            <text:p>0</text:p>
          </table:table-cell>
          <table:table-cell table:formula="of:=[.I75]+CEILING([.J75];1)" office:value-type="float" office:value="0" calcext:value-type="float">
            <text:p>0</text:p>
          </table:table-cell>
          <table:table-cell/>
          <table:table-cell table:formula="of:=IF([.K75]-[.L75]&gt;0;[.K75]-[.L7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1]" office:value-type="float" office:value="0" calcext:value-type="float">
            <text:p>0</text:p>
          </table:table-cell>
          <table:table-cell table:formula="of:=[VAR_Bestückung.B71]" office:value-type="float" office:value="0" calcext:value-type="float">
            <text:p>0</text:p>
          </table:table-cell>
          <table:table-cell table:formula="of:=[VAR_Bestückung.C71]" office:value-type="float" office:value="0" calcext:value-type="float">
            <text:p>0</text:p>
          </table:table-cell>
          <table:table-cell table:formula="of:=[VAR_Bestückung.E71]" office:value-type="float" office:value="0" calcext:value-type="float">
            <text:p>0</text:p>
          </table:table-cell>
          <table:table-cell table:formula="of:=[VAR_Bestückung.F71]" office:value-type="float" office:value="0" calcext:value-type="float">
            <text:p>0</text:p>
          </table:table-cell>
          <table:table-cell table:formula="of:=[VAR_Bestückung.I71]" office:value-type="float" office:value="0" calcext:value-type="float">
            <text:p>0</text:p>
          </table:table-cell>
          <table:table-cell table:formula="of:=[VAR_Bestückung.J71]" office:value-type="float" office:value="0" calcext:value-type="float">
            <text:p>0</text:p>
          </table:table-cell>
          <table:table-cell table:formula="of:=[VAR_Bestückung.L71]" office:value-type="float" office:value="0" calcext:value-type="float">
            <text:p>0</text:p>
          </table:table-cell>
          <table:table-cell table:formula="of:=[.$A$3]*[.A76]+[.$B$3]*[.D181]+[.E181]*[.$C$3]+[.$D$3]*[.F181]+[.G181]*[.$E$3]" office:value-type="float" office:value="0" calcext:value-type="float">
            <text:p>0</text:p>
          </table:table-cell>
          <table:table-cell table:formula="of:=[.I76]*[.$J$5]" office:value-type="float" office:value="0" calcext:value-type="float">
            <text:p>0</text:p>
          </table:table-cell>
          <table:table-cell table:formula="of:=[.I76]+CEILING([.J76];1)" office:value-type="float" office:value="0" calcext:value-type="float">
            <text:p>0</text:p>
          </table:table-cell>
          <table:table-cell/>
          <table:table-cell table:formula="of:=IF([.K76]-[.L76]&gt;0;[.K76]-[.L7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2]" office:value-type="float" office:value="0" calcext:value-type="float">
            <text:p>0</text:p>
          </table:table-cell>
          <table:table-cell table:formula="of:=[VAR_Bestückung.B72]" office:value-type="float" office:value="0" calcext:value-type="float">
            <text:p>0</text:p>
          </table:table-cell>
          <table:table-cell table:formula="of:=[VAR_Bestückung.C72]" office:value-type="float" office:value="0" calcext:value-type="float">
            <text:p>0</text:p>
          </table:table-cell>
          <table:table-cell table:formula="of:=[VAR_Bestückung.E72]" office:value-type="float" office:value="0" calcext:value-type="float">
            <text:p>0</text:p>
          </table:table-cell>
          <table:table-cell table:formula="of:=[VAR_Bestückung.F72]" office:value-type="float" office:value="0" calcext:value-type="float">
            <text:p>0</text:p>
          </table:table-cell>
          <table:table-cell table:formula="of:=[VAR_Bestückung.I72]" office:value-type="float" office:value="0" calcext:value-type="float">
            <text:p>0</text:p>
          </table:table-cell>
          <table:table-cell table:formula="of:=[VAR_Bestückung.J72]" office:value-type="float" office:value="0" calcext:value-type="float">
            <text:p>0</text:p>
          </table:table-cell>
          <table:table-cell table:formula="of:=[VAR_Bestückung.L72]" office:value-type="float" office:value="0" calcext:value-type="float">
            <text:p>0</text:p>
          </table:table-cell>
          <table:table-cell table:formula="of:=[.$A$3]*[.A77]+[.$B$3]*[.D182]+[.E182]*[.$C$3]+[.$D$3]*[.F182]+[.G182]*[.$E$3]" office:value-type="float" office:value="0" calcext:value-type="float">
            <text:p>0</text:p>
          </table:table-cell>
          <table:table-cell table:formula="of:=[.I77]*[.$J$5]" office:value-type="float" office:value="0" calcext:value-type="float">
            <text:p>0</text:p>
          </table:table-cell>
          <table:table-cell table:formula="of:=[.I77]+CEILING([.J77];1)" office:value-type="float" office:value="0" calcext:value-type="float">
            <text:p>0</text:p>
          </table:table-cell>
          <table:table-cell/>
          <table:table-cell table:formula="of:=IF([.K77]-[.L77]&gt;0;[.K77]-[.L7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3]" office:value-type="float" office:value="0" calcext:value-type="float">
            <text:p>0</text:p>
          </table:table-cell>
          <table:table-cell table:formula="of:=[VAR_Bestückung.B73]" office:value-type="float" office:value="0" calcext:value-type="float">
            <text:p>0</text:p>
          </table:table-cell>
          <table:table-cell table:formula="of:=[VAR_Bestückung.C73]" office:value-type="float" office:value="0" calcext:value-type="float">
            <text:p>0</text:p>
          </table:table-cell>
          <table:table-cell table:formula="of:=[VAR_Bestückung.E73]" office:value-type="float" office:value="0" calcext:value-type="float">
            <text:p>0</text:p>
          </table:table-cell>
          <table:table-cell table:formula="of:=[VAR_Bestückung.F73]" office:value-type="float" office:value="0" calcext:value-type="float">
            <text:p>0</text:p>
          </table:table-cell>
          <table:table-cell table:formula="of:=[VAR_Bestückung.I73]" office:value-type="float" office:value="0" calcext:value-type="float">
            <text:p>0</text:p>
          </table:table-cell>
          <table:table-cell table:formula="of:=[VAR_Bestückung.J73]" office:value-type="float" office:value="0" calcext:value-type="float">
            <text:p>0</text:p>
          </table:table-cell>
          <table:table-cell table:formula="of:=[VAR_Bestückung.L73]" office:value-type="float" office:value="0" calcext:value-type="float">
            <text:p>0</text:p>
          </table:table-cell>
          <table:table-cell table:formula="of:=[.$A$3]*[.A78]+[.$B$3]*[.D183]+[.E183]*[.$C$3]+[.$D$3]*[.F183]+[.G183]*[.$E$3]" office:value-type="float" office:value="0" calcext:value-type="float">
            <text:p>0</text:p>
          </table:table-cell>
          <table:table-cell table:formula="of:=[.I78]*[.$J$5]" office:value-type="float" office:value="0" calcext:value-type="float">
            <text:p>0</text:p>
          </table:table-cell>
          <table:table-cell table:formula="of:=[.I78]+CEILING([.J78];1)" office:value-type="float" office:value="0" calcext:value-type="float">
            <text:p>0</text:p>
          </table:table-cell>
          <table:table-cell/>
          <table:table-cell table:formula="of:=IF([.K78]-[.L78]&gt;0;[.K78]-[.L7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4]" office:value-type="float" office:value="0" calcext:value-type="float">
            <text:p>0</text:p>
          </table:table-cell>
          <table:table-cell table:formula="of:=[VAR_Bestückung.B74]" office:value-type="float" office:value="0" calcext:value-type="float">
            <text:p>0</text:p>
          </table:table-cell>
          <table:table-cell table:formula="of:=[VAR_Bestückung.C74]" office:value-type="float" office:value="0" calcext:value-type="float">
            <text:p>0</text:p>
          </table:table-cell>
          <table:table-cell table:formula="of:=[VAR_Bestückung.E74]" office:value-type="float" office:value="0" calcext:value-type="float">
            <text:p>0</text:p>
          </table:table-cell>
          <table:table-cell table:formula="of:=[VAR_Bestückung.F74]" office:value-type="float" office:value="0" calcext:value-type="float">
            <text:p>0</text:p>
          </table:table-cell>
          <table:table-cell table:formula="of:=[VAR_Bestückung.I74]" office:value-type="float" office:value="0" calcext:value-type="float">
            <text:p>0</text:p>
          </table:table-cell>
          <table:table-cell table:formula="of:=[VAR_Bestückung.J74]" office:value-type="float" office:value="0" calcext:value-type="float">
            <text:p>0</text:p>
          </table:table-cell>
          <table:table-cell table:formula="of:=[VAR_Bestückung.L74]" office:value-type="float" office:value="0" calcext:value-type="float">
            <text:p>0</text:p>
          </table:table-cell>
          <table:table-cell table:formula="of:=[.$A$3]*[.A79]+[.$B$3]*[.D184]+[.E184]*[.$C$3]+[.$D$3]*[.F184]+[.G184]*[.$E$3]" office:value-type="float" office:value="0" calcext:value-type="float">
            <text:p>0</text:p>
          </table:table-cell>
          <table:table-cell table:formula="of:=[.I79]*[.$J$5]" office:value-type="float" office:value="0" calcext:value-type="float">
            <text:p>0</text:p>
          </table:table-cell>
          <table:table-cell table:formula="of:=[.I79]+CEILING([.J79];1)" office:value-type="float" office:value="0" calcext:value-type="float">
            <text:p>0</text:p>
          </table:table-cell>
          <table:table-cell/>
          <table:table-cell table:formula="of:=IF([.K79]-[.L79]&gt;0;[.K79]-[.L7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5]" office:value-type="float" office:value="0" calcext:value-type="float">
            <text:p>0</text:p>
          </table:table-cell>
          <table:table-cell table:formula="of:=[VAR_Bestückung.B75]" office:value-type="float" office:value="0" calcext:value-type="float">
            <text:p>0</text:p>
          </table:table-cell>
          <table:table-cell table:formula="of:=[VAR_Bestückung.C75]" office:value-type="float" office:value="0" calcext:value-type="float">
            <text:p>0</text:p>
          </table:table-cell>
          <table:table-cell table:formula="of:=[VAR_Bestückung.E75]" office:value-type="float" office:value="0" calcext:value-type="float">
            <text:p>0</text:p>
          </table:table-cell>
          <table:table-cell table:formula="of:=[VAR_Bestückung.F75]" office:value-type="float" office:value="0" calcext:value-type="float">
            <text:p>0</text:p>
          </table:table-cell>
          <table:table-cell table:formula="of:=[VAR_Bestückung.I75]" office:value-type="float" office:value="0" calcext:value-type="float">
            <text:p>0</text:p>
          </table:table-cell>
          <table:table-cell table:formula="of:=[VAR_Bestückung.J75]" office:value-type="float" office:value="0" calcext:value-type="float">
            <text:p>0</text:p>
          </table:table-cell>
          <table:table-cell table:formula="of:=[VAR_Bestückung.L75]" office:value-type="float" office:value="0" calcext:value-type="float">
            <text:p>0</text:p>
          </table:table-cell>
          <table:table-cell table:formula="of:=[.$A$3]*[.A80]+[.$B$3]*[.D185]+[.E185]*[.$C$3]+[.$D$3]*[.F185]+[.G185]*[.$E$3]" office:value-type="float" office:value="0" calcext:value-type="float">
            <text:p>0</text:p>
          </table:table-cell>
          <table:table-cell table:formula="of:=[.I80]*[.$J$5]" office:value-type="float" office:value="0" calcext:value-type="float">
            <text:p>0</text:p>
          </table:table-cell>
          <table:table-cell table:formula="of:=[.I80]+CEILING([.J80];1)" office:value-type="float" office:value="0" calcext:value-type="float">
            <text:p>0</text:p>
          </table:table-cell>
          <table:table-cell/>
          <table:table-cell table:formula="of:=IF([.K80]-[.L80]&gt;0;[.K80]-[.L8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6]" office:value-type="float" office:value="0" calcext:value-type="float">
            <text:p>0</text:p>
          </table:table-cell>
          <table:table-cell table:formula="of:=[VAR_Bestückung.B76]" office:value-type="float" office:value="0" calcext:value-type="float">
            <text:p>0</text:p>
          </table:table-cell>
          <table:table-cell table:formula="of:=[VAR_Bestückung.C76]" office:value-type="float" office:value="0" calcext:value-type="float">
            <text:p>0</text:p>
          </table:table-cell>
          <table:table-cell table:formula="of:=[VAR_Bestückung.E76]" office:value-type="float" office:value="0" calcext:value-type="float">
            <text:p>0</text:p>
          </table:table-cell>
          <table:table-cell table:formula="of:=[VAR_Bestückung.F76]" office:value-type="float" office:value="0" calcext:value-type="float">
            <text:p>0</text:p>
          </table:table-cell>
          <table:table-cell table:formula="of:=[VAR_Bestückung.I76]" office:value-type="float" office:value="0" calcext:value-type="float">
            <text:p>0</text:p>
          </table:table-cell>
          <table:table-cell table:formula="of:=[VAR_Bestückung.J76]" office:value-type="float" office:value="0" calcext:value-type="float">
            <text:p>0</text:p>
          </table:table-cell>
          <table:table-cell table:formula="of:=[VAR_Bestückung.L76]" office:value-type="float" office:value="0" calcext:value-type="float">
            <text:p>0</text:p>
          </table:table-cell>
          <table:table-cell table:formula="of:=[.$A$3]*[.A81]+[.$B$3]*[.D186]+[.E186]*[.$C$3]+[.$D$3]*[.F186]+[.G186]*[.$E$3]" office:value-type="float" office:value="0" calcext:value-type="float">
            <text:p>0</text:p>
          </table:table-cell>
          <table:table-cell table:formula="of:=[.I81]*[.$J$5]" office:value-type="float" office:value="0" calcext:value-type="float">
            <text:p>0</text:p>
          </table:table-cell>
          <table:table-cell table:formula="of:=[.I81]+CEILING([.J81];1)" office:value-type="float" office:value="0" calcext:value-type="float">
            <text:p>0</text:p>
          </table:table-cell>
          <table:table-cell/>
          <table:table-cell table:formula="of:=IF([.K81]-[.L81]&gt;0;[.K81]-[.L8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7]" office:value-type="float" office:value="0" calcext:value-type="float">
            <text:p>0</text:p>
          </table:table-cell>
          <table:table-cell table:formula="of:=[VAR_Bestückung.B77]" office:value-type="float" office:value="0" calcext:value-type="float">
            <text:p>0</text:p>
          </table:table-cell>
          <table:table-cell table:formula="of:=[VAR_Bestückung.C77]" office:value-type="float" office:value="0" calcext:value-type="float">
            <text:p>0</text:p>
          </table:table-cell>
          <table:table-cell table:formula="of:=[VAR_Bestückung.E77]" office:value-type="float" office:value="0" calcext:value-type="float">
            <text:p>0</text:p>
          </table:table-cell>
          <table:table-cell table:formula="of:=[VAR_Bestückung.F77]" office:value-type="float" office:value="0" calcext:value-type="float">
            <text:p>0</text:p>
          </table:table-cell>
          <table:table-cell table:formula="of:=[VAR_Bestückung.I77]" office:value-type="float" office:value="0" calcext:value-type="float">
            <text:p>0</text:p>
          </table:table-cell>
          <table:table-cell table:formula="of:=[VAR_Bestückung.J77]" office:value-type="float" office:value="0" calcext:value-type="float">
            <text:p>0</text:p>
          </table:table-cell>
          <table:table-cell table:formula="of:=[VAR_Bestückung.L77]" office:value-type="float" office:value="0" calcext:value-type="float">
            <text:p>0</text:p>
          </table:table-cell>
          <table:table-cell table:formula="of:=[.$A$3]*[.A82]+[.$B$3]*[.D187]+[.E187]*[.$C$3]+[.$D$3]*[.F187]+[.G187]*[.$E$3]" office:value-type="float" office:value="0" calcext:value-type="float">
            <text:p>0</text:p>
          </table:table-cell>
          <table:table-cell table:formula="of:=[.I82]*[.$J$5]" office:value-type="float" office:value="0" calcext:value-type="float">
            <text:p>0</text:p>
          </table:table-cell>
          <table:table-cell table:formula="of:=[.I82]+CEILING([.J82];1)" office:value-type="float" office:value="0" calcext:value-type="float">
            <text:p>0</text:p>
          </table:table-cell>
          <table:table-cell/>
          <table:table-cell table:formula="of:=IF([.K82]-[.L82]&gt;0;[.K82]-[.L8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8]" office:value-type="float" office:value="0" calcext:value-type="float">
            <text:p>0</text:p>
          </table:table-cell>
          <table:table-cell table:formula="of:=[VAR_Bestückung.B78]" office:value-type="float" office:value="0" calcext:value-type="float">
            <text:p>0</text:p>
          </table:table-cell>
          <table:table-cell table:formula="of:=[VAR_Bestückung.C78]" office:value-type="float" office:value="0" calcext:value-type="float">
            <text:p>0</text:p>
          </table:table-cell>
          <table:table-cell table:formula="of:=[VAR_Bestückung.E78]" office:value-type="float" office:value="0" calcext:value-type="float">
            <text:p>0</text:p>
          </table:table-cell>
          <table:table-cell table:formula="of:=[VAR_Bestückung.F78]" office:value-type="float" office:value="0" calcext:value-type="float">
            <text:p>0</text:p>
          </table:table-cell>
          <table:table-cell table:formula="of:=[VAR_Bestückung.I78]" office:value-type="float" office:value="0" calcext:value-type="float">
            <text:p>0</text:p>
          </table:table-cell>
          <table:table-cell table:formula="of:=[VAR_Bestückung.J78]" office:value-type="float" office:value="0" calcext:value-type="float">
            <text:p>0</text:p>
          </table:table-cell>
          <table:table-cell table:formula="of:=[VAR_Bestückung.L78]" office:value-type="float" office:value="0" calcext:value-type="float">
            <text:p>0</text:p>
          </table:table-cell>
          <table:table-cell table:formula="of:=[.$A$3]*[.A83]+[.$B$3]*[.D188]+[.E188]*[.$C$3]+[.$D$3]*[.F188]+[.G188]*[.$E$3]" office:value-type="float" office:value="0" calcext:value-type="float">
            <text:p>0</text:p>
          </table:table-cell>
          <table:table-cell table:formula="of:=[.I83]*[.$J$5]" office:value-type="float" office:value="0" calcext:value-type="float">
            <text:p>0</text:p>
          </table:table-cell>
          <table:table-cell table:formula="of:=[.I83]+CEILING([.J83];1)" office:value-type="float" office:value="0" calcext:value-type="float">
            <text:p>0</text:p>
          </table:table-cell>
          <table:table-cell/>
          <table:table-cell table:formula="of:=IF([.K83]-[.L83]&gt;0;[.K83]-[.L8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9]" office:value-type="float" office:value="0" calcext:value-type="float">
            <text:p>0</text:p>
          </table:table-cell>
          <table:table-cell table:formula="of:=[VAR_Bestückung.B79]" office:value-type="float" office:value="0" calcext:value-type="float">
            <text:p>0</text:p>
          </table:table-cell>
          <table:table-cell table:formula="of:=[VAR_Bestückung.C79]" office:value-type="float" office:value="0" calcext:value-type="float">
            <text:p>0</text:p>
          </table:table-cell>
          <table:table-cell table:formula="of:=[VAR_Bestückung.E79]" office:value-type="float" office:value="0" calcext:value-type="float">
            <text:p>0</text:p>
          </table:table-cell>
          <table:table-cell table:formula="of:=[VAR_Bestückung.F79]" office:value-type="float" office:value="0" calcext:value-type="float">
            <text:p>0</text:p>
          </table:table-cell>
          <table:table-cell table:formula="of:=[VAR_Bestückung.I79]" office:value-type="float" office:value="0" calcext:value-type="float">
            <text:p>0</text:p>
          </table:table-cell>
          <table:table-cell table:formula="of:=[VAR_Bestückung.J79]" office:value-type="float" office:value="0" calcext:value-type="float">
            <text:p>0</text:p>
          </table:table-cell>
          <table:table-cell table:formula="of:=[VAR_Bestückung.L79]" office:value-type="float" office:value="0" calcext:value-type="float">
            <text:p>0</text:p>
          </table:table-cell>
          <table:table-cell table:formula="of:=[.$A$3]*[.A84]+[.$B$3]*[.D189]+[.E189]*[.$C$3]+[.$D$3]*[.F189]+[.G189]*[.$E$3]" office:value-type="float" office:value="0" calcext:value-type="float">
            <text:p>0</text:p>
          </table:table-cell>
          <table:table-cell table:formula="of:=[.I84]*[.$J$5]" office:value-type="float" office:value="0" calcext:value-type="float">
            <text:p>0</text:p>
          </table:table-cell>
          <table:table-cell table:formula="of:=[.I84]+CEILING([.J84];1)" office:value-type="float" office:value="0" calcext:value-type="float">
            <text:p>0</text:p>
          </table:table-cell>
          <table:table-cell/>
          <table:table-cell table:formula="of:=IF([.K84]-[.L84]&gt;0;[.K84]-[.L8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0]" office:value-type="float" office:value="0" calcext:value-type="float">
            <text:p>0</text:p>
          </table:table-cell>
          <table:table-cell table:formula="of:=[VAR_Bestückung.B80]" office:value-type="float" office:value="0" calcext:value-type="float">
            <text:p>0</text:p>
          </table:table-cell>
          <table:table-cell table:formula="of:=[VAR_Bestückung.C80]" office:value-type="float" office:value="0" calcext:value-type="float">
            <text:p>0</text:p>
          </table:table-cell>
          <table:table-cell table:formula="of:=[VAR_Bestückung.E80]" office:value-type="float" office:value="0" calcext:value-type="float">
            <text:p>0</text:p>
          </table:table-cell>
          <table:table-cell table:formula="of:=[VAR_Bestückung.F80]" office:value-type="float" office:value="0" calcext:value-type="float">
            <text:p>0</text:p>
          </table:table-cell>
          <table:table-cell table:formula="of:=[VAR_Bestückung.I80]" office:value-type="float" office:value="0" calcext:value-type="float">
            <text:p>0</text:p>
          </table:table-cell>
          <table:table-cell table:formula="of:=[VAR_Bestückung.J80]" office:value-type="float" office:value="0" calcext:value-type="float">
            <text:p>0</text:p>
          </table:table-cell>
          <table:table-cell table:formula="of:=[VAR_Bestückung.L80]" office:value-type="float" office:value="0" calcext:value-type="float">
            <text:p>0</text:p>
          </table:table-cell>
          <table:table-cell table:formula="of:=[.$A$3]*[.A85]+[.$B$3]*[.D190]+[.E190]*[.$C$3]+[.$D$3]*[.F190]+[.G190]*[.$E$3]" office:value-type="float" office:value="0" calcext:value-type="float">
            <text:p>0</text:p>
          </table:table-cell>
          <table:table-cell table:formula="of:=[.I85]*[.$J$5]" office:value-type="float" office:value="0" calcext:value-type="float">
            <text:p>0</text:p>
          </table:table-cell>
          <table:table-cell table:formula="of:=[.I85]+CEILING([.J85];1)" office:value-type="float" office:value="0" calcext:value-type="float">
            <text:p>0</text:p>
          </table:table-cell>
          <table:table-cell/>
          <table:table-cell table:formula="of:=IF([.K85]-[.L85]&gt;0;[.K85]-[.L8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1]" office:value-type="float" office:value="0" calcext:value-type="float">
            <text:p>0</text:p>
          </table:table-cell>
          <table:table-cell table:formula="of:=[VAR_Bestückung.B81]" office:value-type="float" office:value="0" calcext:value-type="float">
            <text:p>0</text:p>
          </table:table-cell>
          <table:table-cell table:formula="of:=[VAR_Bestückung.C81]" office:value-type="float" office:value="0" calcext:value-type="float">
            <text:p>0</text:p>
          </table:table-cell>
          <table:table-cell table:formula="of:=[VAR_Bestückung.E81]" office:value-type="float" office:value="0" calcext:value-type="float">
            <text:p>0</text:p>
          </table:table-cell>
          <table:table-cell table:formula="of:=[VAR_Bestückung.F81]" office:value-type="float" office:value="0" calcext:value-type="float">
            <text:p>0</text:p>
          </table:table-cell>
          <table:table-cell table:formula="of:=[VAR_Bestückung.I81]" office:value-type="float" office:value="0" calcext:value-type="float">
            <text:p>0</text:p>
          </table:table-cell>
          <table:table-cell table:formula="of:=[VAR_Bestückung.J81]" office:value-type="float" office:value="0" calcext:value-type="float">
            <text:p>0</text:p>
          </table:table-cell>
          <table:table-cell table:formula="of:=[VAR_Bestückung.L81]" office:value-type="float" office:value="0" calcext:value-type="float">
            <text:p>0</text:p>
          </table:table-cell>
          <table:table-cell table:formula="of:=[.$A$3]*[.A86]+[.$B$3]*[.D191]+[.E191]*[.$C$3]+[.$D$3]*[.F191]+[.G191]*[.$E$3]" office:value-type="float" office:value="0" calcext:value-type="float">
            <text:p>0</text:p>
          </table:table-cell>
          <table:table-cell table:formula="of:=[.I86]*[.$J$5]" office:value-type="float" office:value="0" calcext:value-type="float">
            <text:p>0</text:p>
          </table:table-cell>
          <table:table-cell table:formula="of:=[.I86]+CEILING([.J86];1)" office:value-type="float" office:value="0" calcext:value-type="float">
            <text:p>0</text:p>
          </table:table-cell>
          <table:table-cell/>
          <table:table-cell table:formula="of:=IF([.K86]-[.L86]&gt;0;[.K86]-[.L8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2]" office:value-type="float" office:value="0" calcext:value-type="float">
            <text:p>0</text:p>
          </table:table-cell>
          <table:table-cell table:formula="of:=[VAR_Bestückung.B82]" office:value-type="float" office:value="0" calcext:value-type="float">
            <text:p>0</text:p>
          </table:table-cell>
          <table:table-cell table:formula="of:=[VAR_Bestückung.C82]" office:value-type="float" office:value="0" calcext:value-type="float">
            <text:p>0</text:p>
          </table:table-cell>
          <table:table-cell table:formula="of:=[VAR_Bestückung.E82]" office:value-type="float" office:value="0" calcext:value-type="float">
            <text:p>0</text:p>
          </table:table-cell>
          <table:table-cell table:formula="of:=[VAR_Bestückung.F82]" office:value-type="float" office:value="0" calcext:value-type="float">
            <text:p>0</text:p>
          </table:table-cell>
          <table:table-cell table:formula="of:=[VAR_Bestückung.I82]" office:value-type="float" office:value="0" calcext:value-type="float">
            <text:p>0</text:p>
          </table:table-cell>
          <table:table-cell table:formula="of:=[VAR_Bestückung.J82]" office:value-type="float" office:value="0" calcext:value-type="float">
            <text:p>0</text:p>
          </table:table-cell>
          <table:table-cell table:formula="of:=[VAR_Bestückung.L82]" office:value-type="float" office:value="0" calcext:value-type="float">
            <text:p>0</text:p>
          </table:table-cell>
          <table:table-cell table:formula="of:=[.$A$3]*[.A87]+[.$B$3]*[.D192]+[.E192]*[.$C$3]+[.$D$3]*[.F192]+[.G192]*[.$E$3]" office:value-type="float" office:value="0" calcext:value-type="float">
            <text:p>0</text:p>
          </table:table-cell>
          <table:table-cell table:formula="of:=[.I87]*[.$J$5]" office:value-type="float" office:value="0" calcext:value-type="float">
            <text:p>0</text:p>
          </table:table-cell>
          <table:table-cell table:formula="of:=[.I87]+CEILING([.J87];1)" office:value-type="float" office:value="0" calcext:value-type="float">
            <text:p>0</text:p>
          </table:table-cell>
          <table:table-cell/>
          <table:table-cell table:formula="of:=IF([.K87]-[.L87]&gt;0;[.K87]-[.L8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3]" office:value-type="float" office:value="0" calcext:value-type="float">
            <text:p>0</text:p>
          </table:table-cell>
          <table:table-cell table:formula="of:=[VAR_Bestückung.B83]" office:value-type="float" office:value="0" calcext:value-type="float">
            <text:p>0</text:p>
          </table:table-cell>
          <table:table-cell table:formula="of:=[VAR_Bestückung.C83]" office:value-type="float" office:value="0" calcext:value-type="float">
            <text:p>0</text:p>
          </table:table-cell>
          <table:table-cell table:formula="of:=[VAR_Bestückung.E83]" office:value-type="float" office:value="0" calcext:value-type="float">
            <text:p>0</text:p>
          </table:table-cell>
          <table:table-cell table:formula="of:=[VAR_Bestückung.F83]" office:value-type="float" office:value="0" calcext:value-type="float">
            <text:p>0</text:p>
          </table:table-cell>
          <table:table-cell table:formula="of:=[VAR_Bestückung.I83]" office:value-type="float" office:value="0" calcext:value-type="float">
            <text:p>0</text:p>
          </table:table-cell>
          <table:table-cell table:formula="of:=[VAR_Bestückung.J83]" office:value-type="float" office:value="0" calcext:value-type="float">
            <text:p>0</text:p>
          </table:table-cell>
          <table:table-cell table:formula="of:=[VAR_Bestückung.L83]" office:value-type="float" office:value="0" calcext:value-type="float">
            <text:p>0</text:p>
          </table:table-cell>
          <table:table-cell table:formula="of:=[.$A$3]*[.A88]+[.$B$3]*[.D193]+[.E193]*[.$C$3]+[.$D$3]*[.F193]+[.G193]*[.$E$3]" office:value-type="float" office:value="0" calcext:value-type="float">
            <text:p>0</text:p>
          </table:table-cell>
          <table:table-cell table:formula="of:=[.I88]*[.$J$5]" office:value-type="float" office:value="0" calcext:value-type="float">
            <text:p>0</text:p>
          </table:table-cell>
          <table:table-cell table:formula="of:=[.I88]+CEILING([.J88];1)" office:value-type="float" office:value="0" calcext:value-type="float">
            <text:p>0</text:p>
          </table:table-cell>
          <table:table-cell/>
          <table:table-cell table:formula="of:=IF([.K88]-[.L88]&gt;0;[.K88]-[.L8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4]" office:value-type="float" office:value="0" calcext:value-type="float">
            <text:p>0</text:p>
          </table:table-cell>
          <table:table-cell table:formula="of:=[VAR_Bestückung.B84]" office:value-type="float" office:value="0" calcext:value-type="float">
            <text:p>0</text:p>
          </table:table-cell>
          <table:table-cell table:formula="of:=[VAR_Bestückung.C84]" office:value-type="float" office:value="0" calcext:value-type="float">
            <text:p>0</text:p>
          </table:table-cell>
          <table:table-cell table:formula="of:=[VAR_Bestückung.E84]" office:value-type="float" office:value="0" calcext:value-type="float">
            <text:p>0</text:p>
          </table:table-cell>
          <table:table-cell table:formula="of:=[VAR_Bestückung.F84]" office:value-type="float" office:value="0" calcext:value-type="float">
            <text:p>0</text:p>
          </table:table-cell>
          <table:table-cell table:formula="of:=[VAR_Bestückung.I84]" office:value-type="float" office:value="0" calcext:value-type="float">
            <text:p>0</text:p>
          </table:table-cell>
          <table:table-cell table:formula="of:=[VAR_Bestückung.J84]" office:value-type="float" office:value="0" calcext:value-type="float">
            <text:p>0</text:p>
          </table:table-cell>
          <table:table-cell table:formula="of:=[VAR_Bestückung.L84]" office:value-type="float" office:value="0" calcext:value-type="float">
            <text:p>0</text:p>
          </table:table-cell>
          <table:table-cell table:formula="of:=[.$A$3]*[.A89]+[.$B$3]*[.D194]+[.E194]*[.$C$3]+[.$D$3]*[.F194]+[.G194]*[.$E$3]" office:value-type="float" office:value="0" calcext:value-type="float">
            <text:p>0</text:p>
          </table:table-cell>
          <table:table-cell table:formula="of:=[.I89]*[.$J$5]" office:value-type="float" office:value="0" calcext:value-type="float">
            <text:p>0</text:p>
          </table:table-cell>
          <table:table-cell table:formula="of:=[.I89]+CEILING([.J89];1)" office:value-type="float" office:value="0" calcext:value-type="float">
            <text:p>0</text:p>
          </table:table-cell>
          <table:table-cell/>
          <table:table-cell table:formula="of:=IF([.K89]-[.L89]&gt;0;[.K89]-[.L8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5]" office:value-type="float" office:value="0" calcext:value-type="float">
            <text:p>0</text:p>
          </table:table-cell>
          <table:table-cell table:formula="of:=[VAR_Bestückung.B85]" office:value-type="float" office:value="0" calcext:value-type="float">
            <text:p>0</text:p>
          </table:table-cell>
          <table:table-cell table:formula="of:=[VAR_Bestückung.C85]" office:value-type="float" office:value="0" calcext:value-type="float">
            <text:p>0</text:p>
          </table:table-cell>
          <table:table-cell table:formula="of:=[VAR_Bestückung.E85]" office:value-type="float" office:value="0" calcext:value-type="float">
            <text:p>0</text:p>
          </table:table-cell>
          <table:table-cell table:formula="of:=[VAR_Bestückung.F85]" office:value-type="float" office:value="0" calcext:value-type="float">
            <text:p>0</text:p>
          </table:table-cell>
          <table:table-cell table:formula="of:=[VAR_Bestückung.I85]" office:value-type="float" office:value="0" calcext:value-type="float">
            <text:p>0</text:p>
          </table:table-cell>
          <table:table-cell table:formula="of:=[VAR_Bestückung.J85]" office:value-type="float" office:value="0" calcext:value-type="float">
            <text:p>0</text:p>
          </table:table-cell>
          <table:table-cell table:formula="of:=[VAR_Bestückung.L85]" office:value-type="float" office:value="0" calcext:value-type="float">
            <text:p>0</text:p>
          </table:table-cell>
          <table:table-cell table:formula="of:=[.$A$3]*[.A90]+[.$B$3]*[.D195]+[.E195]*[.$C$3]+[.$D$3]*[.F195]+[.G195]*[.$E$3]" office:value-type="float" office:value="0" calcext:value-type="float">
            <text:p>0</text:p>
          </table:table-cell>
          <table:table-cell table:formula="of:=[.I90]*[.$J$5]" office:value-type="float" office:value="0" calcext:value-type="float">
            <text:p>0</text:p>
          </table:table-cell>
          <table:table-cell table:formula="of:=[.I90]+CEILING([.J90];1)" office:value-type="float" office:value="0" calcext:value-type="float">
            <text:p>0</text:p>
          </table:table-cell>
          <table:table-cell/>
          <table:table-cell table:formula="of:=IF([.K90]-[.L90]&gt;0;[.K90]-[.L9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6]" office:value-type="float" office:value="0" calcext:value-type="float">
            <text:p>0</text:p>
          </table:table-cell>
          <table:table-cell table:formula="of:=[VAR_Bestückung.B86]" office:value-type="float" office:value="0" calcext:value-type="float">
            <text:p>0</text:p>
          </table:table-cell>
          <table:table-cell table:formula="of:=[VAR_Bestückung.C86]" office:value-type="float" office:value="0" calcext:value-type="float">
            <text:p>0</text:p>
          </table:table-cell>
          <table:table-cell table:formula="of:=[VAR_Bestückung.E86]" office:value-type="float" office:value="0" calcext:value-type="float">
            <text:p>0</text:p>
          </table:table-cell>
          <table:table-cell table:formula="of:=[VAR_Bestückung.F86]" office:value-type="float" office:value="0" calcext:value-type="float">
            <text:p>0</text:p>
          </table:table-cell>
          <table:table-cell table:formula="of:=[VAR_Bestückung.I86]" office:value-type="float" office:value="0" calcext:value-type="float">
            <text:p>0</text:p>
          </table:table-cell>
          <table:table-cell table:formula="of:=[VAR_Bestückung.J86]" office:value-type="float" office:value="0" calcext:value-type="float">
            <text:p>0</text:p>
          </table:table-cell>
          <table:table-cell table:formula="of:=[VAR_Bestückung.L86]" office:value-type="float" office:value="0" calcext:value-type="float">
            <text:p>0</text:p>
          </table:table-cell>
          <table:table-cell table:formula="of:=[.$A$3]*[.A91]+[.$B$3]*[.D196]+[.E196]*[.$C$3]+[.$D$3]*[.F196]+[.G196]*[.$E$3]" office:value-type="float" office:value="0" calcext:value-type="float">
            <text:p>0</text:p>
          </table:table-cell>
          <table:table-cell table:formula="of:=[.I91]*[.$J$5]" office:value-type="float" office:value="0" calcext:value-type="float">
            <text:p>0</text:p>
          </table:table-cell>
          <table:table-cell table:formula="of:=[.I91]+CEILING([.J91];1)" office:value-type="float" office:value="0" calcext:value-type="float">
            <text:p>0</text:p>
          </table:table-cell>
          <table:table-cell/>
          <table:table-cell table:formula="of:=IF([.K91]-[.L91]&gt;0;[.K91]-[.L9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7]" office:value-type="float" office:value="0" calcext:value-type="float">
            <text:p>0</text:p>
          </table:table-cell>
          <table:table-cell table:formula="of:=[VAR_Bestückung.B87]" office:value-type="float" office:value="0" calcext:value-type="float">
            <text:p>0</text:p>
          </table:table-cell>
          <table:table-cell table:formula="of:=[VAR_Bestückung.C87]" office:value-type="float" office:value="0" calcext:value-type="float">
            <text:p>0</text:p>
          </table:table-cell>
          <table:table-cell table:formula="of:=[VAR_Bestückung.E87]" office:value-type="float" office:value="0" calcext:value-type="float">
            <text:p>0</text:p>
          </table:table-cell>
          <table:table-cell table:formula="of:=[VAR_Bestückung.F87]" office:value-type="float" office:value="0" calcext:value-type="float">
            <text:p>0</text:p>
          </table:table-cell>
          <table:table-cell table:formula="of:=[VAR_Bestückung.I87]" office:value-type="float" office:value="0" calcext:value-type="float">
            <text:p>0</text:p>
          </table:table-cell>
          <table:table-cell table:formula="of:=[VAR_Bestückung.J87]" office:value-type="float" office:value="0" calcext:value-type="float">
            <text:p>0</text:p>
          </table:table-cell>
          <table:table-cell table:formula="of:=[VAR_Bestückung.L87]" office:value-type="float" office:value="0" calcext:value-type="float">
            <text:p>0</text:p>
          </table:table-cell>
          <table:table-cell table:formula="of:=[.$A$3]*[.A92]+[.$B$3]*[.D197]+[.E197]*[.$C$3]+[.$D$3]*[.F197]+[.G197]*[.$E$3]" office:value-type="float" office:value="0" calcext:value-type="float">
            <text:p>0</text:p>
          </table:table-cell>
          <table:table-cell table:formula="of:=[.I92]*[.$J$5]" office:value-type="float" office:value="0" calcext:value-type="float">
            <text:p>0</text:p>
          </table:table-cell>
          <table:table-cell table:formula="of:=[.I92]+CEILING([.J92];1)" office:value-type="float" office:value="0" calcext:value-type="float">
            <text:p>0</text:p>
          </table:table-cell>
          <table:table-cell/>
          <table:table-cell table:formula="of:=IF([.K92]-[.L92]&gt;0;[.K92]-[.L9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8]" office:value-type="float" office:value="0" calcext:value-type="float">
            <text:p>0</text:p>
          </table:table-cell>
          <table:table-cell table:formula="of:=[VAR_Bestückung.B88]" office:value-type="float" office:value="0" calcext:value-type="float">
            <text:p>0</text:p>
          </table:table-cell>
          <table:table-cell table:formula="of:=[VAR_Bestückung.C88]" office:value-type="float" office:value="0" calcext:value-type="float">
            <text:p>0</text:p>
          </table:table-cell>
          <table:table-cell table:formula="of:=[VAR_Bestückung.E88]" office:value-type="float" office:value="0" calcext:value-type="float">
            <text:p>0</text:p>
          </table:table-cell>
          <table:table-cell table:formula="of:=[VAR_Bestückung.F88]" office:value-type="float" office:value="0" calcext:value-type="float">
            <text:p>0</text:p>
          </table:table-cell>
          <table:table-cell table:formula="of:=[VAR_Bestückung.I88]" office:value-type="float" office:value="0" calcext:value-type="float">
            <text:p>0</text:p>
          </table:table-cell>
          <table:table-cell table:formula="of:=[VAR_Bestückung.J88]" office:value-type="float" office:value="0" calcext:value-type="float">
            <text:p>0</text:p>
          </table:table-cell>
          <table:table-cell table:formula="of:=[VAR_Bestückung.L88]" office:value-type="float" office:value="0" calcext:value-type="float">
            <text:p>0</text:p>
          </table:table-cell>
          <table:table-cell table:formula="of:=[.$A$3]*[.A93]+[.$B$3]*[.D198]+[.E198]*[.$C$3]+[.$D$3]*[.F198]+[.G198]*[.$E$3]" office:value-type="float" office:value="0" calcext:value-type="float">
            <text:p>0</text:p>
          </table:table-cell>
          <table:table-cell table:formula="of:=[.I93]*[.$J$5]" office:value-type="float" office:value="0" calcext:value-type="float">
            <text:p>0</text:p>
          </table:table-cell>
          <table:table-cell table:formula="of:=[.I93]+CEILING([.J93];1)" office:value-type="float" office:value="0" calcext:value-type="float">
            <text:p>0</text:p>
          </table:table-cell>
          <table:table-cell/>
          <table:table-cell table:formula="of:=IF([.K93]-[.L93]&gt;0;[.K93]-[.L9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9]" office:value-type="float" office:value="0" calcext:value-type="float">
            <text:p>0</text:p>
          </table:table-cell>
          <table:table-cell table:formula="of:=[VAR_Bestückung.B89]" office:value-type="float" office:value="0" calcext:value-type="float">
            <text:p>0</text:p>
          </table:table-cell>
          <table:table-cell table:formula="of:=[VAR_Bestückung.C89]" office:value-type="float" office:value="0" calcext:value-type="float">
            <text:p>0</text:p>
          </table:table-cell>
          <table:table-cell table:formula="of:=[VAR_Bestückung.E89]" office:value-type="float" office:value="0" calcext:value-type="float">
            <text:p>0</text:p>
          </table:table-cell>
          <table:table-cell table:formula="of:=[VAR_Bestückung.F89]" office:value-type="float" office:value="0" calcext:value-type="float">
            <text:p>0</text:p>
          </table:table-cell>
          <table:table-cell table:formula="of:=[VAR_Bestückung.I89]" office:value-type="float" office:value="0" calcext:value-type="float">
            <text:p>0</text:p>
          </table:table-cell>
          <table:table-cell table:formula="of:=[VAR_Bestückung.J89]" office:value-type="float" office:value="0" calcext:value-type="float">
            <text:p>0</text:p>
          </table:table-cell>
          <table:table-cell table:formula="of:=[VAR_Bestückung.L89]" office:value-type="float" office:value="0" calcext:value-type="float">
            <text:p>0</text:p>
          </table:table-cell>
          <table:table-cell table:formula="of:=[.$A$3]*[.A94]+[.$B$3]*[.D199]+[.E199]*[.$C$3]+[.$D$3]*[.F199]+[.G199]*[.$E$3]" office:value-type="float" office:value="0" calcext:value-type="float">
            <text:p>0</text:p>
          </table:table-cell>
          <table:table-cell table:formula="of:=[.I94]*[.$J$5]" office:value-type="float" office:value="0" calcext:value-type="float">
            <text:p>0</text:p>
          </table:table-cell>
          <table:table-cell table:formula="of:=[.I94]+CEILING([.J94];1)" office:value-type="float" office:value="0" calcext:value-type="float">
            <text:p>0</text:p>
          </table:table-cell>
          <table:table-cell/>
          <table:table-cell table:formula="of:=IF([.K94]-[.L94]&gt;0;[.K94]-[.L9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0]" office:value-type="float" office:value="0" calcext:value-type="float">
            <text:p>0</text:p>
          </table:table-cell>
          <table:table-cell table:formula="of:=[VAR_Bestückung.B90]" office:value-type="float" office:value="0" calcext:value-type="float">
            <text:p>0</text:p>
          </table:table-cell>
          <table:table-cell table:formula="of:=[VAR_Bestückung.C90]" office:value-type="float" office:value="0" calcext:value-type="float">
            <text:p>0</text:p>
          </table:table-cell>
          <table:table-cell table:formula="of:=[VAR_Bestückung.E90]" office:value-type="float" office:value="0" calcext:value-type="float">
            <text:p>0</text:p>
          </table:table-cell>
          <table:table-cell table:formula="of:=[VAR_Bestückung.F90]" office:value-type="float" office:value="0" calcext:value-type="float">
            <text:p>0</text:p>
          </table:table-cell>
          <table:table-cell table:formula="of:=[VAR_Bestückung.I90]" office:value-type="float" office:value="0" calcext:value-type="float">
            <text:p>0</text:p>
          </table:table-cell>
          <table:table-cell table:formula="of:=[VAR_Bestückung.J90]" office:value-type="float" office:value="0" calcext:value-type="float">
            <text:p>0</text:p>
          </table:table-cell>
          <table:table-cell table:formula="of:=[VAR_Bestückung.L90]" office:value-type="float" office:value="0" calcext:value-type="float">
            <text:p>0</text:p>
          </table:table-cell>
          <table:table-cell table:formula="of:=[.$A$3]*[.A95]+[.$B$3]*[.D200]+[.E200]*[.$C$3]+[.$D$3]*[.F200]+[.G200]*[.$E$3]" office:value-type="float" office:value="0" calcext:value-type="float">
            <text:p>0</text:p>
          </table:table-cell>
          <table:table-cell table:formula="of:=[.I95]*[.$J$5]" office:value-type="float" office:value="0" calcext:value-type="float">
            <text:p>0</text:p>
          </table:table-cell>
          <table:table-cell table:formula="of:=[.I95]+CEILING([.J95];1)" office:value-type="float" office:value="0" calcext:value-type="float">
            <text:p>0</text:p>
          </table:table-cell>
          <table:table-cell/>
          <table:table-cell table:formula="of:=IF([.K95]-[.L95]&gt;0;[.K95]-[.L9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1]" office:value-type="float" office:value="0" calcext:value-type="float">
            <text:p>0</text:p>
          </table:table-cell>
          <table:table-cell table:formula="of:=[VAR_Bestückung.B91]" office:value-type="float" office:value="0" calcext:value-type="float">
            <text:p>0</text:p>
          </table:table-cell>
          <table:table-cell table:formula="of:=[VAR_Bestückung.C91]" office:value-type="float" office:value="0" calcext:value-type="float">
            <text:p>0</text:p>
          </table:table-cell>
          <table:table-cell table:formula="of:=[VAR_Bestückung.E91]" office:value-type="float" office:value="0" calcext:value-type="float">
            <text:p>0</text:p>
          </table:table-cell>
          <table:table-cell table:formula="of:=[VAR_Bestückung.F91]" office:value-type="float" office:value="0" calcext:value-type="float">
            <text:p>0</text:p>
          </table:table-cell>
          <table:table-cell table:formula="of:=[VAR_Bestückung.I91]" office:value-type="float" office:value="0" calcext:value-type="float">
            <text:p>0</text:p>
          </table:table-cell>
          <table:table-cell table:formula="of:=[VAR_Bestückung.J91]" office:value-type="float" office:value="0" calcext:value-type="float">
            <text:p>0</text:p>
          </table:table-cell>
          <table:table-cell table:formula="of:=[VAR_Bestückung.L91]" office:value-type="float" office:value="0" calcext:value-type="float">
            <text:p>0</text:p>
          </table:table-cell>
          <table:table-cell table:formula="of:=[.$A$3]*[.A96]+[.$B$3]*[.D201]+[.E201]*[.$C$3]+[.$D$3]*[.F201]+[.G201]*[.$E$3]" office:value-type="float" office:value="0" calcext:value-type="float">
            <text:p>0</text:p>
          </table:table-cell>
          <table:table-cell table:formula="of:=[.I96]*[.$J$5]" office:value-type="float" office:value="0" calcext:value-type="float">
            <text:p>0</text:p>
          </table:table-cell>
          <table:table-cell table:formula="of:=[.I96]+CEILING([.J96];1)" office:value-type="float" office:value="0" calcext:value-type="float">
            <text:p>0</text:p>
          </table:table-cell>
          <table:table-cell/>
          <table:table-cell table:formula="of:=IF([.K96]-[.L96]&gt;0;[.K96]-[.L9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2]" office:value-type="float" office:value="0" calcext:value-type="float">
            <text:p>0</text:p>
          </table:table-cell>
          <table:table-cell table:formula="of:=[VAR_Bestückung.B92]" office:value-type="float" office:value="0" calcext:value-type="float">
            <text:p>0</text:p>
          </table:table-cell>
          <table:table-cell table:formula="of:=[VAR_Bestückung.C92]" office:value-type="float" office:value="0" calcext:value-type="float">
            <text:p>0</text:p>
          </table:table-cell>
          <table:table-cell table:formula="of:=[VAR_Bestückung.E92]" office:value-type="float" office:value="0" calcext:value-type="float">
            <text:p>0</text:p>
          </table:table-cell>
          <table:table-cell table:formula="of:=[VAR_Bestückung.F92]" office:value-type="float" office:value="0" calcext:value-type="float">
            <text:p>0</text:p>
          </table:table-cell>
          <table:table-cell table:formula="of:=[VAR_Bestückung.I92]" office:value-type="float" office:value="0" calcext:value-type="float">
            <text:p>0</text:p>
          </table:table-cell>
          <table:table-cell table:formula="of:=[VAR_Bestückung.J92]" office:value-type="float" office:value="0" calcext:value-type="float">
            <text:p>0</text:p>
          </table:table-cell>
          <table:table-cell table:formula="of:=[VAR_Bestückung.L92]" office:value-type="float" office:value="0" calcext:value-type="float">
            <text:p>0</text:p>
          </table:table-cell>
          <table:table-cell table:formula="of:=[.$A$3]*[.A97]+[.$B$3]*[.D202]+[.E202]*[.$C$3]+[.$D$3]*[.F202]+[.G202]*[.$E$3]" office:value-type="float" office:value="0" calcext:value-type="float">
            <text:p>0</text:p>
          </table:table-cell>
          <table:table-cell table:formula="of:=[.I97]*[.$J$5]" office:value-type="float" office:value="0" calcext:value-type="float">
            <text:p>0</text:p>
          </table:table-cell>
          <table:table-cell table:formula="of:=[.I97]+CEILING([.J97];1)" office:value-type="float" office:value="0" calcext:value-type="float">
            <text:p>0</text:p>
          </table:table-cell>
          <table:table-cell/>
          <table:table-cell table:formula="of:=IF([.K97]-[.L97]&gt;0;[.K97]-[.L9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3]" office:value-type="float" office:value="0" calcext:value-type="float">
            <text:p>0</text:p>
          </table:table-cell>
          <table:table-cell table:formula="of:=[VAR_Bestückung.B93]" office:value-type="float" office:value="0" calcext:value-type="float">
            <text:p>0</text:p>
          </table:table-cell>
          <table:table-cell table:formula="of:=[VAR_Bestückung.C93]" office:value-type="float" office:value="0" calcext:value-type="float">
            <text:p>0</text:p>
          </table:table-cell>
          <table:table-cell table:formula="of:=[VAR_Bestückung.E93]" office:value-type="float" office:value="0" calcext:value-type="float">
            <text:p>0</text:p>
          </table:table-cell>
          <table:table-cell table:formula="of:=[VAR_Bestückung.F93]" office:value-type="float" office:value="0" calcext:value-type="float">
            <text:p>0</text:p>
          </table:table-cell>
          <table:table-cell table:formula="of:=[VAR_Bestückung.I93]" office:value-type="float" office:value="0" calcext:value-type="float">
            <text:p>0</text:p>
          </table:table-cell>
          <table:table-cell table:formula="of:=[VAR_Bestückung.J93]" office:value-type="float" office:value="0" calcext:value-type="float">
            <text:p>0</text:p>
          </table:table-cell>
          <table:table-cell table:formula="of:=[VAR_Bestückung.L93]" office:value-type="float" office:value="0" calcext:value-type="float">
            <text:p>0</text:p>
          </table:table-cell>
          <table:table-cell table:formula="of:=[.$A$3]*[.A98]+[.$B$3]*[.D203]+[.E203]*[.$C$3]+[.$D$3]*[.F203]+[.G203]*[.$E$3]" office:value-type="float" office:value="0" calcext:value-type="float">
            <text:p>0</text:p>
          </table:table-cell>
          <table:table-cell table:formula="of:=[.I98]*[.$J$5]" office:value-type="float" office:value="0" calcext:value-type="float">
            <text:p>0</text:p>
          </table:table-cell>
          <table:table-cell table:formula="of:=[.I98]+CEILING([.J98];1)" office:value-type="float" office:value="0" calcext:value-type="float">
            <text:p>0</text:p>
          </table:table-cell>
          <table:table-cell/>
          <table:table-cell table:formula="of:=IF([.K98]-[.L98]&gt;0;[.K98]-[.L9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4]" office:value-type="float" office:value="0" calcext:value-type="float">
            <text:p>0</text:p>
          </table:table-cell>
          <table:table-cell table:formula="of:=[VAR_Bestückung.B94]" office:value-type="float" office:value="0" calcext:value-type="float">
            <text:p>0</text:p>
          </table:table-cell>
          <table:table-cell table:formula="of:=[VAR_Bestückung.C94]" office:value-type="float" office:value="0" calcext:value-type="float">
            <text:p>0</text:p>
          </table:table-cell>
          <table:table-cell table:formula="of:=[VAR_Bestückung.E94]" office:value-type="float" office:value="0" calcext:value-type="float">
            <text:p>0</text:p>
          </table:table-cell>
          <table:table-cell table:formula="of:=[VAR_Bestückung.F94]" office:value-type="float" office:value="0" calcext:value-type="float">
            <text:p>0</text:p>
          </table:table-cell>
          <table:table-cell table:formula="of:=[VAR_Bestückung.I94]" office:value-type="float" office:value="0" calcext:value-type="float">
            <text:p>0</text:p>
          </table:table-cell>
          <table:table-cell table:formula="of:=[VAR_Bestückung.J94]" office:value-type="float" office:value="0" calcext:value-type="float">
            <text:p>0</text:p>
          </table:table-cell>
          <table:table-cell table:formula="of:=[VAR_Bestückung.L94]" office:value-type="float" office:value="0" calcext:value-type="float">
            <text:p>0</text:p>
          </table:table-cell>
          <table:table-cell table:formula="of:=[.$A$3]*[.A99]+[.$B$3]*[.D204]+[.E204]*[.$C$3]+[.$D$3]*[.F204]+[.G204]*[.$E$3]" office:value-type="float" office:value="0" calcext:value-type="float">
            <text:p>0</text:p>
          </table:table-cell>
          <table:table-cell table:formula="of:=[.I99]*[.$J$5]" office:value-type="float" office:value="0" calcext:value-type="float">
            <text:p>0</text:p>
          </table:table-cell>
          <table:table-cell table:formula="of:=[.I99]+CEILING([.J99];1)" office:value-type="float" office:value="0" calcext:value-type="float">
            <text:p>0</text:p>
          </table:table-cell>
          <table:table-cell/>
          <table:table-cell table:formula="of:=IF([.K99]-[.L99]&gt;0;[.K99]-[.L9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5]" office:value-type="float" office:value="0" calcext:value-type="float">
            <text:p>0</text:p>
          </table:table-cell>
          <table:table-cell table:formula="of:=[VAR_Bestückung.B95]" office:value-type="float" office:value="0" calcext:value-type="float">
            <text:p>0</text:p>
          </table:table-cell>
          <table:table-cell table:formula="of:=[VAR_Bestückung.C95]" office:value-type="float" office:value="0" calcext:value-type="float">
            <text:p>0</text:p>
          </table:table-cell>
          <table:table-cell table:formula="of:=[VAR_Bestückung.E95]" office:value-type="float" office:value="0" calcext:value-type="float">
            <text:p>0</text:p>
          </table:table-cell>
          <table:table-cell table:formula="of:=[VAR_Bestückung.F95]" office:value-type="float" office:value="0" calcext:value-type="float">
            <text:p>0</text:p>
          </table:table-cell>
          <table:table-cell table:formula="of:=[VAR_Bestückung.I95]" office:value-type="float" office:value="0" calcext:value-type="float">
            <text:p>0</text:p>
          </table:table-cell>
          <table:table-cell table:formula="of:=[VAR_Bestückung.J95]" office:value-type="float" office:value="0" calcext:value-type="float">
            <text:p>0</text:p>
          </table:table-cell>
          <table:table-cell table:formula="of:=[VAR_Bestückung.L95]" office:value-type="float" office:value="0" calcext:value-type="float">
            <text:p>0</text:p>
          </table:table-cell>
          <table:table-cell table:formula="of:=[.$A$3]*[.A100]+[.$B$3]*[.D205]+[.E205]*[.$C$3]+[.$D$3]*[.F205]+[.G205]*[.$E$3]" office:value-type="float" office:value="0" calcext:value-type="float">
            <text:p>0</text:p>
          </table:table-cell>
          <table:table-cell table:formula="of:=[.I100]*[.$J$5]" office:value-type="float" office:value="0" calcext:value-type="float">
            <text:p>0</text:p>
          </table:table-cell>
          <table:table-cell table:formula="of:=[.I100]+CEILING([.J100];1)" office:value-type="float" office:value="0" calcext:value-type="float">
            <text:p>0</text:p>
          </table:table-cell>
          <table:table-cell/>
          <table:table-cell table:formula="of:=IF([.K100]-[.L100]&gt;0;[.K100]-[.L100];0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12" office:value-type="string" calcext:value-type="string">
            <text:p>VAR_RX_EXTRA</text:p>
          </table:table-cell>
          <table:table-cell table:style-name="ce12" office:value-type="string" calcext:value-type="string">
            <text:p>VAR_ZARM_EXTRA</text:p>
          </table:table-cell>
          <table:table-cell table:style-name="ce12" office:value-type="string" calcext:value-type="string">
            <text:p>VAR_MSTRX_EXTRA</text:p>
          </table:table-cell>
          <table:table-cell table:style-name="ce12" office:value-type="string" calcext:value-type="string">
            <text:p>VAR_MSTZARM_EXTRA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office:value-type="string" calcext:value-type="string">
            <text:p>OC_BUERKLIN</text:p>
          </table:table-cell>
          <table:table-cell table:style-name="ce9" office:value-type="string" calcext:value-type="string">
            <text:p>OC_FARNELL</text:p>
          </table:table-cell>
          <table:table-cell table:style-name="ce9" office:value-type="string" calcext:value-type="string">
            <text:p>OC_RS</text:p>
          </table:table-cell>
          <table:table-cell table:number-columns-repeated="2" office:value-type="string" calcext:value-type="string">
            <text:p>Qty</text:p>
          </table:table-cell>
          <table:table-cell table:number-columns-repeated="2" table:style-name="Default" office:value-type="string" calcext:value-type="string">
            <text:p>Qty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]" office:value-type="float" office:value="0" calcext:value-type="float">
            <text:p>0</text:p>
          </table:table-cell>
          <table:table-cell table:style-name="ce9" table:formula="of:=[.G7]" office:value-type="float" office:value="1131855" calcext:value-type="float">
            <text:p>1131855</text:p>
          </table:table-cell>
          <table:table-cell table:style-name="ce9" table:formula="of:=[.H7]" office:value-type="float" office:value="0" calcext:value-type="float">
            <text:p>0</text:p>
          </table:table-cell>
          <table:table-cell table:formula="of:=IF([VAR_RX.A2]-[.A7] &gt;= 0; [VAR_RX.A2]-[.A7]; 0)" office:value-type="float" office:value="0" calcext:value-type="float">
            <text:p>0</text:p>
          </table:table-cell>
          <table:table-cell table:formula="of:=IF([VAR_ZARM.A2]-[.A7] &gt;= 0; [VAR_ZARM.A2]-[.A7]; 0)" office:value-type="float" office:value="0" calcext:value-type="float">
            <text:p>0</text:p>
          </table:table-cell>
          <table:table-cell table:style-name="Default" table:formula="of:=IF([VAR_MSTRX.A2]-[.A7] &gt;= 0; [VAR_MSTRX.A2]-[.A7]; 0)" office:value-type="float" office:value="0" calcext:value-type="float">
            <text:p>0</text:p>
          </table:table-cell>
          <table:table-cell table:style-name="Default" table:formula="of:=IF([VAR_MSTZARM.A2]-[.A7]&gt;=0;[VAR_MSTZARM.A2]-[.A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]" office:value-type="float" office:value="0" calcext:value-type="float">
            <text:p>0</text:p>
          </table:table-cell>
          <table:table-cell table:style-name="ce9" table:formula="of:=[.G8]" office:value-type="float" office:value="1207597" calcext:value-type="float">
            <text:p>1207597</text:p>
          </table:table-cell>
          <table:table-cell table:style-name="ce9" table:formula="of:=[.H8]" office:value-type="float" office:value="0" calcext:value-type="float">
            <text:p>0</text:p>
          </table:table-cell>
          <table:table-cell table:formula="of:=IF([VAR_RX.A3]-[.A8] &gt;= 0; [VAR_RX.A3]-[.A8]; 0)" office:value-type="float" office:value="0" calcext:value-type="float">
            <text:p>0</text:p>
          </table:table-cell>
          <table:table-cell table:formula="of:=IF([VAR_ZARM.A3]-[.A8] &gt;= 0; [VAR_ZARM.A3]-[.A8]; 0)" office:value-type="float" office:value="0" calcext:value-type="float">
            <text:p>0</text:p>
          </table:table-cell>
          <table:table-cell table:style-name="Default" table:formula="of:=IF([VAR_MSTRX.A3]-[.A8] &gt;= 0; [VAR_MSTRX.A3]-[.A8]; 0)" office:value-type="float" office:value="0" calcext:value-type="float">
            <text:p>0</text:p>
          </table:table-cell>
          <table:table-cell table:style-name="Default" table:formula="of:=IF([VAR_MSTZARM.A3]-[.A8]&gt;=0;[VAR_MSTZARM.A3]-[.A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]" office:value-type="float" office:value="0" calcext:value-type="float">
            <text:p>0</text:p>
          </table:table-cell>
          <table:table-cell table:style-name="ce9" table:formula="of:=[.G9]" office:value-type="float" office:value="1207598" calcext:value-type="float">
            <text:p>1207598</text:p>
          </table:table-cell>
          <table:table-cell table:style-name="ce9" table:formula="of:=[.H9]" office:value-type="float" office:value="0" calcext:value-type="float">
            <text:p>0</text:p>
          </table:table-cell>
          <table:table-cell table:formula="of:=IF([VAR_RX.A4]-[.A9] &gt;= 0; [VAR_RX.A4]-[.A9]; 0)" office:value-type="float" office:value="0" calcext:value-type="float">
            <text:p>0</text:p>
          </table:table-cell>
          <table:table-cell table:formula="of:=IF([VAR_ZARM.A4]-[.A9] &gt;= 0; [VAR_ZARM.A4]-[.A9]; 0)" office:value-type="float" office:value="0" calcext:value-type="float">
            <text:p>0</text:p>
          </table:table-cell>
          <table:table-cell table:style-name="Default" table:formula="of:=IF([VAR_MSTRX.A4]-[.A9] &gt;= 0; [VAR_MSTRX.A4]-[.A9]; 0)" office:value-type="float" office:value="0" calcext:value-type="float">
            <text:p>0</text:p>
          </table:table-cell>
          <table:table-cell table:style-name="Default" table:formula="of:=IF([VAR_MSTZARM.A4]-[.A9]&gt;=0;[VAR_MSTZARM.A4]-[.A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0]" office:value-type="float" office:value="0" calcext:value-type="float">
            <text:p>0</text:p>
          </table:table-cell>
          <table:table-cell table:style-name="ce9" table:formula="of:=[.G10]" office:value-type="float" office:value="0" calcext:value-type="float">
            <text:p>0</text:p>
          </table:table-cell>
          <table:table-cell table:style-name="ce9" table:formula="of:=[.H10]" office:value-type="float" office:value="0" calcext:value-type="float">
            <text:p>0</text:p>
          </table:table-cell>
          <table:table-cell table:formula="of:=IF([VAR_RX.A5]-[.A10] &gt;= 0; [VAR_RX.A5]-[.A10]; 0)" office:value-type="float" office:value="0" calcext:value-type="float">
            <text:p>0</text:p>
          </table:table-cell>
          <table:table-cell table:formula="of:=IF([VAR_ZARM.A5]-[.A10] &gt;= 0; [VAR_ZARM.A5]-[.A10]; 0)" office:value-type="float" office:value="0" calcext:value-type="float">
            <text:p>0</text:p>
          </table:table-cell>
          <table:table-cell table:style-name="Default" table:formula="of:=IF([VAR_MSTRX.A5]-[.A10] &gt;= 0; [VAR_MSTRX.A5]-[.A10]; 0)" office:value-type="float" office:value="0" calcext:value-type="float">
            <text:p>0</text:p>
          </table:table-cell>
          <table:table-cell table:style-name="Default" table:formula="of:=IF([VAR_MSTZARM.A5]-[.A10]&gt;=0;[VAR_MSTZARM.A5]-[.A1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1]" office:value-type="float" office:value="0" calcext:value-type="float">
            <text:p>0</text:p>
          </table:table-cell>
          <table:table-cell table:style-name="ce9" table:formula="of:=[.G11]" office:value-type="float" office:value="1096983" calcext:value-type="float">
            <text:p>1096983</text:p>
          </table:table-cell>
          <table:table-cell table:style-name="ce9" table:formula="of:=[.H11]" office:value-type="float" office:value="0" calcext:value-type="float">
            <text:p>0</text:p>
          </table:table-cell>
          <table:table-cell table:formula="of:=IF([VAR_RX.A6]-[.A11] &gt;= 0; [VAR_RX.A6]-[.A11]; 0)" office:value-type="float" office:value="0" calcext:value-type="float">
            <text:p>0</text:p>
          </table:table-cell>
          <table:table-cell table:formula="of:=IF([VAR_ZARM.A6]-[.A11] &gt;= 0; [VAR_ZARM.A6]-[.A11]; 0)" office:value-type="float" office:value="0" calcext:value-type="float">
            <text:p>0</text:p>
          </table:table-cell>
          <table:table-cell table:style-name="Default" table:formula="of:=IF([VAR_MSTRX.A6]-[.A11] &gt;= 0; [VAR_MSTRX.A6]-[.A11]; 0)" office:value-type="float" office:value="0" calcext:value-type="float">
            <text:p>0</text:p>
          </table:table-cell>
          <table:table-cell table:style-name="Default" table:formula="of:=IF([VAR_MSTZARM.A6]-[.A11]&gt;=0;[VAR_MSTZARM.A6]-[.A1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2]" office:value-type="float" office:value="0" calcext:value-type="float">
            <text:p>0</text:p>
          </table:table-cell>
          <table:table-cell table:style-name="ce9" table:formula="of:=[.G12]" office:value-type="float" office:value="1096984" calcext:value-type="float">
            <text:p>1096984</text:p>
          </table:table-cell>
          <table:table-cell table:style-name="ce9" table:formula="of:=[.H12]" office:value-type="string" office:string-value="740-7105" calcext:value-type="string">
            <text:p>740-7105</text:p>
          </table:table-cell>
          <table:table-cell table:formula="of:=IF([VAR_RX.A7]-[.A12] &gt;= 0; [VAR_RX.A7]-[.A12]; 0)" office:value-type="float" office:value="0" calcext:value-type="float">
            <text:p>0</text:p>
          </table:table-cell>
          <table:table-cell table:formula="of:=IF([VAR_ZARM.A7]-[.A12] &gt;= 0; [VAR_ZARM.A7]-[.A12]; 0)" office:value-type="float" office:value="0" calcext:value-type="float">
            <text:p>0</text:p>
          </table:table-cell>
          <table:table-cell table:style-name="Default" table:formula="of:=IF([VAR_MSTRX.A7]-[.A12] &gt;= 0; [VAR_MSTRX.A7]-[.A12]; 0)" office:value-type="float" office:value="4" calcext:value-type="float">
            <text:p>4</text:p>
          </table:table-cell>
          <table:table-cell table:style-name="Default" table:formula="of:=IF([VAR_MSTZARM.A7]-[.A12]&gt;=0;[VAR_MSTZARM.A7]-[.A12];0)" office:value-type="float" office:value="4" calcext:value-type="float">
            <text:p>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3]" office:value-type="float" office:value="0" calcext:value-type="float">
            <text:p>0</text:p>
          </table:table-cell>
          <table:table-cell table:style-name="ce9" table:formula="of:=[.G13]" office:value-type="float" office:value="0" calcext:value-type="float">
            <text:p>0</text:p>
          </table:table-cell>
          <table:table-cell table:style-name="ce9" table:formula="of:=[.H13]" office:value-type="float" office:value="0" calcext:value-type="float">
            <text:p>0</text:p>
          </table:table-cell>
          <table:table-cell table:formula="of:=IF([VAR_RX.A8]-[.A13] &gt;= 0; [VAR_RX.A8]-[.A13]; 0)" office:value-type="float" office:value="0" calcext:value-type="float">
            <text:p>0</text:p>
          </table:table-cell>
          <table:table-cell table:formula="of:=IF([VAR_ZARM.A8]-[.A13] &gt;= 0; [VAR_ZARM.A8]-[.A13]; 0)" office:value-type="float" office:value="0" calcext:value-type="float">
            <text:p>0</text:p>
          </table:table-cell>
          <table:table-cell table:style-name="Default" table:formula="of:=IF([VAR_MSTRX.A8]-[.A13] &gt;= 0; [VAR_MSTRX.A8]-[.A13]; 0)" office:value-type="float" office:value="0" calcext:value-type="float">
            <text:p>0</text:p>
          </table:table-cell>
          <table:table-cell table:style-name="Default" table:formula="of:=IF([VAR_MSTZARM.A8]-[.A13]&gt;=0;[VAR_MSTZARM.A8]-[.A1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4]" office:value-type="float" office:value="0" calcext:value-type="float">
            <text:p>0</text:p>
          </table:table-cell>
          <table:table-cell table:style-name="ce9" table:formula="of:=[.G14]" office:value-type="float" office:value="1759265" calcext:value-type="float">
            <text:p>1759265</text:p>
          </table:table-cell>
          <table:table-cell table:style-name="ce9" table:formula="of:=[.H14]" office:value-type="float" office:value="0" calcext:value-type="float">
            <text:p>0</text:p>
          </table:table-cell>
          <table:table-cell table:formula="of:=IF([VAR_RX.A9]-[.A14] &gt;= 0; [VAR_RX.A9]-[.A14]; 0)" office:value-type="float" office:value="0" calcext:value-type="float">
            <text:p>0</text:p>
          </table:table-cell>
          <table:table-cell table:formula="of:=IF([VAR_ZARM.A9]-[.A14] &gt;= 0; [VAR_ZARM.A9]-[.A14]; 0)" office:value-type="float" office:value="0" calcext:value-type="float">
            <text:p>0</text:p>
          </table:table-cell>
          <table:table-cell table:style-name="Default" table:formula="of:=IF([VAR_MSTRX.A9]-[.A14] &gt;= 0; [VAR_MSTRX.A9]-[.A14]; 0)" office:value-type="float" office:value="0" calcext:value-type="float">
            <text:p>0</text:p>
          </table:table-cell>
          <table:table-cell table:style-name="Default" table:formula="of:=IF([VAR_MSTZARM.A9]-[.A14]&gt;=0;[VAR_MSTZARM.A9]-[.A1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5]" office:value-type="float" office:value="0" calcext:value-type="float">
            <text:p>0</text:p>
          </table:table-cell>
          <table:table-cell table:style-name="ce9" table:formula="of:=[.G15]" office:value-type="float" office:value="1887308" calcext:value-type="float">
            <text:p>1887308</text:p>
          </table:table-cell>
          <table:table-cell table:style-name="ce9" table:formula="of:=[.H15]" office:value-type="float" office:value="0" calcext:value-type="float">
            <text:p>0</text:p>
          </table:table-cell>
          <table:table-cell table:formula="of:=IF([VAR_RX.A10]-[.A15] &gt;= 0; [VAR_RX.A10]-[.A15]; 0)" office:value-type="float" office:value="0" calcext:value-type="float">
            <text:p>0</text:p>
          </table:table-cell>
          <table:table-cell table:formula="of:=IF([VAR_ZARM.A10]-[.A15] &gt;= 0; [VAR_ZARM.A10]-[.A15]; 0)" office:value-type="float" office:value="0" calcext:value-type="float">
            <text:p>0</text:p>
          </table:table-cell>
          <table:table-cell table:style-name="Default" table:formula="of:=IF([VAR_MSTRX.A10]-[.A15] &gt;= 0; [VAR_MSTRX.A10]-[.A15]; 0)" office:value-type="float" office:value="0" calcext:value-type="float">
            <text:p>0</text:p>
          </table:table-cell>
          <table:table-cell table:style-name="Default" table:formula="of:=IF([VAR_MSTZARM.A10]-[.A15]&gt;=0;[VAR_MSTZARM.A10]-[.A1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6]" office:value-type="float" office:value="0" calcext:value-type="float">
            <text:p>0</text:p>
          </table:table-cell>
          <table:table-cell table:style-name="ce9" table:formula="of:=[.G16]" office:value-type="float" office:value="2320856" calcext:value-type="float">
            <text:p>2320856</text:p>
          </table:table-cell>
          <table:table-cell table:style-name="ce9" table:formula="of:=[.H16]" office:value-type="float" office:value="0" calcext:value-type="float">
            <text:p>0</text:p>
          </table:table-cell>
          <table:table-cell table:formula="of:=IF([VAR_RX.A11]-[.A16] &gt;= 0; [VAR_RX.A11]-[.A16]; 0)" office:value-type="float" office:value="0" calcext:value-type="float">
            <text:p>0</text:p>
          </table:table-cell>
          <table:table-cell table:formula="of:=IF([VAR_ZARM.A11]-[.A16] &gt;= 0; [VAR_ZARM.A11]-[.A16]; 0)" office:value-type="float" office:value="0" calcext:value-type="float">
            <text:p>0</text:p>
          </table:table-cell>
          <table:table-cell table:style-name="Default" table:formula="of:=IF([VAR_MSTRX.A11]-[.A16] &gt;= 0; [VAR_MSTRX.A11]-[.A16]; 0)" office:value-type="float" office:value="0" calcext:value-type="float">
            <text:p>0</text:p>
          </table:table-cell>
          <table:table-cell table:style-name="Default" table:formula="of:=IF([VAR_MSTZARM.A11]-[.A16]&gt;=0;[VAR_MSTZARM.A11]-[.A1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7]" office:value-type="float" office:value="0" calcext:value-type="float">
            <text:p>0</text:p>
          </table:table-cell>
          <table:table-cell table:style-name="ce9" table:formula="of:=[.G17]" office:value-type="float" office:value="2141745" calcext:value-type="float">
            <text:p>2141745</text:p>
          </table:table-cell>
          <table:table-cell table:style-name="ce9" table:formula="of:=[.H17]" office:value-type="float" office:value="0" calcext:value-type="float">
            <text:p>0</text:p>
          </table:table-cell>
          <table:table-cell table:formula="of:=IF([VAR_RX.A12]-[.A17] &gt;= 0; [VAR_RX.A12]-[.A17]; 0)" office:value-type="float" office:value="0" calcext:value-type="float">
            <text:p>0</text:p>
          </table:table-cell>
          <table:table-cell table:formula="of:=IF([VAR_ZARM.A12]-[.A17] &gt;= 0; [VAR_ZARM.A12]-[.A17]; 0)" office:value-type="float" office:value="0" calcext:value-type="float">
            <text:p>0</text:p>
          </table:table-cell>
          <table:table-cell table:style-name="Default" table:formula="of:=IF([VAR_MSTRX.A12]-[.A17] &gt;= 0; [VAR_MSTRX.A12]-[.A17]; 0)" office:value-type="float" office:value="0" calcext:value-type="float">
            <text:p>0</text:p>
          </table:table-cell>
          <table:table-cell table:style-name="Default" table:formula="of:=IF([VAR_MSTZARM.A12]-[.A17]&gt;=0;[VAR_MSTZARM.A12]-[.A1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8]" office:value-type="float" office:value="0" calcext:value-type="float">
            <text:p>0</text:p>
          </table:table-cell>
          <table:table-cell table:style-name="ce9" table:formula="of:=[.G18]" office:value-type="float" office:value="1779204" calcext:value-type="float">
            <text:p>1779204</text:p>
          </table:table-cell>
          <table:table-cell table:style-name="ce9" table:formula="of:=[.H18]" office:value-type="float" office:value="0" calcext:value-type="float">
            <text:p>0</text:p>
          </table:table-cell>
          <table:table-cell table:formula="of:=IF([VAR_RX.A13]-[.A18] &gt;= 0; [VAR_RX.A13]-[.A18]; 0)" office:value-type="float" office:value="0" calcext:value-type="float">
            <text:p>0</text:p>
          </table:table-cell>
          <table:table-cell table:formula="of:=IF([VAR_ZARM.A13]-[.A18] &gt;= 0; [VAR_ZARM.A13]-[.A18]; 0)" office:value-type="float" office:value="0" calcext:value-type="float">
            <text:p>0</text:p>
          </table:table-cell>
          <table:table-cell table:style-name="Default" table:formula="of:=IF([VAR_MSTRX.A13]-[.A18] &gt;= 0; [VAR_MSTRX.A13]-[.A18]; 0)" office:value-type="float" office:value="0" calcext:value-type="float">
            <text:p>0</text:p>
          </table:table-cell>
          <table:table-cell table:style-name="Default" table:formula="of:=IF([VAR_MSTZARM.A13]-[.A18]&gt;=0;[VAR_MSTZARM.A13]-[.A1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9]" office:value-type="float" office:value="0" calcext:value-type="float">
            <text:p>0</text:p>
          </table:table-cell>
          <table:table-cell table:style-name="ce9" table:formula="of:=[.G19]" office:value-type="float" office:value="2333544" calcext:value-type="float">
            <text:p>2333544</text:p>
          </table:table-cell>
          <table:table-cell table:style-name="ce9" table:formula="of:=[.H19]" office:value-type="float" office:value="0" calcext:value-type="float">
            <text:p>0</text:p>
          </table:table-cell>
          <table:table-cell table:formula="of:=IF([VAR_RX.A14]-[.A19] &gt;= 0; [VAR_RX.A14]-[.A19]; 0)" office:value-type="float" office:value="0" calcext:value-type="float">
            <text:p>0</text:p>
          </table:table-cell>
          <table:table-cell table:formula="of:=IF([VAR_ZARM.A14]-[.A19] &gt;= 0; [VAR_ZARM.A14]-[.A19]; 0)" office:value-type="float" office:value="0" calcext:value-type="float">
            <text:p>0</text:p>
          </table:table-cell>
          <table:table-cell table:style-name="Default" table:formula="of:=IF([VAR_MSTRX.A14]-[.A19] &gt;= 0; [VAR_MSTRX.A14]-[.A19]; 0)" office:value-type="float" office:value="1" calcext:value-type="float">
            <text:p>1</text:p>
          </table:table-cell>
          <table:table-cell table:style-name="Default" table:formula="of:=IF([VAR_MSTZARM.A14]-[.A19]&gt;=0;[VAR_MSTZARM.A14]-[.A19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0]" office:value-type="float" office:value="0" calcext:value-type="float">
            <text:p>0</text:p>
          </table:table-cell>
          <table:table-cell table:style-name="ce9" table:formula="of:=[.G20]" office:value-type="float" office:value="2332071" calcext:value-type="float">
            <text:p>2332071</text:p>
          </table:table-cell>
          <table:table-cell table:style-name="ce9" table:formula="of:=[.H20]" office:value-type="float" office:value="0" calcext:value-type="float">
            <text:p>0</text:p>
          </table:table-cell>
          <table:table-cell table:formula="of:=IF([VAR_RX.A15]-[.A20] &gt;= 0; [VAR_RX.A15]-[.A20]; 0)" office:value-type="float" office:value="0" calcext:value-type="float">
            <text:p>0</text:p>
          </table:table-cell>
          <table:table-cell table:formula="of:=IF([VAR_ZARM.A15]-[.A20] &gt;= 0; [VAR_ZARM.A15]-[.A20]; 0)" office:value-type="float" office:value="0" calcext:value-type="float">
            <text:p>0</text:p>
          </table:table-cell>
          <table:table-cell table:style-name="Default" table:formula="of:=IF([VAR_MSTRX.A15]-[.A20] &gt;= 0; [VAR_MSTRX.A15]-[.A20]; 0)" office:value-type="float" office:value="0" calcext:value-type="float">
            <text:p>0</text:p>
          </table:table-cell>
          <table:table-cell table:style-name="Default" table:formula="of:=IF([VAR_MSTZARM.A15]-[.A20]&gt;=0;[VAR_MSTZARM.A15]-[.A2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1]" office:value-type="float" office:value="0" calcext:value-type="float">
            <text:p>0</text:p>
          </table:table-cell>
          <table:table-cell table:style-name="ce9" table:formula="of:=[.G21]" office:value-type="float" office:value="2332071" calcext:value-type="float">
            <text:p>2332071</text:p>
          </table:table-cell>
          <table:table-cell table:style-name="ce9" table:formula="of:=[.H21]" office:value-type="float" office:value="0" calcext:value-type="float">
            <text:p>0</text:p>
          </table:table-cell>
          <table:table-cell table:formula="of:=IF([VAR_RX.A16]-[.A21] &gt;= 0; [VAR_RX.A16]-[.A21]; 0)" office:value-type="float" office:value="0" calcext:value-type="float">
            <text:p>0</text:p>
          </table:table-cell>
          <table:table-cell table:formula="of:=IF([VAR_ZARM.A16]-[.A21] &gt;= 0; [VAR_ZARM.A16]-[.A21]; 0)" office:value-type="float" office:value="0" calcext:value-type="float">
            <text:p>0</text:p>
          </table:table-cell>
          <table:table-cell table:style-name="Default" table:formula="of:=IF([VAR_MSTRX.A16]-[.A21] &gt;= 0; [VAR_MSTRX.A16]-[.A21]; 0)" office:value-type="float" office:value="0" calcext:value-type="float">
            <text:p>0</text:p>
          </table:table-cell>
          <table:table-cell table:style-name="Default" table:formula="of:=IF([VAR_MSTZARM.A16]-[.A21]&gt;=0;[VAR_MSTZARM.A16]-[.A2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2]" office:value-type="float" office:value="0" calcext:value-type="float">
            <text:p>0</text:p>
          </table:table-cell>
          <table:table-cell table:style-name="ce9" table:formula="of:=[.G22]" office:value-type="float" office:value="2332058" calcext:value-type="float">
            <text:p>2332058</text:p>
          </table:table-cell>
          <table:table-cell table:style-name="ce9" table:formula="of:=[.H22]" office:value-type="float" office:value="0" calcext:value-type="float">
            <text:p>0</text:p>
          </table:table-cell>
          <table:table-cell table:formula="of:=IF([VAR_RX.A17]-[.A22] &gt;= 0; [VAR_RX.A17]-[.A22]; 0)" office:value-type="float" office:value="0" calcext:value-type="float">
            <text:p>0</text:p>
          </table:table-cell>
          <table:table-cell table:formula="of:=IF([VAR_ZARM.A17]-[.A22] &gt;= 0; [VAR_ZARM.A17]-[.A22]; 0)" office:value-type="float" office:value="2" calcext:value-type="float">
            <text:p>2</text:p>
          </table:table-cell>
          <table:table-cell table:style-name="Default" table:formula="of:=IF([VAR_MSTRX.A17]-[.A22] &gt;= 0; [VAR_MSTRX.A17]-[.A22]; 0)" office:value-type="float" office:value="0" calcext:value-type="float">
            <text:p>0</text:p>
          </table:table-cell>
          <table:table-cell table:style-name="Default" table:formula="of:=IF([VAR_MSTZARM.A17]-[.A22]&gt;=0;[VAR_MSTZARM.A17]-[.A22];0)" office:value-type="float" office:value="2" calcext:value-type="float">
            <text:p>2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3]" office:value-type="float" office:value="0" calcext:value-type="float">
            <text:p>0</text:p>
          </table:table-cell>
          <table:table-cell table:style-name="ce9" table:formula="of:=[.G23]" office:value-type="float" office:value="2320853" calcext:value-type="float">
            <text:p>2320853</text:p>
          </table:table-cell>
          <table:table-cell table:style-name="ce9" table:formula="of:=[.H23]" office:value-type="float" office:value="0" calcext:value-type="float">
            <text:p>0</text:p>
          </table:table-cell>
          <table:table-cell table:formula="of:=IF([VAR_RX.A18]-[.A23] &gt;= 0; [VAR_RX.A18]-[.A23]; 0)" office:value-type="float" office:value="0" calcext:value-type="float">
            <text:p>0</text:p>
          </table:table-cell>
          <table:table-cell table:formula="of:=IF([VAR_ZARM.A18]-[.A23] &gt;= 0; [VAR_ZARM.A18]-[.A23]; 0)" office:value-type="float" office:value="0" calcext:value-type="float">
            <text:p>0</text:p>
          </table:table-cell>
          <table:table-cell table:style-name="Default" table:formula="of:=IF([VAR_MSTRX.A18]-[.A23] &gt;= 0; [VAR_MSTRX.A18]-[.A23]; 0)" office:value-type="float" office:value="4" calcext:value-type="float">
            <text:p>4</text:p>
          </table:table-cell>
          <table:table-cell table:style-name="Default" table:formula="of:=IF([VAR_MSTZARM.A18]-[.A23]&gt;=0;[VAR_MSTZARM.A18]-[.A23];0)" office:value-type="float" office:value="4" calcext:value-type="float">
            <text:p>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4]" office:value-type="float" office:value="0" calcext:value-type="float">
            <text:p>0</text:p>
          </table:table-cell>
          <table:table-cell table:style-name="ce9" table:formula="of:=[.G24]" office:value-type="float" office:value="1907510" calcext:value-type="float">
            <text:p>1907510</text:p>
          </table:table-cell>
          <table:table-cell table:style-name="ce9" table:formula="of:=[.H24]" office:value-type="float" office:value="0" calcext:value-type="float">
            <text:p>0</text:p>
          </table:table-cell>
          <table:table-cell table:formula="of:=IF([VAR_RX.A19]-[.A24] &gt;= 0; [VAR_RX.A19]-[.A24]; 0)" office:value-type="float" office:value="0" calcext:value-type="float">
            <text:p>0</text:p>
          </table:table-cell>
          <table:table-cell table:formula="of:=IF([VAR_ZARM.A19]-[.A24] &gt;= 0; [VAR_ZARM.A19]-[.A24]; 0)" office:value-type="float" office:value="0" calcext:value-type="float">
            <text:p>0</text:p>
          </table:table-cell>
          <table:table-cell table:style-name="Default" table:formula="of:=IF([VAR_MSTRX.A19]-[.A24] &gt;= 0; [VAR_MSTRX.A19]-[.A24]; 0)" office:value-type="float" office:value="0" calcext:value-type="float">
            <text:p>0</text:p>
          </table:table-cell>
          <table:table-cell table:style-name="Default" table:formula="of:=IF([VAR_MSTZARM.A19]-[.A24]&gt;=0;[VAR_MSTZARM.A19]-[.A2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5]" office:value-type="float" office:value="0" calcext:value-type="float">
            <text:p>0</text:p>
          </table:table-cell>
          <table:table-cell table:style-name="ce9" table:formula="of:=[.G25]" office:value-type="float" office:value="0" calcext:value-type="float">
            <text:p>0</text:p>
          </table:table-cell>
          <table:table-cell table:style-name="ce9" table:formula="of:=[.H25]" office:value-type="string" office:string-value="666-2386" calcext:value-type="string">
            <text:p>666-2386</text:p>
          </table:table-cell>
          <table:table-cell table:formula="of:=IF([VAR_RX.A20]-[.A25] &gt;= 0; [VAR_RX.A20]-[.A25]; 0)" office:value-type="float" office:value="0" calcext:value-type="float">
            <text:p>0</text:p>
          </table:table-cell>
          <table:table-cell table:formula="of:=IF([VAR_ZARM.A20]-[.A25] &gt;= 0; [VAR_ZARM.A20]-[.A25]; 0)" office:value-type="float" office:value="0" calcext:value-type="float">
            <text:p>0</text:p>
          </table:table-cell>
          <table:table-cell table:style-name="Default" table:formula="of:=IF([VAR_MSTRX.A20]-[.A25] &gt;= 0; [VAR_MSTRX.A20]-[.A25]; 0)" office:value-type="float" office:value="4" calcext:value-type="float">
            <text:p>4</text:p>
          </table:table-cell>
          <table:table-cell table:style-name="Default" table:formula="of:=IF([VAR_MSTZARM.A20]-[.A25]&gt;=0;[VAR_MSTZARM.A20]-[.A25];0)" office:value-type="float" office:value="4" calcext:value-type="float">
            <text:p>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6]" office:value-type="float" office:value="0" calcext:value-type="float">
            <text:p>0</text:p>
          </table:table-cell>
          <table:table-cell table:style-name="ce9" table:formula="of:=[.G26]" office:value-type="float" office:value="2332064" calcext:value-type="float">
            <text:p>2332064</text:p>
          </table:table-cell>
          <table:table-cell table:style-name="ce9" table:formula="of:=[.H26]" office:value-type="float" office:value="0" calcext:value-type="float">
            <text:p>0</text:p>
          </table:table-cell>
          <table:table-cell table:formula="of:=IF([VAR_RX.A21]-[.A26] &gt;= 0; [VAR_RX.A21]-[.A26]; 0)" office:value-type="float" office:value="0" calcext:value-type="float">
            <text:p>0</text:p>
          </table:table-cell>
          <table:table-cell table:formula="of:=IF([VAR_ZARM.A21]-[.A26] &gt;= 0; [VAR_ZARM.A21]-[.A26]; 0)" office:value-type="float" office:value="0" calcext:value-type="float">
            <text:p>0</text:p>
          </table:table-cell>
          <table:table-cell table:style-name="Default" table:formula="of:=IF([VAR_MSTRX.A21]-[.A26] &gt;= 0; [VAR_MSTRX.A21]-[.A26]; 0)" office:value-type="float" office:value="0" calcext:value-type="float">
            <text:p>0</text:p>
          </table:table-cell>
          <table:table-cell table:style-name="Default" table:formula="of:=IF([VAR_MSTZARM.A21]-[.A26]&gt;=0;[VAR_MSTZARM.A21]-[.A2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7]" office:value-type="float" office:value="0" calcext:value-type="float">
            <text:p>0</text:p>
          </table:table-cell>
          <table:table-cell table:style-name="ce9" table:formula="of:=[.G27]" office:value-type="float" office:value="0" calcext:value-type="float">
            <text:p>0</text:p>
          </table:table-cell>
          <table:table-cell table:style-name="ce9" table:formula="of:=[.H27]" office:value-type="string" office:string-value="679-1207" calcext:value-type="string">
            <text:p>679-1207</text:p>
          </table:table-cell>
          <table:table-cell table:formula="of:=IF([VAR_RX.A22]-[.A27] &gt;= 0; [VAR_RX.A22]-[.A27]; 0)" office:value-type="float" office:value="0" calcext:value-type="float">
            <text:p>0</text:p>
          </table:table-cell>
          <table:table-cell table:formula="of:=IF([VAR_ZARM.A22]-[.A27] &gt;= 0; [VAR_ZARM.A22]-[.A27]; 0)" office:value-type="float" office:value="0" calcext:value-type="float">
            <text:p>0</text:p>
          </table:table-cell>
          <table:table-cell table:style-name="Default" table:formula="of:=IF([VAR_MSTRX.A22]-[.A27] &gt;= 0; [VAR_MSTRX.A22]-[.A27]; 0)" office:value-type="float" office:value="0" calcext:value-type="float">
            <text:p>0</text:p>
          </table:table-cell>
          <table:table-cell table:style-name="Default" table:formula="of:=IF([VAR_MSTZARM.A22]-[.A27]&gt;=0;[VAR_MSTZARM.A22]-[.A2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8]" office:value-type="float" office:value="0" calcext:value-type="float">
            <text:p>0</text:p>
          </table:table-cell>
          <table:table-cell table:style-name="ce9" table:formula="of:=[.G28]" office:value-type="float" office:value="2332077" calcext:value-type="float">
            <text:p>2332077</text:p>
          </table:table-cell>
          <table:table-cell table:style-name="ce9" table:formula="of:=[.H28]" office:value-type="float" office:value="0" calcext:value-type="float">
            <text:p>0</text:p>
          </table:table-cell>
          <table:table-cell table:formula="of:=IF([VAR_RX.A23]-[.A28] &gt;= 0; [VAR_RX.A23]-[.A28]; 0)" office:value-type="float" office:value="0" calcext:value-type="float">
            <text:p>0</text:p>
          </table:table-cell>
          <table:table-cell table:formula="of:=IF([VAR_ZARM.A23]-[.A28] &gt;= 0; [VAR_ZARM.A23]-[.A28]; 0)" office:value-type="float" office:value="0" calcext:value-type="float">
            <text:p>0</text:p>
          </table:table-cell>
          <table:table-cell table:style-name="Default" table:formula="of:=IF([VAR_MSTRX.A23]-[.A28] &gt;= 0; [VAR_MSTRX.A23]-[.A28]; 0)" office:value-type="float" office:value="0" calcext:value-type="float">
            <text:p>0</text:p>
          </table:table-cell>
          <table:table-cell table:style-name="Default" table:formula="of:=IF([VAR_MSTZARM.A23]-[.A28]&gt;=0;[VAR_MSTZARM.A23]-[.A2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9]" office:value-type="float" office:value="0" calcext:value-type="float">
            <text:p>0</text:p>
          </table:table-cell>
          <table:table-cell table:style-name="ce9" table:formula="of:=[.G29]" office:value-type="float" office:value="1500705" calcext:value-type="float">
            <text:p>1500705</text:p>
          </table:table-cell>
          <table:table-cell table:style-name="ce9" table:formula="of:=[.H29]" office:value-type="float" office:value="0" calcext:value-type="float">
            <text:p>0</text:p>
          </table:table-cell>
          <table:table-cell table:formula="of:=IF([VAR_RX.A24]-[.A29] &gt;= 0; [VAR_RX.A24]-[.A29]; 0)" office:value-type="float" office:value="0" calcext:value-type="float">
            <text:p>0</text:p>
          </table:table-cell>
          <table:table-cell table:formula="of:=IF([VAR_ZARM.A24]-[.A29] &gt;= 0; [VAR_ZARM.A24]-[.A29]; 0)" office:value-type="float" office:value="0" calcext:value-type="float">
            <text:p>0</text:p>
          </table:table-cell>
          <table:table-cell table:style-name="Default" table:formula="of:=IF([VAR_MSTRX.A24]-[.A29] &gt;= 0; [VAR_MSTRX.A24]-[.A29]; 0)" office:value-type="float" office:value="0" calcext:value-type="float">
            <text:p>0</text:p>
          </table:table-cell>
          <table:table-cell table:style-name="Default" table:formula="of:=IF([VAR_MSTZARM.A24]-[.A29]&gt;=0;[VAR_MSTZARM.A24]-[.A2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0]" office:value-type="float" office:value="0" calcext:value-type="float">
            <text:p>0</text:p>
          </table:table-cell>
          <table:table-cell table:style-name="ce9" table:formula="of:=[.G30]" office:value-type="float" office:value="2135988" calcext:value-type="float">
            <text:p>2135988</text:p>
          </table:table-cell>
          <table:table-cell table:style-name="ce9" table:formula="of:=[.H30]" office:value-type="float" office:value="0" calcext:value-type="float">
            <text:p>0</text:p>
          </table:table-cell>
          <table:table-cell table:formula="of:=IF([VAR_RX.A25]-[.A30] &gt;= 0; [VAR_RX.A25]-[.A30]; 0)" office:value-type="float" office:value="6" calcext:value-type="float">
            <text:p>6</text:p>
          </table:table-cell>
          <table:table-cell table:formula="of:=IF([VAR_ZARM.A25]-[.A30] &gt;= 0; [VAR_ZARM.A25]-[.A30]; 0)" office:value-type="float" office:value="6" calcext:value-type="float">
            <text:p>6</text:p>
          </table:table-cell>
          <table:table-cell table:style-name="Default" table:formula="of:=IF([VAR_MSTRX.A25]-[.A30] &gt;= 0; [VAR_MSTRX.A25]-[.A30]; 0)" office:value-type="float" office:value="6" calcext:value-type="float">
            <text:p>6</text:p>
          </table:table-cell>
          <table:table-cell table:style-name="Default" table:formula="of:=IF([VAR_MSTZARM.A25]-[.A30]&gt;=0;[VAR_MSTZARM.A25]-[.A30];0)" office:value-type="float" office:value="6" calcext:value-type="float">
            <text:p>6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1]" office:value-type="float" office:value="0" calcext:value-type="float">
            <text:p>0</text:p>
          </table:table-cell>
          <table:table-cell table:style-name="ce9" table:formula="of:=[.G31]" office:value-type="float" office:value="2407305" calcext:value-type="float">
            <text:p>2407305</text:p>
          </table:table-cell>
          <table:table-cell table:style-name="ce9" table:formula="of:=[.H31]" office:value-type="float" office:value="0" calcext:value-type="float">
            <text:p>0</text:p>
          </table:table-cell>
          <table:table-cell table:formula="of:=IF([VAR_RX.A26]-[.A31] &gt;= 0; [VAR_RX.A26]-[.A31]; 0)" office:value-type="float" office:value="0" calcext:value-type="float">
            <text:p>0</text:p>
          </table:table-cell>
          <table:table-cell table:formula="of:=IF([VAR_ZARM.A26]-[.A31] &gt;= 0; [VAR_ZARM.A26]-[.A31]; 0)" office:value-type="float" office:value="0" calcext:value-type="float">
            <text:p>0</text:p>
          </table:table-cell>
          <table:table-cell table:style-name="Default" table:formula="of:=IF([VAR_MSTRX.A26]-[.A31] &gt;= 0; [VAR_MSTRX.A26]-[.A31]; 0)" office:value-type="float" office:value="1" calcext:value-type="float">
            <text:p>1</text:p>
          </table:table-cell>
          <table:table-cell table:style-name="Default" table:formula="of:=IF([VAR_MSTZARM.A26]-[.A31]&gt;=0;[VAR_MSTZARM.A26]-[.A31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2]" office:value-type="float" office:value="0" calcext:value-type="float">
            <text:p>0</text:p>
          </table:table-cell>
          <table:table-cell table:style-name="ce9" table:formula="of:=[.G32]" office:value-type="float" office:value="2346932" calcext:value-type="float">
            <text:p>2346932</text:p>
          </table:table-cell>
          <table:table-cell table:style-name="ce9" table:formula="of:=[.H32]" office:value-type="float" office:value="0" calcext:value-type="float">
            <text:p>0</text:p>
          </table:table-cell>
          <table:table-cell table:formula="of:=IF([VAR_RX.A27]-[.A32] &gt;= 0; [VAR_RX.A27]-[.A32]; 0)" office:value-type="float" office:value="0" calcext:value-type="float">
            <text:p>0</text:p>
          </table:table-cell>
          <table:table-cell table:formula="of:=IF([VAR_ZARM.A27]-[.A32] &gt;= 0; [VAR_ZARM.A27]-[.A32]; 0)" office:value-type="float" office:value="0" calcext:value-type="float">
            <text:p>0</text:p>
          </table:table-cell>
          <table:table-cell table:style-name="Default" table:formula="of:=IF([VAR_MSTRX.A27]-[.A32] &gt;= 0; [VAR_MSTRX.A27]-[.A32]; 0)" office:value-type="float" office:value="0" calcext:value-type="float">
            <text:p>0</text:p>
          </table:table-cell>
          <table:table-cell table:style-name="Default" table:formula="of:=IF([VAR_MSTZARM.A27]-[.A32]&gt;=0;[VAR_MSTZARM.A27]-[.A3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3]" office:value-type="float" office:value="0" calcext:value-type="float">
            <text:p>0</text:p>
          </table:table-cell>
          <table:table-cell table:style-name="ce9" table:formula="of:=[.G33]" office:value-type="float" office:value="0" calcext:value-type="float">
            <text:p>0</text:p>
          </table:table-cell>
          <table:table-cell table:style-name="ce9" table:formula="of:=[.H33]" office:value-type="string" office:string-value="737-7833P" calcext:value-type="string">
            <text:p>737-7833P</text:p>
          </table:table-cell>
          <table:table-cell table:formula="of:=IF([VAR_RX.A28]-[.A33] &gt;= 0; [VAR_RX.A28]-[.A33]; 0)" office:value-type="float" office:value="3" calcext:value-type="float">
            <text:p>3</text:p>
          </table:table-cell>
          <table:table-cell table:formula="of:=IF([VAR_ZARM.A28]-[.A33] &gt;= 0; [VAR_ZARM.A28]-[.A33]; 0)" office:value-type="float" office:value="0" calcext:value-type="float">
            <text:p>0</text:p>
          </table:table-cell>
          <table:table-cell table:style-name="Default" table:formula="of:=IF([VAR_MSTRX.A28]-[.A33] &gt;= 0; [VAR_MSTRX.A28]-[.A33]; 0)" office:value-type="float" office:value="3" calcext:value-type="float">
            <text:p>3</text:p>
          </table:table-cell>
          <table:table-cell table:style-name="Default" table:formula="of:=IF([VAR_MSTZARM.A28]-[.A33]&gt;=0;[VAR_MSTZARM.A28]-[.A33];0)" office:value-type="float" office:value="3" calcext:value-type="float">
            <text:p>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4]" office:value-type="float" office:value="0" calcext:value-type="float">
            <text:p>0</text:p>
          </table:table-cell>
          <table:table-cell table:style-name="ce9" table:formula="of:=[.G34]" office:value-type="float" office:value="1843660" calcext:value-type="float">
            <text:p>1843660</text:p>
          </table:table-cell>
          <table:table-cell table:style-name="ce9" table:formula="of:=[.H34]" office:value-type="float" office:value="0" calcext:value-type="float">
            <text:p>0</text:p>
          </table:table-cell>
          <table:table-cell table:formula="of:=IF([VAR_RX.A29]-[.A34] &gt;= 0; [VAR_RX.A29]-[.A34]; 0)" office:value-type="float" office:value="0" calcext:value-type="float">
            <text:p>0</text:p>
          </table:table-cell>
          <table:table-cell table:formula="of:=IF([VAR_ZARM.A29]-[.A34] &gt;= 0; [VAR_ZARM.A29]-[.A34]; 0)" office:value-type="float" office:value="0" calcext:value-type="float">
            <text:p>0</text:p>
          </table:table-cell>
          <table:table-cell table:style-name="Default" table:formula="of:=IF([VAR_MSTRX.A29]-[.A34] &gt;= 0; [VAR_MSTRX.A29]-[.A34]; 0)" office:value-type="float" office:value="1" calcext:value-type="float">
            <text:p>1</text:p>
          </table:table-cell>
          <table:table-cell table:style-name="Default" table:formula="of:=IF([VAR_MSTZARM.A29]-[.A34]&gt;=0;[VAR_MSTZARM.A29]-[.A34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5]" office:value-type="float" office:value="0" calcext:value-type="float">
            <text:p>0</text:p>
          </table:table-cell>
          <table:table-cell table:style-name="ce9" table:formula="of:=[.G35]" office:value-type="float" office:value="2322083" calcext:value-type="float">
            <text:p>2322083</text:p>
          </table:table-cell>
          <table:table-cell table:style-name="ce9" table:formula="of:=[.H35]" office:value-type="float" office:value="0" calcext:value-type="float">
            <text:p>0</text:p>
          </table:table-cell>
          <table:table-cell table:formula="of:=IF([VAR_RX.A30]-[.A35] &gt;= 0; [VAR_RX.A30]-[.A35]; 0)" office:value-type="float" office:value="0" calcext:value-type="float">
            <text:p>0</text:p>
          </table:table-cell>
          <table:table-cell table:formula="of:=IF([VAR_ZARM.A30]-[.A35] &gt;= 0; [VAR_ZARM.A30]-[.A35]; 0)" office:value-type="float" office:value="0" calcext:value-type="float">
            <text:p>0</text:p>
          </table:table-cell>
          <table:table-cell table:style-name="Default" table:formula="of:=IF([VAR_MSTRX.A30]-[.A35] &gt;= 0; [VAR_MSTRX.A30]-[.A35]; 0)" office:value-type="float" office:value="0" calcext:value-type="float">
            <text:p>0</text:p>
          </table:table-cell>
          <table:table-cell table:style-name="Default" table:formula="of:=IF([VAR_MSTZARM.A30]-[.A35]&gt;=0;[VAR_MSTZARM.A30]-[.A3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6]" office:value-type="float" office:value="0" calcext:value-type="float">
            <text:p>0</text:p>
          </table:table-cell>
          <table:table-cell table:style-name="ce9" table:formula="of:=[.G36]" office:value-type="float" office:value="9558640" calcext:value-type="float">
            <text:p>9558640</text:p>
          </table:table-cell>
          <table:table-cell table:style-name="ce9" table:formula="of:=[.H36]" office:value-type="string" office:string-value="545-0135" calcext:value-type="string">
            <text:p>545-0135</text:p>
          </table:table-cell>
          <table:table-cell table:formula="of:=IF([VAR_RX.A31]-[.A36] &gt;= 0; [VAR_RX.A31]-[.A36]; 0)" office:value-type="float" office:value="0" calcext:value-type="float">
            <text:p>0</text:p>
          </table:table-cell>
          <table:table-cell table:formula="of:=IF([VAR_ZARM.A31]-[.A36] &gt;= 0; [VAR_ZARM.A31]-[.A36]; 0)" office:value-type="float" office:value="0" calcext:value-type="float">
            <text:p>0</text:p>
          </table:table-cell>
          <table:table-cell table:style-name="Default" table:formula="of:=IF([VAR_MSTRX.A31]-[.A36] &gt;= 0; [VAR_MSTRX.A31]-[.A36]; 0)" office:value-type="float" office:value="0" calcext:value-type="float">
            <text:p>0</text:p>
          </table:table-cell>
          <table:table-cell table:style-name="Default" table:formula="of:=IF([VAR_MSTZARM.A31]-[.A36]&gt;=0;[VAR_MSTZARM.A31]-[.A3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7]" office:value-type="float" office:value="0" calcext:value-type="float">
            <text:p>0</text:p>
          </table:table-cell>
          <table:table-cell table:style-name="ce9" table:formula="of:=[.G37]" office:value-type="float" office:value="1440813" calcext:value-type="float">
            <text:p>1440813</text:p>
          </table:table-cell>
          <table:table-cell table:style-name="ce9" table:formula="of:=[.H37]" office:value-type="float" office:value="0" calcext:value-type="float">
            <text:p>0</text:p>
          </table:table-cell>
          <table:table-cell table:formula="of:=IF([VAR_RX.A32]-[.A37] &gt;= 0; [VAR_RX.A32]-[.A37]; 0)" office:value-type="float" office:value="0" calcext:value-type="float">
            <text:p>0</text:p>
          </table:table-cell>
          <table:table-cell table:formula="of:=IF([VAR_ZARM.A32]-[.A37] &gt;= 0; [VAR_ZARM.A32]-[.A37]; 0)" office:value-type="float" office:value="0" calcext:value-type="float">
            <text:p>0</text:p>
          </table:table-cell>
          <table:table-cell table:style-name="Default" table:formula="of:=IF([VAR_MSTRX.A32]-[.A37] &gt;= 0; [VAR_MSTRX.A32]-[.A37]; 0)" office:value-type="float" office:value="0" calcext:value-type="float">
            <text:p>0</text:p>
          </table:table-cell>
          <table:table-cell table:style-name="Default" table:formula="of:=IF([VAR_MSTZARM.A32]-[.A37]&gt;=0;[VAR_MSTZARM.A32]-[.A3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8]" office:value-type="float" office:value="0" calcext:value-type="float">
            <text:p>0</text:p>
          </table:table-cell>
          <table:table-cell table:style-name="ce9" table:formula="of:=[.G38]" office:value-type="float" office:value="2333799" calcext:value-type="float">
            <text:p>2333799</text:p>
          </table:table-cell>
          <table:table-cell table:style-name="ce9" table:formula="of:=[.H38]" office:value-type="float" office:value="0" calcext:value-type="float">
            <text:p>0</text:p>
          </table:table-cell>
          <table:table-cell table:formula="of:=IF([VAR_RX.A33]-[.A38] &gt;= 0; [VAR_RX.A33]-[.A38]; 0)" office:value-type="float" office:value="0" calcext:value-type="float">
            <text:p>0</text:p>
          </table:table-cell>
          <table:table-cell table:formula="of:=IF([VAR_ZARM.A33]-[.A38] &gt;= 0; [VAR_ZARM.A33]-[.A38]; 0)" office:value-type="float" office:value="0" calcext:value-type="float">
            <text:p>0</text:p>
          </table:table-cell>
          <table:table-cell table:style-name="Default" table:formula="of:=IF([VAR_MSTRX.A33]-[.A38] &gt;= 0; [VAR_MSTRX.A33]-[.A38]; 0)" office:value-type="float" office:value="0" calcext:value-type="float">
            <text:p>0</text:p>
          </table:table-cell>
          <table:table-cell table:style-name="Default" table:formula="of:=IF([VAR_MSTZARM.A33]-[.A38]&gt;=0;[VAR_MSTZARM.A33]-[.A3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9]" office:value-type="float" office:value="0" calcext:value-type="float">
            <text:p>0</text:p>
          </table:table-cell>
          <table:table-cell table:style-name="ce9" table:formula="of:=[.G39]" office:value-type="float" office:value="2101406" calcext:value-type="float">
            <text:p>2101406</text:p>
          </table:table-cell>
          <table:table-cell table:style-name="ce9" table:formula="of:=[.H39]" office:value-type="float" office:value="0" calcext:value-type="float">
            <text:p>0</text:p>
          </table:table-cell>
          <table:table-cell table:formula="of:=IF([VAR_RX.A34]-[.A39] &gt;= 0; [VAR_RX.A34]-[.A39]; 0)" office:value-type="float" office:value="0" calcext:value-type="float">
            <text:p>0</text:p>
          </table:table-cell>
          <table:table-cell table:formula="of:=IF([VAR_ZARM.A34]-[.A39] &gt;= 0; [VAR_ZARM.A34]-[.A39]; 0)" office:value-type="float" office:value="0" calcext:value-type="float">
            <text:p>0</text:p>
          </table:table-cell>
          <table:table-cell table:style-name="Default" table:formula="of:=IF([VAR_MSTRX.A34]-[.A39] &gt;= 0; [VAR_MSTRX.A34]-[.A39]; 0)" office:value-type="float" office:value="0" calcext:value-type="float">
            <text:p>0</text:p>
          </table:table-cell>
          <table:table-cell table:style-name="Default" table:formula="of:=IF([VAR_MSTZARM.A34]-[.A39]&gt;=0;[VAR_MSTZARM.A34]-[.A3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0]" office:value-type="float" office:value="0" calcext:value-type="float">
            <text:p>0</text:p>
          </table:table-cell>
          <table:table-cell table:style-name="ce9" table:formula="of:=[.G40]" office:value-type="float" office:value="2099244" calcext:value-type="float">
            <text:p>2099244</text:p>
          </table:table-cell>
          <table:table-cell table:style-name="ce9" table:formula="of:=[.H40]" office:value-type="float" office:value="0" calcext:value-type="float">
            <text:p>0</text:p>
          </table:table-cell>
          <table:table-cell table:formula="of:=IF([VAR_RX.A35]-[.A40] &gt;= 0; [VAR_RX.A35]-[.A40]; 0)" office:value-type="float" office:value="0" calcext:value-type="float">
            <text:p>0</text:p>
          </table:table-cell>
          <table:table-cell table:formula="of:=IF([VAR_ZARM.A35]-[.A40] &gt;= 0; [VAR_ZARM.A35]-[.A40]; 0)" office:value-type="float" office:value="0" calcext:value-type="float">
            <text:p>0</text:p>
          </table:table-cell>
          <table:table-cell table:style-name="Default" table:formula="of:=IF([VAR_MSTRX.A35]-[.A40] &gt;= 0; [VAR_MSTRX.A35]-[.A40]; 0)" office:value-type="float" office:value="0" calcext:value-type="float">
            <text:p>0</text:p>
          </table:table-cell>
          <table:table-cell table:style-name="Default" table:formula="of:=IF([VAR_MSTZARM.A35]-[.A40]&gt;=0;[VAR_MSTZARM.A35]-[.A4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1]" office:value-type="float" office:value="0" calcext:value-type="float">
            <text:p>0</text:p>
          </table:table-cell>
          <table:table-cell table:style-name="ce9" table:formula="of:=[.G41]" office:value-type="float" office:value="9994696" calcext:value-type="float">
            <text:p>9994696</text:p>
          </table:table-cell>
          <table:table-cell table:style-name="ce9" table:formula="of:=[.H41]" office:value-type="float" office:value="0" calcext:value-type="float">
            <text:p>0</text:p>
          </table:table-cell>
          <table:table-cell table:formula="of:=IF([VAR_RX.A36]-[.A41] &gt;= 0; [VAR_RX.A36]-[.A41]; 0)" office:value-type="float" office:value="0" calcext:value-type="float">
            <text:p>0</text:p>
          </table:table-cell>
          <table:table-cell table:formula="of:=IF([VAR_ZARM.A36]-[.A41] &gt;= 0; [VAR_ZARM.A36]-[.A41]; 0)" office:value-type="float" office:value="0" calcext:value-type="float">
            <text:p>0</text:p>
          </table:table-cell>
          <table:table-cell table:style-name="Default" table:formula="of:=IF([VAR_MSTRX.A36]-[.A41] &gt;= 0; [VAR_MSTRX.A36]-[.A41]; 0)" office:value-type="float" office:value="0" calcext:value-type="float">
            <text:p>0</text:p>
          </table:table-cell>
          <table:table-cell table:style-name="Default" table:formula="of:=IF([VAR_MSTZARM.A36]-[.A41]&gt;=0;[VAR_MSTZARM.A36]-[.A4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2]" office:value-type="float" office:value="0" calcext:value-type="float">
            <text:p>0</text:p>
          </table:table-cell>
          <table:table-cell table:style-name="ce9" table:formula="of:=[.G42]" office:value-type="float" office:value="1854507" calcext:value-type="float">
            <text:p>1854507</text:p>
          </table:table-cell>
          <table:table-cell table:style-name="ce9" table:formula="of:=[.H42]" office:value-type="float" office:value="0" calcext:value-type="float">
            <text:p>0</text:p>
          </table:table-cell>
          <table:table-cell table:formula="of:=IF([VAR_RX.A37]-[.A42] &gt;= 0; [VAR_RX.A37]-[.A42]; 0)" office:value-type="float" office:value="1" calcext:value-type="float">
            <text:p>1</text:p>
          </table:table-cell>
          <table:table-cell table:formula="of:=IF([VAR_ZARM.A37]-[.A42] &gt;= 0; [VAR_ZARM.A37]-[.A42]; 0)" office:value-type="float" office:value="0" calcext:value-type="float">
            <text:p>0</text:p>
          </table:table-cell>
          <table:table-cell table:style-name="Default" table:formula="of:=IF([VAR_MSTRX.A37]-[.A42] &gt;= 0; [VAR_MSTRX.A37]-[.A42]; 0)" office:value-type="float" office:value="1" calcext:value-type="float">
            <text:p>1</text:p>
          </table:table-cell>
          <table:table-cell table:style-name="Default" table:formula="of:=IF([VAR_MSTZARM.A37]-[.A42]&gt;=0;[VAR_MSTZARM.A37]-[.A4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3]" office:value-type="float" office:value="0" calcext:value-type="float">
            <text:p>0</text:p>
          </table:table-cell>
          <table:table-cell table:style-name="ce9" table:formula="of:=[.G43]" office:value-type="float" office:value="1854508" calcext:value-type="float">
            <text:p>1854508</text:p>
          </table:table-cell>
          <table:table-cell table:style-name="ce9" table:formula="of:=[.H43]" office:value-type="float" office:value="0" calcext:value-type="float">
            <text:p>0</text:p>
          </table:table-cell>
          <table:table-cell table:formula="of:=IF([VAR_RX.A38]-[.A43] &gt;= 0; [VAR_RX.A38]-[.A43]; 0)" office:value-type="float" office:value="1" calcext:value-type="float">
            <text:p>1</text:p>
          </table:table-cell>
          <table:table-cell table:formula="of:=IF([VAR_ZARM.A38]-[.A43] &gt;= 0; [VAR_ZARM.A38]-[.A43]; 0)" office:value-type="float" office:value="0" calcext:value-type="float">
            <text:p>0</text:p>
          </table:table-cell>
          <table:table-cell table:style-name="Default" table:formula="of:=IF([VAR_MSTRX.A38]-[.A43] &gt;= 0; [VAR_MSTRX.A38]-[.A43]; 0)" office:value-type="float" office:value="1" calcext:value-type="float">
            <text:p>1</text:p>
          </table:table-cell>
          <table:table-cell table:style-name="Default" table:formula="of:=IF([VAR_MSTZARM.A38]-[.A43]&gt;=0;[VAR_MSTZARM.A38]-[.A4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4]" office:value-type="float" office:value="0" calcext:value-type="float">
            <text:p>0</text:p>
          </table:table-cell>
          <table:table-cell table:style-name="ce9" table:formula="of:=[.G44]" office:value-type="float" office:value="1685603" calcext:value-type="float">
            <text:p>1685603</text:p>
          </table:table-cell>
          <table:table-cell table:style-name="ce9" table:formula="of:=[.H44]" office:value-type="float" office:value="0" calcext:value-type="float">
            <text:p>0</text:p>
          </table:table-cell>
          <table:table-cell table:formula="of:=IF([VAR_RX.A39]-[.A44] &gt;= 0; [VAR_RX.A39]-[.A44]; 0)" office:value-type="float" office:value="0" calcext:value-type="float">
            <text:p>0</text:p>
          </table:table-cell>
          <table:table-cell table:formula="of:=IF([VAR_ZARM.A39]-[.A44] &gt;= 0; [VAR_ZARM.A39]-[.A44]; 0)" office:value-type="float" office:value="0" calcext:value-type="float">
            <text:p>0</text:p>
          </table:table-cell>
          <table:table-cell table:style-name="Default" table:formula="of:=IF([VAR_MSTRX.A39]-[.A44] &gt;= 0; [VAR_MSTRX.A39]-[.A44]; 0)" office:value-type="float" office:value="0" calcext:value-type="float">
            <text:p>0</text:p>
          </table:table-cell>
          <table:table-cell table:style-name="Default" table:formula="of:=IF([VAR_MSTZARM.A39]-[.A44]&gt;=0;[VAR_MSTZARM.A39]-[.A4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5]" office:value-type="float" office:value="0" calcext:value-type="float">
            <text:p>0</text:p>
          </table:table-cell>
          <table:table-cell table:style-name="ce9" table:formula="of:=[.G45]" office:value-type="float" office:value="9725539" calcext:value-type="float">
            <text:p>9725539</text:p>
          </table:table-cell>
          <table:table-cell table:style-name="ce9" table:formula="of:=[.H45]" office:value-type="float" office:value="0" calcext:value-type="float">
            <text:p>0</text:p>
          </table:table-cell>
          <table:table-cell table:formula="of:=IF([VAR_RX.A40]-[.A45] &gt;= 0; [VAR_RX.A40]-[.A45]; 0)" office:value-type="float" office:value="0" calcext:value-type="float">
            <text:p>0</text:p>
          </table:table-cell>
          <table:table-cell table:formula="of:=IF([VAR_ZARM.A40]-[.A45] &gt;= 0; [VAR_ZARM.A40]-[.A45]; 0)" office:value-type="float" office:value="0" calcext:value-type="float">
            <text:p>0</text:p>
          </table:table-cell>
          <table:table-cell table:style-name="Default" table:formula="of:=IF([VAR_MSTRX.A40]-[.A45] &gt;= 0; [VAR_MSTRX.A40]-[.A45]; 0)" office:value-type="float" office:value="0" calcext:value-type="float">
            <text:p>0</text:p>
          </table:table-cell>
          <table:table-cell table:style-name="Default" table:formula="of:=IF([VAR_MSTZARM.A40]-[.A45]&gt;=0;[VAR_MSTZARM.A40]-[.A4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6]" office:value-type="float" office:value="0" calcext:value-type="float">
            <text:p>0</text:p>
          </table:table-cell>
          <table:table-cell table:style-name="ce9" table:formula="of:=[.G46]" office:value-type="float" office:value="1651986" calcext:value-type="float">
            <text:p>1651986</text:p>
          </table:table-cell>
          <table:table-cell table:style-name="ce9" table:formula="of:=[.H46]" office:value-type="float" office:value="0" calcext:value-type="float">
            <text:p>0</text:p>
          </table:table-cell>
          <table:table-cell table:formula="of:=IF([VAR_RX.A41]-[.A46] &gt;= 0; [VAR_RX.A41]-[.A46]; 0)" office:value-type="float" office:value="0" calcext:value-type="float">
            <text:p>0</text:p>
          </table:table-cell>
          <table:table-cell table:formula="of:=IF([VAR_ZARM.A41]-[.A46] &gt;= 0; [VAR_ZARM.A41]-[.A46]; 0)" office:value-type="float" office:value="0" calcext:value-type="float">
            <text:p>0</text:p>
          </table:table-cell>
          <table:table-cell table:style-name="Default" table:formula="of:=IF([VAR_MSTRX.A41]-[.A46] &gt;= 0; [VAR_MSTRX.A41]-[.A46]; 0)" office:value-type="float" office:value="0" calcext:value-type="float">
            <text:p>0</text:p>
          </table:table-cell>
          <table:table-cell table:style-name="Default" table:formula="of:=IF([VAR_MSTZARM.A41]-[.A46]&gt;=0;[VAR_MSTZARM.A41]-[.A4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7]" office:value-type="float" office:value="0" calcext:value-type="float">
            <text:p>0</text:p>
          </table:table-cell>
          <table:table-cell table:style-name="ce9" table:formula="of:=[.G47]" office:value-type="float" office:value="0" calcext:value-type="float">
            <text:p>0</text:p>
          </table:table-cell>
          <table:table-cell table:style-name="ce9" table:formula="of:=[.H47]" office:value-type="string" office:string-value="463-690" calcext:value-type="string">
            <text:p>463-690</text:p>
          </table:table-cell>
          <table:table-cell table:formula="of:=IF([VAR_RX.A42]-[.A47] &gt;= 0; [VAR_RX.A42]-[.A47]; 0)" office:value-type="float" office:value="0" calcext:value-type="float">
            <text:p>0</text:p>
          </table:table-cell>
          <table:table-cell table:formula="of:=IF([VAR_ZARM.A42]-[.A47] &gt;= 0; [VAR_ZARM.A42]-[.A47]; 0)" office:value-type="float" office:value="0" calcext:value-type="float">
            <text:p>0</text:p>
          </table:table-cell>
          <table:table-cell table:style-name="Default" table:formula="of:=IF([VAR_MSTRX.A42]-[.A47] &gt;= 0; [VAR_MSTRX.A42]-[.A47]; 0)" office:value-type="float" office:value="1" calcext:value-type="float">
            <text:p>1</text:p>
          </table:table-cell>
          <table:table-cell table:style-name="Default" table:formula="of:=IF([VAR_MSTZARM.A42]-[.A47]&gt;=0;[VAR_MSTZARM.A42]-[.A47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8]" office:value-type="float" office:value="0" calcext:value-type="float">
            <text:p>0</text:p>
          </table:table-cell>
          <table:table-cell table:style-name="ce9" table:formula="of:=[.G48]" office:value-type="float" office:value="1642035" calcext:value-type="float">
            <text:p>1642035</text:p>
          </table:table-cell>
          <table:table-cell table:style-name="ce9" table:formula="of:=[.H48]" office:value-type="string" office:string-value="515-1989" calcext:value-type="string">
            <text:p>515-1989</text:p>
          </table:table-cell>
          <table:table-cell table:formula="of:=IF([VAR_RX.A43]-[.A48] &gt;= 0; [VAR_RX.A43]-[.A48]; 0)" office:value-type="float" office:value="0" calcext:value-type="float">
            <text:p>0</text:p>
          </table:table-cell>
          <table:table-cell table:formula="of:=IF([VAR_ZARM.A43]-[.A48] &gt;= 0; [VAR_ZARM.A43]-[.A48]; 0)" office:value-type="float" office:value="0" calcext:value-type="float">
            <text:p>0</text:p>
          </table:table-cell>
          <table:table-cell table:style-name="Default" table:formula="of:=IF([VAR_MSTRX.A43]-[.A48] &gt;= 0; [VAR_MSTRX.A43]-[.A48]; 0)" office:value-type="float" office:value="1" calcext:value-type="float">
            <text:p>1</text:p>
          </table:table-cell>
          <table:table-cell table:style-name="Default" table:formula="of:=IF([VAR_MSTZARM.A43]-[.A48]&gt;=0;[VAR_MSTZARM.A43]-[.A48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9]" office:value-type="float" office:value="0" calcext:value-type="float">
            <text:p>0</text:p>
          </table:table-cell>
          <table:table-cell table:style-name="ce9" table:formula="of:=[.G49]" office:value-type="float" office:value="0" calcext:value-type="float">
            <text:p>0</text:p>
          </table:table-cell>
          <table:table-cell table:style-name="ce9" table:formula="of:=[.H49]" office:value-type="string" office:string-value="752-9157" calcext:value-type="string">
            <text:p>752-9157</text:p>
          </table:table-cell>
          <table:table-cell table:formula="of:=IF([VAR_RX.A44]-[.A49] &gt;= 0; [VAR_RX.A44]-[.A49]; 0)" office:value-type="float" office:value="0" calcext:value-type="float">
            <text:p>0</text:p>
          </table:table-cell>
          <table:table-cell table:formula="of:=IF([VAR_ZARM.A44]-[.A49] &gt;= 0; [VAR_ZARM.A44]-[.A49]; 0)" office:value-type="float" office:value="1" calcext:value-type="float">
            <text:p>1</text:p>
          </table:table-cell>
          <table:table-cell table:style-name="Default" table:formula="of:=IF([VAR_MSTRX.A44]-[.A49] &gt;= 0; [VAR_MSTRX.A44]-[.A49]; 0)" office:value-type="float" office:value="0" calcext:value-type="float">
            <text:p>0</text:p>
          </table:table-cell>
          <table:table-cell table:style-name="Default" table:formula="of:=IF([VAR_MSTZARM.A44]-[.A49]&gt;=0;[VAR_MSTZARM.A44]-[.A49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0]" office:value-type="float" office:value="0" calcext:value-type="float">
            <text:p>0</text:p>
          </table:table-cell>
          <table:table-cell table:style-name="ce9" table:formula="of:=[.G50]" office:value-type="float" office:value="1217758" calcext:value-type="float">
            <text:p>1217758</text:p>
          </table:table-cell>
          <table:table-cell table:style-name="ce9" table:formula="of:=[.H50]" office:value-type="float" office:value="0" calcext:value-type="float">
            <text:p>0</text:p>
          </table:table-cell>
          <table:table-cell table:formula="of:=IF([VAR_RX.A45]-[.A50] &gt;= 0; [VAR_RX.A45]-[.A50]; 0)" office:value-type="float" office:value="5" calcext:value-type="float">
            <text:p>5</text:p>
          </table:table-cell>
          <table:table-cell table:formula="of:=IF([VAR_ZARM.A45]-[.A50] &gt;= 0; [VAR_ZARM.A45]-[.A50]; 0)" office:value-type="float" office:value="0" calcext:value-type="float">
            <text:p>0</text:p>
          </table:table-cell>
          <table:table-cell table:style-name="Default" table:formula="of:=IF([VAR_MSTRX.A45]-[.A50] &gt;= 0; [VAR_MSTRX.A45]-[.A50]; 0)" office:value-type="float" office:value="5" calcext:value-type="float">
            <text:p>5</text:p>
          </table:table-cell>
          <table:table-cell table:style-name="Default" table:formula="of:=IF([VAR_MSTZARM.A45]-[.A50]&gt;=0;[VAR_MSTZARM.A45]-[.A5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1]" office:value-type="float" office:value="0" calcext:value-type="float">
            <text:p>0</text:p>
          </table:table-cell>
          <table:table-cell table:style-name="ce9" table:formula="of:=[.G51]" office:value-type="float" office:value="9387234" calcext:value-type="float">
            <text:p>9387234</text:p>
          </table:table-cell>
          <table:table-cell table:style-name="ce9" table:formula="of:=[.H51]" office:value-type="float" office:value="0" calcext:value-type="float">
            <text:p>0</text:p>
          </table:table-cell>
          <table:table-cell table:formula="of:=IF([VAR_RX.A46]-[.A51] &gt;= 0; [VAR_RX.A46]-[.A51]; 0)" office:value-type="float" office:value="0" calcext:value-type="float">
            <text:p>0</text:p>
          </table:table-cell>
          <table:table-cell table:formula="of:=IF([VAR_ZARM.A46]-[.A51] &gt;= 0; [VAR_ZARM.A46]-[.A51]; 0)" office:value-type="float" office:value="0" calcext:value-type="float">
            <text:p>0</text:p>
          </table:table-cell>
          <table:table-cell table:style-name="Default" table:formula="of:=IF([VAR_MSTRX.A46]-[.A51] &gt;= 0; [VAR_MSTRX.A46]-[.A51]; 0)" office:value-type="float" office:value="0" calcext:value-type="float">
            <text:p>0</text:p>
          </table:table-cell>
          <table:table-cell table:style-name="Default" table:formula="of:=IF([VAR_MSTZARM.A46]-[.A51]&gt;=0;[VAR_MSTZARM.A46]-[.A5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2]" office:value-type="string" office:string-value="12 G 203" calcext:value-type="string">
            <text:p>12 G 203</text:p>
          </table:table-cell>
          <table:table-cell table:style-name="ce9" table:formula="of:=[.G52]" office:value-type="float" office:value="0" calcext:value-type="float">
            <text:p>0</text:p>
          </table:table-cell>
          <table:table-cell table:style-name="ce9" table:formula="of:=[.H52]" office:value-type="float" office:value="0" calcext:value-type="float">
            <text:p>0</text:p>
          </table:table-cell>
          <table:table-cell table:formula="of:=IF([VAR_RX.A47]-[.A52] &gt;= 0; [VAR_RX.A47]-[.A52]; 0)" office:value-type="float" office:value="0" calcext:value-type="float">
            <text:p>0</text:p>
          </table:table-cell>
          <table:table-cell table:formula="of:=IF([VAR_ZARM.A47]-[.A52] &gt;= 0; [VAR_ZARM.A47]-[.A52]; 0)" office:value-type="float" office:value="3" calcext:value-type="float">
            <text:p>3</text:p>
          </table:table-cell>
          <table:table-cell table:style-name="Default" table:formula="of:=IF([VAR_MSTRX.A47]-[.A52] &gt;= 0; [VAR_MSTRX.A47]-[.A52]; 0)" office:value-type="float" office:value="0" calcext:value-type="float">
            <text:p>0</text:p>
          </table:table-cell>
          <table:table-cell table:style-name="Default" table:formula="of:=IF([VAR_MSTZARM.A47]-[.A52]&gt;=0;[VAR_MSTZARM.A47]-[.A52];0)" office:value-type="float" office:value="3" calcext:value-type="float">
            <text:p>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3]" office:value-type="string" office:string-value="12 G 205" calcext:value-type="string">
            <text:p>12 G 205</text:p>
          </table:table-cell>
          <table:table-cell table:style-name="ce9" table:formula="of:=[.G53]" office:value-type="float" office:value="0" calcext:value-type="float">
            <text:p>0</text:p>
          </table:table-cell>
          <table:table-cell table:style-name="ce9" table:formula="of:=[.H53]" office:value-type="float" office:value="0" calcext:value-type="float">
            <text:p>0</text:p>
          </table:table-cell>
          <table:table-cell table:formula="of:=IF([VAR_RX.A48]-[.A53] &gt;= 0; [VAR_RX.A48]-[.A53]; 0)" office:value-type="float" office:value="0" calcext:value-type="float">
            <text:p>0</text:p>
          </table:table-cell>
          <table:table-cell table:formula="of:=IF([VAR_ZARM.A48]-[.A53] &gt;= 0; [VAR_ZARM.A48]-[.A53]; 0)" office:value-type="float" office:value="1" calcext:value-type="float">
            <text:p>1</text:p>
          </table:table-cell>
          <table:table-cell table:style-name="Default" table:formula="of:=IF([VAR_MSTRX.A48]-[.A53] &gt;= 0; [VAR_MSTRX.A48]-[.A53]; 0)" office:value-type="float" office:value="0" calcext:value-type="float">
            <text:p>0</text:p>
          </table:table-cell>
          <table:table-cell table:style-name="Default" table:formula="of:=IF([VAR_MSTZARM.A48]-[.A53]&gt;=0;[VAR_MSTZARM.A48]-[.A53];0)" office:value-type="float" office:value="2" calcext:value-type="float">
            <text:p>2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4]" office:value-type="float" office:value="0" calcext:value-type="float">
            <text:p>0</text:p>
          </table:table-cell>
          <table:table-cell table:style-name="ce9" table:formula="of:=[.G54]" office:value-type="float" office:value="0" calcext:value-type="float">
            <text:p>0</text:p>
          </table:table-cell>
          <table:table-cell table:style-name="ce9" table:formula="of:=[.H54]" office:value-type="string" office:string-value="801-9330" calcext:value-type="string">
            <text:p>801-9330</text:p>
          </table:table-cell>
          <table:table-cell table:formula="of:=IF([VAR_RX.A49]-[.A54] &gt;= 0; [VAR_RX.A49]-[.A54]; 0)" office:value-type="float" office:value="0" calcext:value-type="float">
            <text:p>0</text:p>
          </table:table-cell>
          <table:table-cell table:formula="of:=IF([VAR_ZARM.A49]-[.A54] &gt;= 0; [VAR_ZARM.A49]-[.A54]; 0)" office:value-type="float" office:value="0" calcext:value-type="float">
            <text:p>0</text:p>
          </table:table-cell>
          <table:table-cell table:style-name="Default" table:formula="of:=IF([VAR_MSTRX.A49]-[.A54] &gt;= 0; [VAR_MSTRX.A49]-[.A54]; 0)" office:value-type="float" office:value="0" calcext:value-type="float">
            <text:p>0</text:p>
          </table:table-cell>
          <table:table-cell table:style-name="Default" table:formula="of:=IF([VAR_MSTZARM.A49]-[.A54]&gt;=0;[VAR_MSTZARM.A49]-[.A5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5]" office:value-type="float" office:value="0" calcext:value-type="float">
            <text:p>0</text:p>
          </table:table-cell>
          <table:table-cell table:style-name="ce9" table:formula="of:=[.G55]" office:value-type="float" office:value="2112625" calcext:value-type="float">
            <text:p>2112625</text:p>
          </table:table-cell>
          <table:table-cell table:style-name="ce9" table:formula="of:=[.H55]" office:value-type="float" office:value="0" calcext:value-type="float">
            <text:p>0</text:p>
          </table:table-cell>
          <table:table-cell table:formula="of:=IF([VAR_RX.A50]-[.A55] &gt;= 0; [VAR_RX.A50]-[.A55]; 0)" office:value-type="float" office:value="0" calcext:value-type="float">
            <text:p>0</text:p>
          </table:table-cell>
          <table:table-cell table:formula="of:=IF([VAR_ZARM.A50]-[.A55] &gt;= 0; [VAR_ZARM.A50]-[.A55]; 0)" office:value-type="float" office:value="0" calcext:value-type="float">
            <text:p>0</text:p>
          </table:table-cell>
          <table:table-cell table:style-name="Default" table:formula="of:=IF([VAR_MSTRX.A50]-[.A55] &gt;= 0; [VAR_MSTRX.A50]-[.A55]; 0)" office:value-type="float" office:value="0" calcext:value-type="float">
            <text:p>0</text:p>
          </table:table-cell>
          <table:table-cell table:style-name="Default" table:formula="of:=IF([VAR_MSTZARM.A50]-[.A55]&gt;=0;[VAR_MSTZARM.A50]-[.A5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6]" office:value-type="float" office:value="0" calcext:value-type="float">
            <text:p>0</text:p>
          </table:table-cell>
          <table:table-cell table:style-name="ce9" table:formula="of:=[.G56]" office:value-type="float" office:value="1696320" calcext:value-type="float">
            <text:p>1696320</text:p>
          </table:table-cell>
          <table:table-cell table:style-name="ce9" table:formula="of:=[.H56]" office:value-type="float" office:value="0" calcext:value-type="float">
            <text:p>0</text:p>
          </table:table-cell>
          <table:table-cell table:formula="of:=IF([VAR_RX.A51]-[.A56] &gt;= 0; [VAR_RX.A51]-[.A56]; 0)" office:value-type="float" office:value="0" calcext:value-type="float">
            <text:p>0</text:p>
          </table:table-cell>
          <table:table-cell table:formula="of:=IF([VAR_ZARM.A51]-[.A56] &gt;= 0; [VAR_ZARM.A51]-[.A56]; 0)" office:value-type="float" office:value="0" calcext:value-type="float">
            <text:p>0</text:p>
          </table:table-cell>
          <table:table-cell table:style-name="Default" table:formula="of:=IF([VAR_MSTRX.A51]-[.A56] &gt;= 0; [VAR_MSTRX.A51]-[.A56]; 0)" office:value-type="float" office:value="0" calcext:value-type="float">
            <text:p>0</text:p>
          </table:table-cell>
          <table:table-cell table:style-name="Default" table:formula="of:=IF([VAR_MSTZARM.A51]-[.A56]&gt;=0;[VAR_MSTZARM.A51]-[.A5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7]" office:value-type="float" office:value="0" calcext:value-type="float">
            <text:p>0</text:p>
          </table:table-cell>
          <table:table-cell table:style-name="ce9" table:formula="of:=[.G57]" office:value-type="float" office:value="1103848" calcext:value-type="float">
            <text:p>1103848</text:p>
          </table:table-cell>
          <table:table-cell table:style-name="ce9" table:formula="of:=[.H57]" office:value-type="float" office:value="0" calcext:value-type="float">
            <text:p>0</text:p>
          </table:table-cell>
          <table:table-cell table:formula="of:=IF([VAR_RX.A52]-[.A57] &gt;= 0; [VAR_RX.A52]-[.A57]; 0)" office:value-type="float" office:value="0" calcext:value-type="float">
            <text:p>0</text:p>
          </table:table-cell>
          <table:table-cell table:formula="of:=IF([VAR_ZARM.A52]-[.A57] &gt;= 0; [VAR_ZARM.A52]-[.A57]; 0)" office:value-type="float" office:value="0" calcext:value-type="float">
            <text:p>0</text:p>
          </table:table-cell>
          <table:table-cell table:style-name="Default" table:formula="of:=IF([VAR_MSTRX.A52]-[.A57] &gt;= 0; [VAR_MSTRX.A52]-[.A57]; 0)" office:value-type="float" office:value="0" calcext:value-type="float">
            <text:p>0</text:p>
          </table:table-cell>
          <table:table-cell table:style-name="Default" table:formula="of:=IF([VAR_MSTZARM.A52]-[.A57]&gt;=0;[VAR_MSTZARM.A52]-[.A5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8]" office:value-type="float" office:value="0" calcext:value-type="float">
            <text:p>0</text:p>
          </table:table-cell>
          <table:table-cell table:style-name="ce9" table:formula="of:=[.G58]" office:value-type="float" office:value="2066309" calcext:value-type="float">
            <text:p>2066309</text:p>
          </table:table-cell>
          <table:table-cell table:style-name="ce9" table:formula="of:=[.H58]" office:value-type="float" office:value="0" calcext:value-type="float">
            <text:p>0</text:p>
          </table:table-cell>
          <table:table-cell table:formula="of:=IF([VAR_RX.A53]-[.A58] &gt;= 0; [VAR_RX.A53]-[.A58]; 0)" office:value-type="float" office:value="0" calcext:value-type="float">
            <text:p>0</text:p>
          </table:table-cell>
          <table:table-cell table:formula="of:=IF([VAR_ZARM.A53]-[.A58] &gt;= 0; [VAR_ZARM.A53]-[.A58]; 0)" office:value-type="float" office:value="0" calcext:value-type="float">
            <text:p>0</text:p>
          </table:table-cell>
          <table:table-cell table:style-name="Default" table:formula="of:=IF([VAR_MSTRX.A53]-[.A58] &gt;= 0; [VAR_MSTRX.A53]-[.A58]; 0)" office:value-type="float" office:value="0" calcext:value-type="float">
            <text:p>0</text:p>
          </table:table-cell>
          <table:table-cell table:style-name="Default" table:formula="of:=IF([VAR_MSTZARM.A53]-[.A58]&gt;=0;[VAR_MSTZARM.A53]-[.A5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9]" office:value-type="float" office:value="0" calcext:value-type="float">
            <text:p>0</text:p>
          </table:table-cell>
          <table:table-cell table:style-name="ce9" table:formula="of:=[.G59]" office:value-type="float" office:value="2099249" calcext:value-type="float">
            <text:p>2099249</text:p>
          </table:table-cell>
          <table:table-cell table:style-name="ce9" table:formula="of:=[.H59]" office:value-type="float" office:value="0" calcext:value-type="float">
            <text:p>0</text:p>
          </table:table-cell>
          <table:table-cell table:formula="of:=IF([VAR_RX.A54]-[.A59] &gt;= 0; [VAR_RX.A54]-[.A59]; 0)" office:value-type="float" office:value="0" calcext:value-type="float">
            <text:p>0</text:p>
          </table:table-cell>
          <table:table-cell table:formula="of:=IF([VAR_ZARM.A54]-[.A59] &gt;= 0; [VAR_ZARM.A54]-[.A59]; 0)" office:value-type="float" office:value="0" calcext:value-type="float">
            <text:p>0</text:p>
          </table:table-cell>
          <table:table-cell table:style-name="Default" table:formula="of:=IF([VAR_MSTRX.A54]-[.A59] &gt;= 0; [VAR_MSTRX.A54]-[.A59]; 0)" office:value-type="float" office:value="0" calcext:value-type="float">
            <text:p>0</text:p>
          </table:table-cell>
          <table:table-cell table:style-name="Default" table:formula="of:=IF([VAR_MSTZARM.A54]-[.A59]&gt;=0;[VAR_MSTZARM.A54]-[.A5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0]" office:value-type="float" office:value="0" calcext:value-type="float">
            <text:p>0</text:p>
          </table:table-cell>
          <table:table-cell table:style-name="ce9" table:formula="of:=[.G60]" office:value-type="float" office:value="0" calcext:value-type="float">
            <text:p>0</text:p>
          </table:table-cell>
          <table:table-cell table:style-name="ce9" table:formula="of:=[.H60]" office:value-type="float" office:value="0" calcext:value-type="float">
            <text:p>0</text:p>
          </table:table-cell>
          <table:table-cell table:formula="of:=IF([VAR_RX.A55]-[.A60] &gt;= 0; [VAR_RX.A55]-[.A60]; 0)" office:value-type="float" office:value="0" calcext:value-type="float">
            <text:p>0</text:p>
          </table:table-cell>
          <table:table-cell table:formula="of:=IF([VAR_ZARM.A55]-[.A60] &gt;= 0; [VAR_ZARM.A55]-[.A60]; 0)" office:value-type="float" office:value="0" calcext:value-type="float">
            <text:p>0</text:p>
          </table:table-cell>
          <table:table-cell table:style-name="Default" table:formula="of:=IF([VAR_MSTRX.A55]-[.A60] &gt;= 0; [VAR_MSTRX.A55]-[.A60]; 0)" office:value-type="float" office:value="0" calcext:value-type="float">
            <text:p>0</text:p>
          </table:table-cell>
          <table:table-cell table:style-name="Default" table:formula="of:=IF([VAR_MSTZARM.A55]-[.A60]&gt;=0;[VAR_MSTZARM.A55]-[.A6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1]" office:value-type="float" office:value="0" calcext:value-type="float">
            <text:p>0</text:p>
          </table:table-cell>
          <table:table-cell table:style-name="ce9" table:formula="of:=[.G61]" office:value-type="float" office:value="1667008" calcext:value-type="float">
            <text:p>1667008</text:p>
          </table:table-cell>
          <table:table-cell table:style-name="ce9" table:formula="of:=[.H61]" office:value-type="float" office:value="0" calcext:value-type="float">
            <text:p>0</text:p>
          </table:table-cell>
          <table:table-cell table:formula="of:=IF([VAR_RX.A56]-[.A61] &gt;= 0; [VAR_RX.A56]-[.A61]; 0)" office:value-type="float" office:value="0" calcext:value-type="float">
            <text:p>0</text:p>
          </table:table-cell>
          <table:table-cell table:formula="of:=IF([VAR_ZARM.A56]-[.A61] &gt;= 0; [VAR_ZARM.A56]-[.A61]; 0)" office:value-type="float" office:value="0" calcext:value-type="float">
            <text:p>0</text:p>
          </table:table-cell>
          <table:table-cell table:style-name="Default" table:formula="of:=IF([VAR_MSTRX.A56]-[.A61] &gt;= 0; [VAR_MSTRX.A56]-[.A61]; 0)" office:value-type="float" office:value="0" calcext:value-type="float">
            <text:p>0</text:p>
          </table:table-cell>
          <table:table-cell table:style-name="Default" table:formula="of:=IF([VAR_MSTZARM.A56]-[.A61]&gt;=0;[VAR_MSTZARM.A56]-[.A6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2]" office:value-type="float" office:value="0" calcext:value-type="float">
            <text:p>0</text:p>
          </table:table-cell>
          <table:table-cell table:style-name="ce9" table:formula="of:=[.G62]" office:value-type="float" office:value="2309112" calcext:value-type="float">
            <text:p>2309112</text:p>
          </table:table-cell>
          <table:table-cell table:style-name="ce9" table:formula="of:=[.H62]" office:value-type="float" office:value="0" calcext:value-type="float">
            <text:p>0</text:p>
          </table:table-cell>
          <table:table-cell table:formula="of:=IF([VAR_RX.A57]-[.A62] &gt;= 0; [VAR_RX.A57]-[.A62]; 0)" office:value-type="float" office:value="0" calcext:value-type="float">
            <text:p>0</text:p>
          </table:table-cell>
          <table:table-cell table:formula="of:=IF([VAR_ZARM.A57]-[.A62] &gt;= 0; [VAR_ZARM.A57]-[.A62]; 0)" office:value-type="float" office:value="0" calcext:value-type="float">
            <text:p>0</text:p>
          </table:table-cell>
          <table:table-cell table:style-name="Default" table:formula="of:=IF([VAR_MSTRX.A57]-[.A62] &gt;= 0; [VAR_MSTRX.A57]-[.A62]; 0)" office:value-type="float" office:value="0" calcext:value-type="float">
            <text:p>0</text:p>
          </table:table-cell>
          <table:table-cell table:style-name="Default" table:formula="of:=IF([VAR_MSTZARM.A57]-[.A62]&gt;=0;[VAR_MSTZARM.A57]-[.A6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3]" office:value-type="float" office:value="0" calcext:value-type="float">
            <text:p>0</text:p>
          </table:table-cell>
          <table:table-cell table:style-name="ce9" table:formula="of:=[.G63]" office:value-type="float" office:value="0" calcext:value-type="float">
            <text:p>0</text:p>
          </table:table-cell>
          <table:table-cell table:style-name="ce9" table:formula="of:=[.H63]" office:value-type="float" office:value="0" calcext:value-type="float">
            <text:p>0</text:p>
          </table:table-cell>
          <table:table-cell table:formula="of:=IF([VAR_RX.A58]-[.A63] &gt;= 0; [VAR_RX.A58]-[.A63]; 0)" office:value-type="float" office:value="0" calcext:value-type="float">
            <text:p>0</text:p>
          </table:table-cell>
          <table:table-cell table:formula="of:=IF([VAR_ZARM.A58]-[.A63] &gt;= 0; [VAR_ZARM.A58]-[.A63]; 0)" office:value-type="float" office:value="0" calcext:value-type="float">
            <text:p>0</text:p>
          </table:table-cell>
          <table:table-cell table:style-name="Default" table:formula="of:=IF([VAR_MSTRX.A58]-[.A63] &gt;= 0; [VAR_MSTRX.A58]-[.A63]; 0)" office:value-type="float" office:value="0" calcext:value-type="float">
            <text:p>0</text:p>
          </table:table-cell>
          <table:table-cell table:style-name="Default" table:formula="of:=IF([VAR_MSTZARM.A58]-[.A63]&gt;=0;[VAR_MSTZARM.A58]-[.A6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4]" office:value-type="float" office:value="0" calcext:value-type="float">
            <text:p>0</text:p>
          </table:table-cell>
          <table:table-cell table:style-name="ce9" table:formula="of:=[.G64]" office:value-type="float" office:value="0" calcext:value-type="float">
            <text:p>0</text:p>
          </table:table-cell>
          <table:table-cell table:style-name="ce9" table:formula="of:=[.H64]" office:value-type="float" office:value="0" calcext:value-type="float">
            <text:p>0</text:p>
          </table:table-cell>
          <table:table-cell table:formula="of:=IF([VAR_RX.A59]-[.A64] &gt;= 0; [VAR_RX.A59]-[.A64]; 0)" office:value-type="float" office:value="0" calcext:value-type="float">
            <text:p>0</text:p>
          </table:table-cell>
          <table:table-cell table:formula="of:=IF([VAR_ZARM.A59]-[.A64] &gt;= 0; [VAR_ZARM.A59]-[.A64]; 0)" office:value-type="float" office:value="0" calcext:value-type="float">
            <text:p>0</text:p>
          </table:table-cell>
          <table:table-cell table:style-name="Default" table:formula="of:=IF([VAR_MSTRX.A59]-[.A64] &gt;= 0; [VAR_MSTRX.A59]-[.A64]; 0)" office:value-type="float" office:value="0" calcext:value-type="float">
            <text:p>0</text:p>
          </table:table-cell>
          <table:table-cell table:style-name="Default" table:formula="of:=IF([VAR_MSTZARM.A59]-[.A64]&gt;=0;[VAR_MSTZARM.A59]-[.A6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5]" office:value-type="float" office:value="0" calcext:value-type="float">
            <text:p>0</text:p>
          </table:table-cell>
          <table:table-cell table:style-name="ce9" table:formula="of:=[.G65]" office:value-type="float" office:value="0" calcext:value-type="float">
            <text:p>0</text:p>
          </table:table-cell>
          <table:table-cell table:style-name="ce9" table:formula="of:=[.H65]" office:value-type="float" office:value="0" calcext:value-type="float">
            <text:p>0</text:p>
          </table:table-cell>
          <table:table-cell table:formula="of:=IF([VAR_RX.A60]-[.A65] &gt;= 0; [VAR_RX.A60]-[.A65]; 0)" office:value-type="float" office:value="0" calcext:value-type="float">
            <text:p>0</text:p>
          </table:table-cell>
          <table:table-cell table:formula="of:=IF([VAR_ZARM.A60]-[.A65] &gt;= 0; [VAR_ZARM.A60]-[.A65]; 0)" office:value-type="float" office:value="0" calcext:value-type="float">
            <text:p>0</text:p>
          </table:table-cell>
          <table:table-cell table:style-name="Default" table:formula="of:=IF([VAR_MSTRX.A60]-[.A65] &gt;= 0; [VAR_MSTRX.A60]-[.A65]; 0)" office:value-type="float" office:value="0" calcext:value-type="float">
            <text:p>0</text:p>
          </table:table-cell>
          <table:table-cell table:style-name="Default" table:formula="of:=IF([VAR_MSTZARM.A60]-[.A65]&gt;=0;[VAR_MSTZARM.A60]-[.A6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6]" office:value-type="float" office:value="0" calcext:value-type="float">
            <text:p>0</text:p>
          </table:table-cell>
          <table:table-cell table:style-name="ce9" table:formula="of:=[.G66]" office:value-type="float" office:value="0" calcext:value-type="float">
            <text:p>0</text:p>
          </table:table-cell>
          <table:table-cell table:style-name="ce9" table:formula="of:=[.H66]" office:value-type="float" office:value="0" calcext:value-type="float">
            <text:p>0</text:p>
          </table:table-cell>
          <table:table-cell table:formula="of:=IF([VAR_RX.A61]-[.A66] &gt;= 0; [VAR_RX.A61]-[.A66]; 0)" office:value-type="float" office:value="0" calcext:value-type="float">
            <text:p>0</text:p>
          </table:table-cell>
          <table:table-cell table:formula="of:=IF([VAR_ZARM.A61]-[.A66] &gt;= 0; [VAR_ZARM.A61]-[.A66]; 0)" office:value-type="float" office:value="0" calcext:value-type="float">
            <text:p>0</text:p>
          </table:table-cell>
          <table:table-cell table:style-name="Default" table:formula="of:=IF([VAR_MSTRX.A61]-[.A66] &gt;= 0; [VAR_MSTRX.A61]-[.A66]; 0)" office:value-type="float" office:value="0" calcext:value-type="float">
            <text:p>0</text:p>
          </table:table-cell>
          <table:table-cell table:style-name="Default" table:formula="of:=IF([VAR_MSTZARM.A61]-[.A66]&gt;=0;[VAR_MSTZARM.A61]-[.A6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7]" office:value-type="float" office:value="0" calcext:value-type="float">
            <text:p>0</text:p>
          </table:table-cell>
          <table:table-cell table:style-name="ce9" table:formula="of:=[.G67]" office:value-type="float" office:value="0" calcext:value-type="float">
            <text:p>0</text:p>
          </table:table-cell>
          <table:table-cell table:style-name="ce9" table:formula="of:=[.H67]" office:value-type="float" office:value="0" calcext:value-type="float">
            <text:p>0</text:p>
          </table:table-cell>
          <table:table-cell table:formula="of:=IF([VAR_RX.A62]-[.A67] &gt;= 0; [VAR_RX.A62]-[.A67]; 0)" office:value-type="float" office:value="0" calcext:value-type="float">
            <text:p>0</text:p>
          </table:table-cell>
          <table:table-cell table:formula="of:=IF([VAR_ZARM.A62]-[.A67] &gt;= 0; [VAR_ZARM.A62]-[.A67]; 0)" office:value-type="float" office:value="0" calcext:value-type="float">
            <text:p>0</text:p>
          </table:table-cell>
          <table:table-cell table:style-name="Default" table:formula="of:=IF([VAR_MSTRX.A62]-[.A67] &gt;= 0; [VAR_MSTRX.A62]-[.A67]; 0)" office:value-type="float" office:value="0" calcext:value-type="float">
            <text:p>0</text:p>
          </table:table-cell>
          <table:table-cell table:style-name="Default" table:formula="of:=IF([VAR_MSTZARM.A62]-[.A67]&gt;=0;[VAR_MSTZARM.A62]-[.A6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8]" office:value-type="float" office:value="0" calcext:value-type="float">
            <text:p>0</text:p>
          </table:table-cell>
          <table:table-cell table:style-name="ce9" table:formula="of:=[.G68]" office:value-type="float" office:value="0" calcext:value-type="float">
            <text:p>0</text:p>
          </table:table-cell>
          <table:table-cell table:style-name="ce9" table:formula="of:=[.H68]" office:value-type="float" office:value="0" calcext:value-type="float">
            <text:p>0</text:p>
          </table:table-cell>
          <table:table-cell table:formula="of:=IF([VAR_RX.A63]-[.A68] &gt;= 0; [VAR_RX.A63]-[.A68]; 0)" office:value-type="float" office:value="0" calcext:value-type="float">
            <text:p>0</text:p>
          </table:table-cell>
          <table:table-cell table:formula="of:=IF([VAR_ZARM.A63]-[.A68] &gt;= 0; [VAR_ZARM.A63]-[.A68]; 0)" office:value-type="float" office:value="0" calcext:value-type="float">
            <text:p>0</text:p>
          </table:table-cell>
          <table:table-cell table:style-name="Default" table:formula="of:=IF([VAR_MSTRX.A63]-[.A68] &gt;= 0; [VAR_MSTRX.A63]-[.A68]; 0)" office:value-type="float" office:value="0" calcext:value-type="float">
            <text:p>0</text:p>
          </table:table-cell>
          <table:table-cell table:style-name="Default" table:formula="of:=IF([VAR_MSTZARM.A63]-[.A68]&gt;=0;[VAR_MSTZARM.A63]-[.A6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9]" office:value-type="float" office:value="0" calcext:value-type="float">
            <text:p>0</text:p>
          </table:table-cell>
          <table:table-cell table:style-name="ce9" table:formula="of:=[.G69]" office:value-type="float" office:value="0" calcext:value-type="float">
            <text:p>0</text:p>
          </table:table-cell>
          <table:table-cell table:style-name="ce9" table:formula="of:=[.H69]" office:value-type="float" office:value="0" calcext:value-type="float">
            <text:p>0</text:p>
          </table:table-cell>
          <table:table-cell table:formula="of:=IF([VAR_RX.A64]-[.A69] &gt;= 0; [VAR_RX.A64]-[.A69]; 0)" office:value-type="float" office:value="0" calcext:value-type="float">
            <text:p>0</text:p>
          </table:table-cell>
          <table:table-cell table:formula="of:=IF([VAR_ZARM.A64]-[.A69] &gt;= 0; [VAR_ZARM.A64]-[.A69]; 0)" office:value-type="float" office:value="0" calcext:value-type="float">
            <text:p>0</text:p>
          </table:table-cell>
          <table:table-cell table:style-name="Default" table:formula="of:=IF([VAR_MSTRX.A64]-[.A69] &gt;= 0; [VAR_MSTRX.A64]-[.A69]; 0)" office:value-type="float" office:value="0" calcext:value-type="float">
            <text:p>0</text:p>
          </table:table-cell>
          <table:table-cell table:style-name="Default" table:formula="of:=IF([VAR_MSTZARM.A64]-[.A69]&gt;=0;[VAR_MSTZARM.A64]-[.A6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0]" office:value-type="float" office:value="0" calcext:value-type="float">
            <text:p>0</text:p>
          </table:table-cell>
          <table:table-cell table:style-name="ce9" table:formula="of:=[.G70]" office:value-type="float" office:value="0" calcext:value-type="float">
            <text:p>0</text:p>
          </table:table-cell>
          <table:table-cell table:style-name="ce9" table:formula="of:=[.H70]" office:value-type="float" office:value="0" calcext:value-type="float">
            <text:p>0</text:p>
          </table:table-cell>
          <table:table-cell table:formula="of:=IF([VAR_RX.A65]-[.A70] &gt;= 0; [VAR_RX.A65]-[.A70]; 0)" office:value-type="float" office:value="0" calcext:value-type="float">
            <text:p>0</text:p>
          </table:table-cell>
          <table:table-cell table:formula="of:=IF([VAR_ZARM.A65]-[.A70] &gt;= 0; [VAR_ZARM.A65]-[.A70]; 0)" office:value-type="float" office:value="0" calcext:value-type="float">
            <text:p>0</text:p>
          </table:table-cell>
          <table:table-cell table:style-name="Default" table:formula="of:=IF([VAR_MSTRX.A65]-[.A70] &gt;= 0; [VAR_MSTRX.A65]-[.A70]; 0)" office:value-type="float" office:value="0" calcext:value-type="float">
            <text:p>0</text:p>
          </table:table-cell>
          <table:table-cell table:style-name="Default" table:formula="of:=IF([VAR_MSTZARM.A65]-[.A70]&gt;=0;[VAR_MSTZARM.A65]-[.A7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1]" office:value-type="float" office:value="0" calcext:value-type="float">
            <text:p>0</text:p>
          </table:table-cell>
          <table:table-cell table:style-name="ce9" table:formula="of:=[.G71]" office:value-type="float" office:value="0" calcext:value-type="float">
            <text:p>0</text:p>
          </table:table-cell>
          <table:table-cell table:style-name="ce9" table:formula="of:=[.H71]" office:value-type="float" office:value="0" calcext:value-type="float">
            <text:p>0</text:p>
          </table:table-cell>
          <table:table-cell table:formula="of:=IF([VAR_RX.A66]-[.A71] &gt;= 0; [VAR_RX.A66]-[.A71]; 0)" office:value-type="float" office:value="0" calcext:value-type="float">
            <text:p>0</text:p>
          </table:table-cell>
          <table:table-cell table:formula="of:=IF([VAR_ZARM.A66]-[.A71] &gt;= 0; [VAR_ZARM.A66]-[.A71]; 0)" office:value-type="float" office:value="0" calcext:value-type="float">
            <text:p>0</text:p>
          </table:table-cell>
          <table:table-cell table:style-name="Default" table:formula="of:=IF([VAR_MSTRX.A66]-[.A71] &gt;= 0; [VAR_MSTRX.A66]-[.A71]; 0)" office:value-type="float" office:value="0" calcext:value-type="float">
            <text:p>0</text:p>
          </table:table-cell>
          <table:table-cell table:style-name="Default" table:formula="of:=IF([VAR_MSTZARM.A66]-[.A71]&gt;=0;[VAR_MSTZARM.A66]-[.A7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2]" office:value-type="float" office:value="0" calcext:value-type="float">
            <text:p>0</text:p>
          </table:table-cell>
          <table:table-cell table:style-name="ce9" table:formula="of:=[.G72]" office:value-type="float" office:value="0" calcext:value-type="float">
            <text:p>0</text:p>
          </table:table-cell>
          <table:table-cell table:style-name="ce9" table:formula="of:=[.H72]" office:value-type="float" office:value="0" calcext:value-type="float">
            <text:p>0</text:p>
          </table:table-cell>
          <table:table-cell table:formula="of:=IF([VAR_RX.A67]-[.A72] &gt;= 0; [VAR_RX.A67]-[.A72]; 0)" office:value-type="float" office:value="0" calcext:value-type="float">
            <text:p>0</text:p>
          </table:table-cell>
          <table:table-cell table:formula="of:=IF([VAR_ZARM.A67]-[.A72] &gt;= 0; [VAR_ZARM.A67]-[.A72]; 0)" office:value-type="float" office:value="0" calcext:value-type="float">
            <text:p>0</text:p>
          </table:table-cell>
          <table:table-cell table:style-name="Default" table:formula="of:=IF([VAR_MSTRX.A67]-[.A72] &gt;= 0; [VAR_MSTRX.A67]-[.A72]; 0)" office:value-type="float" office:value="0" calcext:value-type="float">
            <text:p>0</text:p>
          </table:table-cell>
          <table:table-cell table:style-name="Default" table:formula="of:=IF([VAR_MSTZARM.A67]-[.A72]&gt;=0;[VAR_MSTZARM.A67]-[.A7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3]" office:value-type="float" office:value="0" calcext:value-type="float">
            <text:p>0</text:p>
          </table:table-cell>
          <table:table-cell table:style-name="ce9" table:formula="of:=[.G73]" office:value-type="float" office:value="0" calcext:value-type="float">
            <text:p>0</text:p>
          </table:table-cell>
          <table:table-cell table:style-name="ce9" table:formula="of:=[.H73]" office:value-type="float" office:value="0" calcext:value-type="float">
            <text:p>0</text:p>
          </table:table-cell>
          <table:table-cell table:formula="of:=IF([VAR_RX.A68]-[.A73] &gt;= 0; [VAR_RX.A68]-[.A73]; 0)" office:value-type="float" office:value="0" calcext:value-type="float">
            <text:p>0</text:p>
          </table:table-cell>
          <table:table-cell table:formula="of:=IF([VAR_ZARM.A68]-[.A73] &gt;= 0; [VAR_ZARM.A68]-[.A73]; 0)" office:value-type="float" office:value="0" calcext:value-type="float">
            <text:p>0</text:p>
          </table:table-cell>
          <table:table-cell table:style-name="Default" table:formula="of:=IF([VAR_MSTRX.A68]-[.A73] &gt;= 0; [VAR_MSTRX.A68]-[.A73]; 0)" office:value-type="float" office:value="0" calcext:value-type="float">
            <text:p>0</text:p>
          </table:table-cell>
          <table:table-cell table:style-name="Default" table:formula="of:=IF([VAR_MSTZARM.A68]-[.A73]&gt;=0;[VAR_MSTZARM.A68]-[.A7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4]" office:value-type="float" office:value="0" calcext:value-type="float">
            <text:p>0</text:p>
          </table:table-cell>
          <table:table-cell table:style-name="ce9" table:formula="of:=[.G74]" office:value-type="float" office:value="0" calcext:value-type="float">
            <text:p>0</text:p>
          </table:table-cell>
          <table:table-cell table:style-name="ce9" table:formula="of:=[.H74]" office:value-type="float" office:value="0" calcext:value-type="float">
            <text:p>0</text:p>
          </table:table-cell>
          <table:table-cell table:formula="of:=IF([VAR_RX.A69]-[.A74] &gt;= 0; [VAR_RX.A69]-[.A74]; 0)" office:value-type="float" office:value="0" calcext:value-type="float">
            <text:p>0</text:p>
          </table:table-cell>
          <table:table-cell table:formula="of:=IF([VAR_ZARM.A69]-[.A74] &gt;= 0; [VAR_ZARM.A69]-[.A74]; 0)" office:value-type="float" office:value="0" calcext:value-type="float">
            <text:p>0</text:p>
          </table:table-cell>
          <table:table-cell table:style-name="Default" table:formula="of:=IF([VAR_MSTRX.A69]-[.A74] &gt;= 0; [VAR_MSTRX.A69]-[.A74]; 0)" office:value-type="float" office:value="0" calcext:value-type="float">
            <text:p>0</text:p>
          </table:table-cell>
          <table:table-cell table:style-name="Default" table:formula="of:=IF([VAR_MSTZARM.A69]-[.A74]&gt;=0;[VAR_MSTZARM.A69]-[.A7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5]" office:value-type="float" office:value="0" calcext:value-type="float">
            <text:p>0</text:p>
          </table:table-cell>
          <table:table-cell table:style-name="ce9" table:formula="of:=[.G75]" office:value-type="float" office:value="0" calcext:value-type="float">
            <text:p>0</text:p>
          </table:table-cell>
          <table:table-cell table:style-name="ce9" table:formula="of:=[.H75]" office:value-type="float" office:value="0" calcext:value-type="float">
            <text:p>0</text:p>
          </table:table-cell>
          <table:table-cell table:formula="of:=IF([VAR_RX.A70]-[.A75] &gt;= 0; [VAR_RX.A70]-[.A75]; 0)" office:value-type="float" office:value="0" calcext:value-type="float">
            <text:p>0</text:p>
          </table:table-cell>
          <table:table-cell table:formula="of:=IF([VAR_ZARM.A70]-[.A75] &gt;= 0; [VAR_ZARM.A70]-[.A75]; 0)" office:value-type="float" office:value="0" calcext:value-type="float">
            <text:p>0</text:p>
          </table:table-cell>
          <table:table-cell table:style-name="Default" table:formula="of:=IF([VAR_MSTRX.A70]-[.A75] &gt;= 0; [VAR_MSTRX.A70]-[.A75]; 0)" office:value-type="float" office:value="0" calcext:value-type="float">
            <text:p>0</text:p>
          </table:table-cell>
          <table:table-cell table:style-name="Default" table:formula="of:=IF([VAR_MSTZARM.A70]-[.A75]&gt;=0;[VAR_MSTZARM.A70]-[.A7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6]" office:value-type="float" office:value="0" calcext:value-type="float">
            <text:p>0</text:p>
          </table:table-cell>
          <table:table-cell table:style-name="ce9" table:formula="of:=[.G76]" office:value-type="float" office:value="0" calcext:value-type="float">
            <text:p>0</text:p>
          </table:table-cell>
          <table:table-cell table:style-name="ce9" table:formula="of:=[.H76]" office:value-type="float" office:value="0" calcext:value-type="float">
            <text:p>0</text:p>
          </table:table-cell>
          <table:table-cell table:formula="of:=IF([VAR_RX.A71]-[.A76] &gt;= 0; [VAR_RX.A71]-[.A76]; 0)" office:value-type="float" office:value="0" calcext:value-type="float">
            <text:p>0</text:p>
          </table:table-cell>
          <table:table-cell table:formula="of:=IF([VAR_ZARM.A71]-[.A76] &gt;= 0; [VAR_ZARM.A71]-[.A76]; 0)" office:value-type="float" office:value="0" calcext:value-type="float">
            <text:p>0</text:p>
          </table:table-cell>
          <table:table-cell table:style-name="Default" table:formula="of:=IF([VAR_MSTRX.A71]-[.A76] &gt;= 0; [VAR_MSTRX.A71]-[.A76]; 0)" office:value-type="float" office:value="0" calcext:value-type="float">
            <text:p>0</text:p>
          </table:table-cell>
          <table:table-cell table:style-name="Default" table:formula="of:=IF([VAR_MSTZARM.A71]-[.A76]&gt;=0;[VAR_MSTZARM.A71]-[.A7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7]" office:value-type="float" office:value="0" calcext:value-type="float">
            <text:p>0</text:p>
          </table:table-cell>
          <table:table-cell table:style-name="ce9" table:formula="of:=[.G77]" office:value-type="float" office:value="0" calcext:value-type="float">
            <text:p>0</text:p>
          </table:table-cell>
          <table:table-cell table:style-name="ce9" table:formula="of:=[.H77]" office:value-type="float" office:value="0" calcext:value-type="float">
            <text:p>0</text:p>
          </table:table-cell>
          <table:table-cell table:formula="of:=IF([VAR_RX.A72]-[.A77] &gt;= 0; [VAR_RX.A72]-[.A77]; 0)" office:value-type="float" office:value="0" calcext:value-type="float">
            <text:p>0</text:p>
          </table:table-cell>
          <table:table-cell table:formula="of:=IF([VAR_ZARM.A72]-[.A77] &gt;= 0; [VAR_ZARM.A72]-[.A77]; 0)" office:value-type="float" office:value="0" calcext:value-type="float">
            <text:p>0</text:p>
          </table:table-cell>
          <table:table-cell table:style-name="Default" table:formula="of:=IF([VAR_MSTRX.A72]-[.A77] &gt;= 0; [VAR_MSTRX.A72]-[.A77]; 0)" office:value-type="float" office:value="0" calcext:value-type="float">
            <text:p>0</text:p>
          </table:table-cell>
          <table:table-cell table:style-name="Default" table:formula="of:=IF([VAR_MSTZARM.A72]-[.A77]&gt;=0;[VAR_MSTZARM.A72]-[.A7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8]" office:value-type="float" office:value="0" calcext:value-type="float">
            <text:p>0</text:p>
          </table:table-cell>
          <table:table-cell table:style-name="ce9" table:formula="of:=[.G78]" office:value-type="float" office:value="0" calcext:value-type="float">
            <text:p>0</text:p>
          </table:table-cell>
          <table:table-cell table:style-name="ce9" table:formula="of:=[.H78]" office:value-type="float" office:value="0" calcext:value-type="float">
            <text:p>0</text:p>
          </table:table-cell>
          <table:table-cell table:formula="of:=IF([VAR_RX.A73]-[.A78] &gt;= 0; [VAR_RX.A73]-[.A78]; 0)" office:value-type="float" office:value="0" calcext:value-type="float">
            <text:p>0</text:p>
          </table:table-cell>
          <table:table-cell table:formula="of:=IF([VAR_ZARM.A73]-[.A78] &gt;= 0; [VAR_ZARM.A73]-[.A78]; 0)" office:value-type="float" office:value="0" calcext:value-type="float">
            <text:p>0</text:p>
          </table:table-cell>
          <table:table-cell table:style-name="Default" table:formula="of:=IF([VAR_MSTRX.A73]-[.A78] &gt;= 0; [VAR_MSTRX.A73]-[.A78]; 0)" office:value-type="float" office:value="0" calcext:value-type="float">
            <text:p>0</text:p>
          </table:table-cell>
          <table:table-cell table:style-name="Default" table:formula="of:=IF([VAR_MSTZARM.A73]-[.A78]&gt;=0;[VAR_MSTZARM.A73]-[.A7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9]" office:value-type="float" office:value="0" calcext:value-type="float">
            <text:p>0</text:p>
          </table:table-cell>
          <table:table-cell table:style-name="ce9" table:formula="of:=[.G79]" office:value-type="float" office:value="0" calcext:value-type="float">
            <text:p>0</text:p>
          </table:table-cell>
          <table:table-cell table:style-name="ce9" table:formula="of:=[.H79]" office:value-type="float" office:value="0" calcext:value-type="float">
            <text:p>0</text:p>
          </table:table-cell>
          <table:table-cell table:formula="of:=IF([VAR_RX.A74]-[.A79] &gt;= 0; [VAR_RX.A74]-[.A79]; 0)" office:value-type="float" office:value="0" calcext:value-type="float">
            <text:p>0</text:p>
          </table:table-cell>
          <table:table-cell table:formula="of:=IF([VAR_ZARM.A74]-[.A79] &gt;= 0; [VAR_ZARM.A74]-[.A79]; 0)" office:value-type="float" office:value="0" calcext:value-type="float">
            <text:p>0</text:p>
          </table:table-cell>
          <table:table-cell table:style-name="Default" table:formula="of:=IF([VAR_MSTRX.A74]-[.A79] &gt;= 0; [VAR_MSTRX.A74]-[.A79]; 0)" office:value-type="float" office:value="0" calcext:value-type="float">
            <text:p>0</text:p>
          </table:table-cell>
          <table:table-cell table:style-name="Default" table:formula="of:=IF([VAR_MSTZARM.A74]-[.A79]&gt;=0;[VAR_MSTZARM.A74]-[.A7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0]" office:value-type="float" office:value="0" calcext:value-type="float">
            <text:p>0</text:p>
          </table:table-cell>
          <table:table-cell table:style-name="ce9" table:formula="of:=[.G80]" office:value-type="float" office:value="0" calcext:value-type="float">
            <text:p>0</text:p>
          </table:table-cell>
          <table:table-cell table:style-name="ce9" table:formula="of:=[.H80]" office:value-type="float" office:value="0" calcext:value-type="float">
            <text:p>0</text:p>
          </table:table-cell>
          <table:table-cell table:formula="of:=IF([VAR_RX.A75]-[.A80] &gt;= 0; [VAR_RX.A75]-[.A80]; 0)" office:value-type="float" office:value="0" calcext:value-type="float">
            <text:p>0</text:p>
          </table:table-cell>
          <table:table-cell table:formula="of:=IF([VAR_ZARM.A75]-[.A80] &gt;= 0; [VAR_ZARM.A75]-[.A80]; 0)" office:value-type="float" office:value="0" calcext:value-type="float">
            <text:p>0</text:p>
          </table:table-cell>
          <table:table-cell table:style-name="Default" table:formula="of:=IF([VAR_MSTRX.A75]-[.A80] &gt;= 0; [VAR_MSTRX.A75]-[.A80]; 0)" office:value-type="float" office:value="0" calcext:value-type="float">
            <text:p>0</text:p>
          </table:table-cell>
          <table:table-cell table:style-name="Default" table:formula="of:=IF([VAR_MSTZARM.A75]-[.A80]&gt;=0;[VAR_MSTZARM.A75]-[.A8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1]" office:value-type="float" office:value="0" calcext:value-type="float">
            <text:p>0</text:p>
          </table:table-cell>
          <table:table-cell table:style-name="ce9" table:formula="of:=[.G81]" office:value-type="float" office:value="0" calcext:value-type="float">
            <text:p>0</text:p>
          </table:table-cell>
          <table:table-cell table:style-name="ce9" table:formula="of:=[.H81]" office:value-type="float" office:value="0" calcext:value-type="float">
            <text:p>0</text:p>
          </table:table-cell>
          <table:table-cell table:formula="of:=IF([VAR_RX.A76]-[.A81] &gt;= 0; [VAR_RX.A76]-[.A81]; 0)" office:value-type="float" office:value="0" calcext:value-type="float">
            <text:p>0</text:p>
          </table:table-cell>
          <table:table-cell table:formula="of:=IF([VAR_ZARM.A76]-[.A81] &gt;= 0; [VAR_ZARM.A76]-[.A81]; 0)" office:value-type="float" office:value="0" calcext:value-type="float">
            <text:p>0</text:p>
          </table:table-cell>
          <table:table-cell table:style-name="Default" table:formula="of:=IF([VAR_MSTRX.A76]-[.A81] &gt;= 0; [VAR_MSTRX.A76]-[.A81]; 0)" office:value-type="float" office:value="0" calcext:value-type="float">
            <text:p>0</text:p>
          </table:table-cell>
          <table:table-cell table:style-name="Default" table:formula="of:=IF([VAR_MSTZARM.A76]-[.A81]&gt;=0;[VAR_MSTZARM.A76]-[.A8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2]" office:value-type="float" office:value="0" calcext:value-type="float">
            <text:p>0</text:p>
          </table:table-cell>
          <table:table-cell table:style-name="ce9" table:formula="of:=[.G82]" office:value-type="float" office:value="0" calcext:value-type="float">
            <text:p>0</text:p>
          </table:table-cell>
          <table:table-cell table:style-name="ce9" table:formula="of:=[.H82]" office:value-type="float" office:value="0" calcext:value-type="float">
            <text:p>0</text:p>
          </table:table-cell>
          <table:table-cell table:formula="of:=IF([VAR_RX.A77]-[.A82] &gt;= 0; [VAR_RX.A77]-[.A82]; 0)" office:value-type="float" office:value="0" calcext:value-type="float">
            <text:p>0</text:p>
          </table:table-cell>
          <table:table-cell table:formula="of:=IF([VAR_ZARM.A77]-[.A82] &gt;= 0; [VAR_ZARM.A77]-[.A82]; 0)" office:value-type="float" office:value="0" calcext:value-type="float">
            <text:p>0</text:p>
          </table:table-cell>
          <table:table-cell table:style-name="Default" table:formula="of:=IF([VAR_MSTRX.A77]-[.A82] &gt;= 0; [VAR_MSTRX.A77]-[.A82]; 0)" office:value-type="float" office:value="0" calcext:value-type="float">
            <text:p>0</text:p>
          </table:table-cell>
          <table:table-cell table:style-name="Default" table:formula="of:=IF([VAR_MSTZARM.A77]-[.A82]&gt;=0;[VAR_MSTZARM.A77]-[.A8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3]" office:value-type="float" office:value="0" calcext:value-type="float">
            <text:p>0</text:p>
          </table:table-cell>
          <table:table-cell table:style-name="ce9" table:formula="of:=[.G83]" office:value-type="float" office:value="0" calcext:value-type="float">
            <text:p>0</text:p>
          </table:table-cell>
          <table:table-cell table:style-name="ce9" table:formula="of:=[.H83]" office:value-type="float" office:value="0" calcext:value-type="float">
            <text:p>0</text:p>
          </table:table-cell>
          <table:table-cell table:formula="of:=IF([VAR_RX.A78]-[.A83] &gt;= 0; [VAR_RX.A78]-[.A83]; 0)" office:value-type="float" office:value="0" calcext:value-type="float">
            <text:p>0</text:p>
          </table:table-cell>
          <table:table-cell table:formula="of:=IF([VAR_ZARM.A78]-[.A83] &gt;= 0; [VAR_ZARM.A78]-[.A83]; 0)" office:value-type="float" office:value="0" calcext:value-type="float">
            <text:p>0</text:p>
          </table:table-cell>
          <table:table-cell table:style-name="Default" table:formula="of:=IF([VAR_MSTRX.A78]-[.A83] &gt;= 0; [VAR_MSTRX.A78]-[.A83]; 0)" office:value-type="float" office:value="0" calcext:value-type="float">
            <text:p>0</text:p>
          </table:table-cell>
          <table:table-cell table:style-name="Default" table:formula="of:=IF([VAR_MSTZARM.A78]-[.A83]&gt;=0;[VAR_MSTZARM.A78]-[.A8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4]" office:value-type="float" office:value="0" calcext:value-type="float">
            <text:p>0</text:p>
          </table:table-cell>
          <table:table-cell table:style-name="ce9" table:formula="of:=[.G84]" office:value-type="float" office:value="0" calcext:value-type="float">
            <text:p>0</text:p>
          </table:table-cell>
          <table:table-cell table:style-name="ce9" table:formula="of:=[.H84]" office:value-type="float" office:value="0" calcext:value-type="float">
            <text:p>0</text:p>
          </table:table-cell>
          <table:table-cell table:formula="of:=IF([VAR_RX.A79]-[.A84] &gt;= 0; [VAR_RX.A79]-[.A84]; 0)" office:value-type="float" office:value="0" calcext:value-type="float">
            <text:p>0</text:p>
          </table:table-cell>
          <table:table-cell table:formula="of:=IF([VAR_ZARM.A79]-[.A84] &gt;= 0; [VAR_ZARM.A79]-[.A84]; 0)" office:value-type="float" office:value="0" calcext:value-type="float">
            <text:p>0</text:p>
          </table:table-cell>
          <table:table-cell table:style-name="Default" table:formula="of:=IF([VAR_MSTRX.A79]-[.A84] &gt;= 0; [VAR_MSTRX.A79]-[.A84]; 0)" office:value-type="float" office:value="0" calcext:value-type="float">
            <text:p>0</text:p>
          </table:table-cell>
          <table:table-cell table:style-name="Default" table:formula="of:=IF([VAR_MSTZARM.A79]-[.A84]&gt;=0;[VAR_MSTZARM.A79]-[.A8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5]" office:value-type="float" office:value="0" calcext:value-type="float">
            <text:p>0</text:p>
          </table:table-cell>
          <table:table-cell table:style-name="ce9" table:formula="of:=[.G85]" office:value-type="float" office:value="0" calcext:value-type="float">
            <text:p>0</text:p>
          </table:table-cell>
          <table:table-cell table:style-name="ce9" table:formula="of:=[.H85]" office:value-type="float" office:value="0" calcext:value-type="float">
            <text:p>0</text:p>
          </table:table-cell>
          <table:table-cell table:formula="of:=IF([VAR_RX.A80]-[.A85] &gt;= 0; [VAR_RX.A80]-[.A85]; 0)" office:value-type="float" office:value="0" calcext:value-type="float">
            <text:p>0</text:p>
          </table:table-cell>
          <table:table-cell table:formula="of:=IF([VAR_ZARM.A80]-[.A85] &gt;= 0; [VAR_ZARM.A80]-[.A85]; 0)" office:value-type="float" office:value="0" calcext:value-type="float">
            <text:p>0</text:p>
          </table:table-cell>
          <table:table-cell table:style-name="Default" table:formula="of:=IF([VAR_MSTRX.A80]-[.A85] &gt;= 0; [VAR_MSTRX.A80]-[.A85]; 0)" office:value-type="float" office:value="0" calcext:value-type="float">
            <text:p>0</text:p>
          </table:table-cell>
          <table:table-cell table:style-name="Default" table:formula="of:=IF([VAR_MSTZARM.A80]-[.A85]&gt;=0;[VAR_MSTZARM.A80]-[.A8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6]" office:value-type="float" office:value="0" calcext:value-type="float">
            <text:p>0</text:p>
          </table:table-cell>
          <table:table-cell table:style-name="ce9" table:formula="of:=[.G86]" office:value-type="float" office:value="0" calcext:value-type="float">
            <text:p>0</text:p>
          </table:table-cell>
          <table:table-cell table:style-name="ce9" table:formula="of:=[.H86]" office:value-type="float" office:value="0" calcext:value-type="float">
            <text:p>0</text:p>
          </table:table-cell>
          <table:table-cell table:formula="of:=IF([VAR_RX.A81]-[.A86] &gt;= 0; [VAR_RX.A81]-[.A86]; 0)" office:value-type="float" office:value="0" calcext:value-type="float">
            <text:p>0</text:p>
          </table:table-cell>
          <table:table-cell table:formula="of:=IF([VAR_ZARM.A81]-[.A86] &gt;= 0; [VAR_ZARM.A81]-[.A86]; 0)" office:value-type="float" office:value="0" calcext:value-type="float">
            <text:p>0</text:p>
          </table:table-cell>
          <table:table-cell table:style-name="Default" table:formula="of:=IF([VAR_MSTRX.A81]-[.A86] &gt;= 0; [VAR_MSTRX.A81]-[.A86]; 0)" office:value-type="float" office:value="0" calcext:value-type="float">
            <text:p>0</text:p>
          </table:table-cell>
          <table:table-cell table:style-name="Default" table:formula="of:=IF([VAR_MSTZARM.A81]-[.A86]&gt;=0;[VAR_MSTZARM.A81]-[.A8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7]" office:value-type="float" office:value="0" calcext:value-type="float">
            <text:p>0</text:p>
          </table:table-cell>
          <table:table-cell table:style-name="ce9" table:formula="of:=[.G87]" office:value-type="float" office:value="0" calcext:value-type="float">
            <text:p>0</text:p>
          </table:table-cell>
          <table:table-cell table:style-name="ce9" table:formula="of:=[.H87]" office:value-type="float" office:value="0" calcext:value-type="float">
            <text:p>0</text:p>
          </table:table-cell>
          <table:table-cell table:formula="of:=IF([VAR_RX.A82]-[.A87] &gt;= 0; [VAR_RX.A82]-[.A87]; 0)" office:value-type="float" office:value="0" calcext:value-type="float">
            <text:p>0</text:p>
          </table:table-cell>
          <table:table-cell table:formula="of:=IF([VAR_ZARM.A82]-[.A87] &gt;= 0; [VAR_ZARM.A82]-[.A87]; 0)" office:value-type="float" office:value="0" calcext:value-type="float">
            <text:p>0</text:p>
          </table:table-cell>
          <table:table-cell table:style-name="Default" table:formula="of:=IF([VAR_MSTRX.A82]-[.A87] &gt;= 0; [VAR_MSTRX.A82]-[.A87]; 0)" office:value-type="float" office:value="0" calcext:value-type="float">
            <text:p>0</text:p>
          </table:table-cell>
          <table:table-cell table:style-name="Default" table:formula="of:=IF([VAR_MSTZARM.A82]-[.A87]&gt;=0;[VAR_MSTZARM.A82]-[.A8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8]" office:value-type="float" office:value="0" calcext:value-type="float">
            <text:p>0</text:p>
          </table:table-cell>
          <table:table-cell table:style-name="ce9" table:formula="of:=[.G88]" office:value-type="float" office:value="0" calcext:value-type="float">
            <text:p>0</text:p>
          </table:table-cell>
          <table:table-cell table:style-name="ce9" table:formula="of:=[.H88]" office:value-type="float" office:value="0" calcext:value-type="float">
            <text:p>0</text:p>
          </table:table-cell>
          <table:table-cell table:formula="of:=IF([VAR_RX.A83]-[.A88] &gt;= 0; [VAR_RX.A83]-[.A88]; 0)" office:value-type="float" office:value="0" calcext:value-type="float">
            <text:p>0</text:p>
          </table:table-cell>
          <table:table-cell table:formula="of:=IF([VAR_ZARM.A83]-[.A88] &gt;= 0; [VAR_ZARM.A83]-[.A88]; 0)" office:value-type="float" office:value="0" calcext:value-type="float">
            <text:p>0</text:p>
          </table:table-cell>
          <table:table-cell table:style-name="Default" table:formula="of:=IF([VAR_MSTRX.A83]-[.A88] &gt;= 0; [VAR_MSTRX.A83]-[.A88]; 0)" office:value-type="float" office:value="0" calcext:value-type="float">
            <text:p>0</text:p>
          </table:table-cell>
          <table:table-cell table:style-name="Default" table:formula="of:=IF([VAR_MSTZARM.A83]-[.A88]&gt;=0;[VAR_MSTZARM.A83]-[.A8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9]" office:value-type="float" office:value="0" calcext:value-type="float">
            <text:p>0</text:p>
          </table:table-cell>
          <table:table-cell table:style-name="ce9" table:formula="of:=[.G89]" office:value-type="float" office:value="0" calcext:value-type="float">
            <text:p>0</text:p>
          </table:table-cell>
          <table:table-cell table:style-name="ce9" table:formula="of:=[.H89]" office:value-type="float" office:value="0" calcext:value-type="float">
            <text:p>0</text:p>
          </table:table-cell>
          <table:table-cell table:formula="of:=IF([VAR_RX.A84]-[.A89] &gt;= 0; [VAR_RX.A84]-[.A89]; 0)" office:value-type="float" office:value="0" calcext:value-type="float">
            <text:p>0</text:p>
          </table:table-cell>
          <table:table-cell table:formula="of:=IF([VAR_ZARM.A84]-[.A89] &gt;= 0; [VAR_ZARM.A84]-[.A89]; 0)" office:value-type="float" office:value="0" calcext:value-type="float">
            <text:p>0</text:p>
          </table:table-cell>
          <table:table-cell table:style-name="Default" table:formula="of:=IF([VAR_MSTRX.A84]-[.A89] &gt;= 0; [VAR_MSTRX.A84]-[.A89]; 0)" office:value-type="float" office:value="0" calcext:value-type="float">
            <text:p>0</text:p>
          </table:table-cell>
          <table:table-cell table:style-name="Default" table:formula="of:=IF([VAR_MSTZARM.A84]-[.A89]&gt;=0;[VAR_MSTZARM.A84]-[.A8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0]" office:value-type="float" office:value="0" calcext:value-type="float">
            <text:p>0</text:p>
          </table:table-cell>
          <table:table-cell table:style-name="ce9" table:formula="of:=[.G90]" office:value-type="float" office:value="0" calcext:value-type="float">
            <text:p>0</text:p>
          </table:table-cell>
          <table:table-cell table:style-name="ce9" table:formula="of:=[.H90]" office:value-type="float" office:value="0" calcext:value-type="float">
            <text:p>0</text:p>
          </table:table-cell>
          <table:table-cell table:formula="of:=IF([VAR_RX.A85]-[.A90] &gt;= 0; [VAR_RX.A85]-[.A90]; 0)" office:value-type="float" office:value="0" calcext:value-type="float">
            <text:p>0</text:p>
          </table:table-cell>
          <table:table-cell table:formula="of:=IF([VAR_ZARM.A85]-[.A90] &gt;= 0; [VAR_ZARM.A85]-[.A90]; 0)" office:value-type="float" office:value="0" calcext:value-type="float">
            <text:p>0</text:p>
          </table:table-cell>
          <table:table-cell table:style-name="Default" table:formula="of:=IF([VAR_MSTRX.A85]-[.A90] &gt;= 0; [VAR_MSTRX.A85]-[.A90]; 0)" office:value-type="float" office:value="0" calcext:value-type="float">
            <text:p>0</text:p>
          </table:table-cell>
          <table:table-cell table:style-name="Default" table:formula="of:=IF([VAR_MSTZARM.A85]-[.A90]&gt;=0;[VAR_MSTZARM.A85]-[.A9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1]" office:value-type="float" office:value="0" calcext:value-type="float">
            <text:p>0</text:p>
          </table:table-cell>
          <table:table-cell table:style-name="ce9" table:formula="of:=[.G91]" office:value-type="float" office:value="0" calcext:value-type="float">
            <text:p>0</text:p>
          </table:table-cell>
          <table:table-cell table:style-name="ce9" table:formula="of:=[.H91]" office:value-type="float" office:value="0" calcext:value-type="float">
            <text:p>0</text:p>
          </table:table-cell>
          <table:table-cell table:formula="of:=IF([VAR_RX.A86]-[.A91] &gt;= 0; [VAR_RX.A86]-[.A91]; 0)" office:value-type="float" office:value="0" calcext:value-type="float">
            <text:p>0</text:p>
          </table:table-cell>
          <table:table-cell table:formula="of:=IF([VAR_ZARM.A86]-[.A91] &gt;= 0; [VAR_ZARM.A86]-[.A91]; 0)" office:value-type="float" office:value="0" calcext:value-type="float">
            <text:p>0</text:p>
          </table:table-cell>
          <table:table-cell table:style-name="Default" table:formula="of:=IF([VAR_MSTRX.A86]-[.A91] &gt;= 0; [VAR_MSTRX.A86]-[.A91]; 0)" office:value-type="float" office:value="0" calcext:value-type="float">
            <text:p>0</text:p>
          </table:table-cell>
          <table:table-cell table:style-name="Default" table:formula="of:=IF([VAR_MSTZARM.A86]-[.A91]&gt;=0;[VAR_MSTZARM.A86]-[.A9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2]" office:value-type="float" office:value="0" calcext:value-type="float">
            <text:p>0</text:p>
          </table:table-cell>
          <table:table-cell table:style-name="ce9" table:formula="of:=[.G92]" office:value-type="float" office:value="0" calcext:value-type="float">
            <text:p>0</text:p>
          </table:table-cell>
          <table:table-cell table:style-name="ce9" table:formula="of:=[.H92]" office:value-type="float" office:value="0" calcext:value-type="float">
            <text:p>0</text:p>
          </table:table-cell>
          <table:table-cell table:formula="of:=IF([VAR_RX.A87]-[.A92] &gt;= 0; [VAR_RX.A87]-[.A92]; 0)" office:value-type="float" office:value="0" calcext:value-type="float">
            <text:p>0</text:p>
          </table:table-cell>
          <table:table-cell table:formula="of:=IF([VAR_ZARM.A87]-[.A92] &gt;= 0; [VAR_ZARM.A87]-[.A92]; 0)" office:value-type="float" office:value="0" calcext:value-type="float">
            <text:p>0</text:p>
          </table:table-cell>
          <table:table-cell table:style-name="Default" table:formula="of:=IF([VAR_MSTRX.A87]-[.A92] &gt;= 0; [VAR_MSTRX.A87]-[.A92]; 0)" office:value-type="float" office:value="0" calcext:value-type="float">
            <text:p>0</text:p>
          </table:table-cell>
          <table:table-cell table:style-name="Default" table:formula="of:=IF([VAR_MSTZARM.A87]-[.A92]&gt;=0;[VAR_MSTZARM.A87]-[.A9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3]" office:value-type="float" office:value="0" calcext:value-type="float">
            <text:p>0</text:p>
          </table:table-cell>
          <table:table-cell table:style-name="ce9" table:formula="of:=[.G93]" office:value-type="float" office:value="0" calcext:value-type="float">
            <text:p>0</text:p>
          </table:table-cell>
          <table:table-cell table:style-name="ce9" table:formula="of:=[.H93]" office:value-type="float" office:value="0" calcext:value-type="float">
            <text:p>0</text:p>
          </table:table-cell>
          <table:table-cell table:formula="of:=IF([VAR_RX.A88]-[.A93] &gt;= 0; [VAR_RX.A88]-[.A93]; 0)" office:value-type="float" office:value="0" calcext:value-type="float">
            <text:p>0</text:p>
          </table:table-cell>
          <table:table-cell table:formula="of:=IF([VAR_ZARM.A88]-[.A93] &gt;= 0; [VAR_ZARM.A88]-[.A93]; 0)" office:value-type="float" office:value="0" calcext:value-type="float">
            <text:p>0</text:p>
          </table:table-cell>
          <table:table-cell table:style-name="Default" table:formula="of:=IF([VAR_MSTRX.A88]-[.A93] &gt;= 0; [VAR_MSTRX.A88]-[.A93]; 0)" office:value-type="float" office:value="0" calcext:value-type="float">
            <text:p>0</text:p>
          </table:table-cell>
          <table:table-cell table:style-name="Default" table:formula="of:=IF([VAR_MSTZARM.A88]-[.A93]&gt;=0;[VAR_MSTZARM.A88]-[.A9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4]" office:value-type="float" office:value="0" calcext:value-type="float">
            <text:p>0</text:p>
          </table:table-cell>
          <table:table-cell table:style-name="ce9" table:formula="of:=[.G94]" office:value-type="float" office:value="0" calcext:value-type="float">
            <text:p>0</text:p>
          </table:table-cell>
          <table:table-cell table:style-name="ce9" table:formula="of:=[.H94]" office:value-type="float" office:value="0" calcext:value-type="float">
            <text:p>0</text:p>
          </table:table-cell>
          <table:table-cell table:formula="of:=IF([VAR_RX.A89]-[.A94] &gt;= 0; [VAR_RX.A89]-[.A94]; 0)" office:value-type="float" office:value="0" calcext:value-type="float">
            <text:p>0</text:p>
          </table:table-cell>
          <table:table-cell table:formula="of:=IF([VAR_ZARM.A89]-[.A94] &gt;= 0; [VAR_ZARM.A89]-[.A94]; 0)" office:value-type="float" office:value="0" calcext:value-type="float">
            <text:p>0</text:p>
          </table:table-cell>
          <table:table-cell table:style-name="Default" table:formula="of:=IF([VAR_MSTRX.A89]-[.A94] &gt;= 0; [VAR_MSTRX.A89]-[.A94]; 0)" office:value-type="float" office:value="0" calcext:value-type="float">
            <text:p>0</text:p>
          </table:table-cell>
          <table:table-cell table:style-name="Default" table:formula="of:=IF([VAR_MSTZARM.A89]-[.A94]&gt;=0;[VAR_MSTZARM.A89]-[.A9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5]" office:value-type="float" office:value="0" calcext:value-type="float">
            <text:p>0</text:p>
          </table:table-cell>
          <table:table-cell table:style-name="ce9" table:formula="of:=[.G95]" office:value-type="float" office:value="0" calcext:value-type="float">
            <text:p>0</text:p>
          </table:table-cell>
          <table:table-cell table:style-name="ce9" table:formula="of:=[.H95]" office:value-type="float" office:value="0" calcext:value-type="float">
            <text:p>0</text:p>
          </table:table-cell>
          <table:table-cell table:formula="of:=IF([VAR_RX.A90]-[.A95] &gt;= 0; [VAR_RX.A90]-[.A95]; 0)" office:value-type="float" office:value="0" calcext:value-type="float">
            <text:p>0</text:p>
          </table:table-cell>
          <table:table-cell table:formula="of:=IF([VAR_ZARM.A90]-[.A95] &gt;= 0; [VAR_ZARM.A90]-[.A95]; 0)" office:value-type="float" office:value="0" calcext:value-type="float">
            <text:p>0</text:p>
          </table:table-cell>
          <table:table-cell table:style-name="Default" table:formula="of:=IF([VAR_MSTRX.A90]-[.A95] &gt;= 0; [VAR_MSTRX.A90]-[.A95]; 0)" office:value-type="float" office:value="0" calcext:value-type="float">
            <text:p>0</text:p>
          </table:table-cell>
          <table:table-cell table:style-name="Default" table:formula="of:=IF([VAR_MSTZARM.A90]-[.A95]&gt;=0;[VAR_MSTZARM.A90]-[.A9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6]" office:value-type="float" office:value="0" calcext:value-type="float">
            <text:p>0</text:p>
          </table:table-cell>
          <table:table-cell table:style-name="ce9" table:formula="of:=[.G96]" office:value-type="float" office:value="0" calcext:value-type="float">
            <text:p>0</text:p>
          </table:table-cell>
          <table:table-cell table:style-name="ce9" table:formula="of:=[.H96]" office:value-type="float" office:value="0" calcext:value-type="float">
            <text:p>0</text:p>
          </table:table-cell>
          <table:table-cell table:formula="of:=IF([VAR_RX.A91]-[.A96] &gt;= 0; [VAR_RX.A91]-[.A96]; 0)" office:value-type="float" office:value="0" calcext:value-type="float">
            <text:p>0</text:p>
          </table:table-cell>
          <table:table-cell table:formula="of:=IF([VAR_ZARM.A91]-[.A96] &gt;= 0; [VAR_ZARM.A91]-[.A96]; 0)" office:value-type="float" office:value="0" calcext:value-type="float">
            <text:p>0</text:p>
          </table:table-cell>
          <table:table-cell table:style-name="Default" table:formula="of:=IF([VAR_MSTRX.A91]-[.A96] &gt;= 0; [VAR_MSTRX.A91]-[.A96]; 0)" office:value-type="float" office:value="0" calcext:value-type="float">
            <text:p>0</text:p>
          </table:table-cell>
          <table:table-cell table:style-name="Default" table:formula="of:=IF([VAR_MSTZARM.A91]-[.A96]&gt;=0;[VAR_MSTZARM.A91]-[.A9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7]" office:value-type="float" office:value="0" calcext:value-type="float">
            <text:p>0</text:p>
          </table:table-cell>
          <table:table-cell table:style-name="ce9" table:formula="of:=[.G97]" office:value-type="float" office:value="0" calcext:value-type="float">
            <text:p>0</text:p>
          </table:table-cell>
          <table:table-cell table:style-name="ce9" table:formula="of:=[.H97]" office:value-type="float" office:value="0" calcext:value-type="float">
            <text:p>0</text:p>
          </table:table-cell>
          <table:table-cell table:formula="of:=IF([VAR_RX.A92]-[.A97] &gt;= 0; [VAR_RX.A92]-[.A97]; 0)" office:value-type="float" office:value="0" calcext:value-type="float">
            <text:p>0</text:p>
          </table:table-cell>
          <table:table-cell table:formula="of:=IF([VAR_ZARM.A92]-[.A97] &gt;= 0; [VAR_ZARM.A92]-[.A97]; 0)" office:value-type="float" office:value="0" calcext:value-type="float">
            <text:p>0</text:p>
          </table:table-cell>
          <table:table-cell table:style-name="Default" table:formula="of:=IF([VAR_MSTRX.A92]-[.A97] &gt;= 0; [VAR_MSTRX.A92]-[.A97]; 0)" office:value-type="float" office:value="0" calcext:value-type="float">
            <text:p>0</text:p>
          </table:table-cell>
          <table:table-cell table:style-name="Default" table:formula="of:=IF([VAR_MSTZARM.A92]-[.A97]&gt;=0;[VAR_MSTZARM.A92]-[.A9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8]" office:value-type="float" office:value="0" calcext:value-type="float">
            <text:p>0</text:p>
          </table:table-cell>
          <table:table-cell table:style-name="ce9" table:formula="of:=[.G98]" office:value-type="float" office:value="0" calcext:value-type="float">
            <text:p>0</text:p>
          </table:table-cell>
          <table:table-cell table:style-name="ce9" table:formula="of:=[.H98]" office:value-type="float" office:value="0" calcext:value-type="float">
            <text:p>0</text:p>
          </table:table-cell>
          <table:table-cell table:formula="of:=IF([VAR_RX.A93]-[.A98] &gt;= 0; [VAR_RX.A93]-[.A98]; 0)" office:value-type="float" office:value="0" calcext:value-type="float">
            <text:p>0</text:p>
          </table:table-cell>
          <table:table-cell table:formula="of:=IF([VAR_ZARM.A93]-[.A98] &gt;= 0; [VAR_ZARM.A93]-[.A98]; 0)" office:value-type="float" office:value="0" calcext:value-type="float">
            <text:p>0</text:p>
          </table:table-cell>
          <table:table-cell table:style-name="Default" table:formula="of:=IF([VAR_MSTRX.A93]-[.A98] &gt;= 0; [VAR_MSTRX.A93]-[.A98]; 0)" office:value-type="float" office:value="0" calcext:value-type="float">
            <text:p>0</text:p>
          </table:table-cell>
          <table:table-cell table:style-name="Default" table:formula="of:=IF([VAR_MSTZARM.A93]-[.A98]&gt;=0;[VAR_MSTZARM.A93]-[.A9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9]" office:value-type="float" office:value="0" calcext:value-type="float">
            <text:p>0</text:p>
          </table:table-cell>
          <table:table-cell table:style-name="ce9" table:formula="of:=[.G99]" office:value-type="float" office:value="0" calcext:value-type="float">
            <text:p>0</text:p>
          </table:table-cell>
          <table:table-cell table:style-name="ce9" table:formula="of:=[.H99]" office:value-type="float" office:value="0" calcext:value-type="float">
            <text:p>0</text:p>
          </table:table-cell>
          <table:table-cell table:formula="of:=IF([VAR_RX.A94]-[.A99] &gt;= 0; [VAR_RX.A94]-[.A99]; 0)" office:value-type="float" office:value="0" calcext:value-type="float">
            <text:p>0</text:p>
          </table:table-cell>
          <table:table-cell table:formula="of:=IF([VAR_ZARM.A94]-[.A99] &gt;= 0; [VAR_ZARM.A94]-[.A99]; 0)" office:value-type="float" office:value="0" calcext:value-type="float">
            <text:p>0</text:p>
          </table:table-cell>
          <table:table-cell table:style-name="Default" table:formula="of:=IF([VAR_MSTRX.A94]-[.A99] &gt;= 0; [VAR_MSTRX.A94]-[.A99]; 0)" office:value-type="float" office:value="0" calcext:value-type="float">
            <text:p>0</text:p>
          </table:table-cell>
          <table:table-cell table:style-name="Default" table:formula="of:=IF([VAR_MSTZARM.A94]-[.A99]&gt;=0;[VAR_MSTZARM.A94]-[.A9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00]" office:value-type="float" office:value="0" calcext:value-type="float">
            <text:p>0</text:p>
          </table:table-cell>
          <table:table-cell table:style-name="ce9" table:formula="of:=[.G100]" office:value-type="float" office:value="0" calcext:value-type="float">
            <text:p>0</text:p>
          </table:table-cell>
          <table:table-cell table:style-name="ce9" table:formula="of:=[.H100]" office:value-type="float" office:value="0" calcext:value-type="float">
            <text:p>0</text:p>
          </table:table-cell>
          <table:table-cell table:formula="of:=IF([VAR_RX.A95]-[.A100] &gt;= 0; [VAR_RX.A95]-[.A100]; 0)" office:value-type="float" office:value="0" calcext:value-type="float">
            <text:p>0</text:p>
          </table:table-cell>
          <table:table-cell table:formula="of:=IF([VAR_ZARM.A95]-[.A100] &gt;= 0; [VAR_ZARM.A95]-[.A100]; 0)" office:value-type="float" office:value="0" calcext:value-type="float">
            <text:p>0</text:p>
          </table:table-cell>
          <table:table-cell table:style-name="Default" table:formula="of:=IF([VAR_MSTRX.A95]-[.A100] &gt;= 0; [VAR_MSTRX.A95]-[.A100]; 0)" office:value-type="float" office:value="0" calcext:value-type="float">
            <text:p>0</text:p>
          </table:table-cell>
          <table:table-cell table:style-name="Default" table:formula="of:=IF([VAR_MSTZARM.A95]-[.A100]&gt;=0;[VAR_MSTZARM.A95]-[.A10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 table:number-rows-repeated="12"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 table:number-rows-repeated="10483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rder Farnell" table:style-name="ta1">
        <table:table-column table:style-name="co13" table:number-columns-repeated="2" table:default-cell-style-name="Default"/>
        <table:table-row table:style-name="ro1">
          <table:table-cell table:formula="of:=[SUM.G7]" office:value-type="float" office:value="1131855" calcext:value-type="float">
            <text:p>1131855</text:p>
          </table:table-cell>
          <table:table-cell table:formula="of:=[SUM.M7]" office:value-type="float" office:value="12" calcext:value-type="float">
            <text:p>12</text:p>
          </table:table-cell>
        </table:table-row>
        <table:table-row table:style-name="ro1">
          <table:table-cell table:formula="of:=[SUM.G8]" office:value-type="float" office:value="1207597" calcext:value-type="float">
            <text:p>1207597</text:p>
          </table:table-cell>
          <table:table-cell table:formula="of:=[SUM.M8]" office:value-type="float" office:value="15" calcext:value-type="float">
            <text:p>15</text:p>
          </table:table-cell>
        </table:table-row>
        <table:table-row table:style-name="ro1">
          <table:table-cell table:formula="of:=[SUM.G9]" office:value-type="float" office:value="1207598" calcext:value-type="float">
            <text:p>1207598</text:p>
          </table:table-cell>
          <table:table-cell table:formula="of:=[SUM.M9]" office:value-type="float" office:value="7" calcext:value-type="float">
            <text:p>7</text:p>
          </table:table-cell>
        </table:table-row>
        <table:table-row table:style-name="ro1">
          <table:table-cell table:formula="of:=[SUM.G11]" office:value-type="float" office:value="1096983" calcext:value-type="float">
            <text:p>1096983</text:p>
          </table:table-cell>
          <table:table-cell table:formula="of:=[SUM.M11]" office:value-type="float" office:value="18" calcext:value-type="float">
            <text:p>18</text:p>
          </table:table-cell>
        </table:table-row>
        <table:table-row table:style-name="ro1">
          <table:table-cell table:formula="of:=[SUM.G12]" office:value-type="float" office:value="1096984" calcext:value-type="float">
            <text:p>1096984</text:p>
          </table:table-cell>
          <table:table-cell table:formula="of:=[SUM.M12]" office:value-type="float" office:value="16" calcext:value-type="float">
            <text:p>16</text:p>
          </table:table-cell>
        </table:table-row>
        <table:table-row table:style-name="ro1">
          <table:table-cell table:formula="of:=[SUM.G14]" office:value-type="float" office:value="1759265" calcext:value-type="float">
            <text:p>1759265</text:p>
          </table:table-cell>
          <table:table-cell table:formula="of:=[SUM.M14]" office:value-type="float" office:value="164" calcext:value-type="float">
            <text:p>164</text:p>
          </table:table-cell>
        </table:table-row>
        <table:table-row table:style-name="ro1">
          <table:table-cell table:formula="of:=[SUM.G15]" office:value-type="float" office:value="1887308" calcext:value-type="float">
            <text:p>1887308</text:p>
          </table:table-cell>
          <table:table-cell table:formula="of:=[SUM.M15]" office:value-type="float" office:value="145" calcext:value-type="float">
            <text:p>145</text:p>
          </table:table-cell>
        </table:table-row>
        <table:table-row table:style-name="ro1">
          <table:table-cell table:formula="of:=[SUM.G16]" office:value-type="float" office:value="2320856" calcext:value-type="float">
            <text:p>2320856</text:p>
          </table:table-cell>
          <table:table-cell table:formula="of:=[SUM.M16]" office:value-type="float" office:value="7" calcext:value-type="float">
            <text:p>7</text:p>
          </table:table-cell>
        </table:table-row>
        <table:table-row table:style-name="ro1">
          <table:table-cell table:formula="of:=[SUM.G17]" office:value-type="float" office:value="2141745" calcext:value-type="float">
            <text:p>2141745</text:p>
          </table:table-cell>
          <table:table-cell table:formula="of:=[SUM.M17]" office:value-type="float" office:value="15" calcext:value-type="float">
            <text:p>15</text:p>
          </table:table-cell>
        </table:table-row>
        <table:table-row table:style-name="ro1">
          <table:table-cell table:formula="of:=[SUM.G18]" office:value-type="float" office:value="1779204" calcext:value-type="float">
            <text:p>1779204</text:p>
          </table:table-cell>
          <table:table-cell table:formula="of:=[SUM.M18]" office:value-type="float" office:value="25" calcext:value-type="float">
            <text:p>25</text:p>
          </table:table-cell>
        </table:table-row>
        <table:table-row table:style-name="ro1">
          <table:table-cell table:formula="of:=[SUM.G20]" office:value-type="float" office:value="2332071" calcext:value-type="float">
            <text:p>2332071</text:p>
          </table:table-cell>
          <table:table-cell table:formula="of:=[SUM.M20]" office:value-type="float" office:value="114" calcext:value-type="float">
            <text:p>114</text:p>
          </table:table-cell>
        </table:table-row>
        <table:table-row table:style-name="ro1">
          <table:table-cell table:formula="of:=[SUM.G21]" office:value-type="float" office:value="2332071" calcext:value-type="float">
            <text:p>2332071</text:p>
          </table:table-cell>
          <table:table-cell table:formula="of:=[SUM.M21]" office:value-type="float" office:value="49" calcext:value-type="float">
            <text:p>49</text:p>
          </table:table-cell>
        </table:table-row>
        <table:table-row table:style-name="ro1">
          <table:table-cell table:formula="of:=[SUM.G22]" office:value-type="float" office:value="2332058" calcext:value-type="float">
            <text:p>2332058</text:p>
          </table:table-cell>
          <table:table-cell table:formula="of:=[SUM.M22]" office:value-type="float" office:value="14" calcext:value-type="float">
            <text:p>14</text:p>
          </table:table-cell>
        </table:table-row>
        <table:table-row table:style-name="ro1">
          <table:table-cell table:formula="of:=[SUM.G23]" office:value-type="float" office:value="2320853" calcext:value-type="float">
            <text:p>2320853</text:p>
          </table:table-cell>
          <table:table-cell table:formula="of:=[SUM.M23]" office:value-type="float" office:value="38" calcext:value-type="float">
            <text:p>38</text:p>
          </table:table-cell>
        </table:table-row>
        <table:table-row table:style-name="ro1">
          <table:table-cell table:formula="of:=[SUM.G24]" office:value-type="float" office:value="1907510" calcext:value-type="float">
            <text:p>1907510</text:p>
          </table:table-cell>
          <table:table-cell table:formula="of:=[SUM.M24]" office:value-type="float" office:value="13" calcext:value-type="float">
            <text:p>13</text:p>
          </table:table-cell>
        </table:table-row>
        <table:table-row table:style-name="ro1">
          <table:table-cell table:formula="of:=[SUM.G26]" office:value-type="float" office:value="2332064" calcext:value-type="float">
            <text:p>2332064</text:p>
          </table:table-cell>
          <table:table-cell table:formula="of:=[SUM.M26]" office:value-type="float" office:value="13" calcext:value-type="float">
            <text:p>13</text:p>
          </table:table-cell>
        </table:table-row>
        <table:table-row table:style-name="ro1">
          <table:table-cell table:formula="of:=[SUM.G28]" office:value-type="float" office:value="2332077" calcext:value-type="float">
            <text:p>2332077</text:p>
          </table:table-cell>
          <table:table-cell table:formula="of:=[SUM.M28]" office:value-type="float" office:value="25" calcext:value-type="float">
            <text:p>25</text:p>
          </table:table-cell>
        </table:table-row>
        <table:table-row table:style-name="ro1">
          <table:table-cell table:formula="of:=[SUM.G29]" office:value-type="float" office:value="1500705" calcext:value-type="float">
            <text:p>1500705</text:p>
          </table:table-cell>
          <table:table-cell table:formula="of:=[SUM.M29]" office:value-type="float" office:value="7" calcext:value-type="float">
            <text:p>7</text:p>
          </table:table-cell>
        </table:table-row>
        <table:table-row table:style-name="ro1">
          <table:table-cell table:formula="of:=[SUM.G30]" office:value-type="float" office:value="2135988" calcext:value-type="float">
            <text:p>2135988</text:p>
          </table:table-cell>
          <table:table-cell table:formula="of:=[SUM.M30]" office:value-type="float" office:value="132" calcext:value-type="float">
            <text:p>132</text:p>
          </table:table-cell>
        </table:table-row>
        <table:table-row table:style-name="ro1">
          <table:table-cell table:formula="of:=[SUM.G32]" office:value-type="float" office:value="2346932" calcext:value-type="float">
            <text:p>2346932</text:p>
          </table:table-cell>
          <table:table-cell table:formula="of:=[SUM.M32]" office:value-type="float" office:value="31" calcext:value-type="float">
            <text:p>31</text:p>
          </table:table-cell>
        </table:table-row>
        <table:table-row table:style-name="ro1">
          <table:table-cell table:formula="of:=[SUM.G35]" office:value-type="float" office:value="2322083" calcext:value-type="float">
            <text:p>2322083</text:p>
          </table:table-cell>
          <table:table-cell table:formula="of:=[SUM.M35]" office:value-type="float" office:value="15" calcext:value-type="float">
            <text:p>15</text:p>
          </table:table-cell>
        </table:table-row>
        <table:table-row table:style-name="ro1">
          <table:table-cell table:formula="of:=[SUM.G36]" office:value-type="float" office:value="9558640" calcext:value-type="float">
            <text:p>9558640</text:p>
          </table:table-cell>
          <table:table-cell table:formula="of:=[SUM.M36]" office:value-type="float" office:value="79" calcext:value-type="float">
            <text:p>79</text:p>
          </table:table-cell>
        </table:table-row>
        <table:table-row table:style-name="ro1">
          <table:table-cell table:formula="of:=[SUM.G37]" office:value-type="float" office:value="1440813" calcext:value-type="float">
            <text:p>1440813</text:p>
          </table:table-cell>
          <table:table-cell table:formula="of:=[SUM.M37]" office:value-type="float" office:value="8" calcext:value-type="float">
            <text:p>8</text:p>
          </table:table-cell>
        </table:table-row>
        <table:table-row table:style-name="ro1">
          <table:table-cell table:formula="of:=[SUM.G38]" office:value-type="float" office:value="2333799" calcext:value-type="float">
            <text:p>2333799</text:p>
          </table:table-cell>
          <table:table-cell table:formula="of:=[SUM.M38]" office:value-type="float" office:value="15" calcext:value-type="float">
            <text:p>15</text:p>
          </table:table-cell>
        </table:table-row>
        <table:table-row table:style-name="ro1">
          <table:table-cell table:formula="of:=[SUM.G39]" office:value-type="float" office:value="2101406" calcext:value-type="float">
            <text:p>2101406</text:p>
          </table:table-cell>
          <table:table-cell table:formula="of:=[SUM.M39]" office:value-type="float" office:value="25" calcext:value-type="float">
            <text:p>25</text:p>
          </table:table-cell>
        </table:table-row>
        <table:table-row table:style-name="ro1">
          <table:table-cell table:formula="of:=[SUM.G40]" office:value-type="float" office:value="2099244" calcext:value-type="float">
            <text:p>2099244</text:p>
          </table:table-cell>
          <table:table-cell table:formula="of:=[SUM.M40]" office:value-type="float" office:value="42" calcext:value-type="float">
            <text:p>42</text:p>
          </table:table-cell>
        </table:table-row>
        <table:table-row table:style-name="ro1">
          <table:table-cell table:formula="of:=[SUM.G41]" office:value-type="float" office:value="9994696" calcext:value-type="float">
            <text:p>9994696</text:p>
          </table:table-cell>
          <table:table-cell table:formula="of:=[SUM.M41]" office:value-type="float" office:value="29" calcext:value-type="float">
            <text:p>29</text:p>
          </table:table-cell>
        </table:table-row>
        <table:table-row table:style-name="ro1">
          <table:table-cell table:formula="of:=[SUM.G42]" office:value-type="float" office:value="1854507" calcext:value-type="float">
            <text:p>1854507</text:p>
          </table:table-cell>
          <table:table-cell table:formula="of:=[SUM.M42]" office:value-type="float" office:value="15" calcext:value-type="float">
            <text:p>15</text:p>
          </table:table-cell>
        </table:table-row>
        <table:table-row table:style-name="ro1">
          <table:table-cell table:formula="of:=[SUM.G43]" office:value-type="float" office:value="1854508" calcext:value-type="float">
            <text:p>1854508</text:p>
          </table:table-cell>
          <table:table-cell table:formula="of:=[SUM.M43]" office:value-type="float" office:value="15" calcext:value-type="float">
            <text:p>15</text:p>
          </table:table-cell>
        </table:table-row>
        <table:table-row table:style-name="ro1">
          <table:table-cell table:formula="of:=[SUM.G44]" office:value-type="float" office:value="1685603" calcext:value-type="float">
            <text:p>1685603</text:p>
          </table:table-cell>
          <table:table-cell table:formula="of:=[SUM.M44]" office:value-type="float" office:value="8" calcext:value-type="float">
            <text:p>8</text:p>
          </table:table-cell>
        </table:table-row>
        <table:table-row table:style-name="ro1">
          <table:table-cell table:formula="of:=[SUM.G45]" office:value-type="float" office:value="9725539" calcext:value-type="float">
            <text:p>9725539</text:p>
          </table:table-cell>
          <table:table-cell table:formula="of:=[SUM.M45]" office:value-type="float" office:value="8" calcext:value-type="float">
            <text:p>8</text:p>
          </table:table-cell>
        </table:table-row>
        <table:table-row table:style-name="ro1">
          <table:table-cell table:formula="of:=[SUM.G46]" office:value-type="float" office:value="1651986" calcext:value-type="float">
            <text:p>1651986</text:p>
          </table:table-cell>
          <table:table-cell table:formula="of:=[SUM.M46]" office:value-type="float" office:value="8" calcext:value-type="float">
            <text:p>8</text:p>
          </table:table-cell>
        </table:table-row>
        <table:table-row table:style-name="ro1">
          <table:table-cell table:formula="of:=[SUM.G50]" office:value-type="float" office:value="1217758" calcext:value-type="float">
            <text:p>1217758</text:p>
          </table:table-cell>
          <table:table-cell table:formula="of:=[SUM.M50]" office:value-type="float" office:value="25" calcext:value-type="float">
            <text:p>25</text:p>
          </table:table-cell>
        </table:table-row>
        <table:table-row table:style-name="ro1">
          <table:table-cell table:formula="of:=[SUM.G51]" office:value-type="float" office:value="9387234" calcext:value-type="float">
            <text:p>9387234</text:p>
          </table:table-cell>
          <table:table-cell table:formula="of:=[SUM.M51]" office:value-type="float" office:value="8" calcext:value-type="float">
            <text:p>8</text:p>
          </table:table-cell>
        </table:table-row>
        <table:table-row table:style-name="ro1">
          <table:table-cell table:formula="of:=[SUM.G55]" office:value-type="float" office:value="2112625" calcext:value-type="float">
            <text:p>2112625</text:p>
          </table:table-cell>
          <table:table-cell table:formula="of:=[SUM.M55]" office:value-type="float" office:value="8" calcext:value-type="float">
            <text:p>8</text:p>
          </table:table-cell>
        </table:table-row>
        <table:table-row table:style-name="ro1">
          <table:table-cell table:formula="of:=[SUM.G56]" office:value-type="float" office:value="1696320" calcext:value-type="float">
            <text:p>1696320</text:p>
          </table:table-cell>
          <table:table-cell table:formula="of:=[SUM.M56]" office:value-type="float" office:value="8" calcext:value-type="float">
            <text:p>8</text:p>
          </table:table-cell>
        </table:table-row>
        <table:table-row table:style-name="ro1">
          <table:table-cell table:formula="of:=[SUM.G57]" office:value-type="float" office:value="1103848" calcext:value-type="float">
            <text:p>1103848</text:p>
          </table:table-cell>
          <table:table-cell table:formula="of:=[SUM.M57]" office:value-type="float" office:value="7" calcext:value-type="float">
            <text:p>7</text:p>
          </table:table-cell>
        </table:table-row>
        <table:table-row table:style-name="ro1">
          <table:table-cell table:formula="of:=[SUM.G58]" office:value-type="float" office:value="2066309" calcext:value-type="float">
            <text:p>2066309</text:p>
          </table:table-cell>
          <table:table-cell table:formula="of:=[SUM.M58]" office:value-type="float" office:value="8" calcext:value-type="float">
            <text:p>8</text:p>
          </table:table-cell>
        </table:table-row>
        <table:table-row table:style-name="ro1">
          <table:table-cell table:formula="of:=[SUM.G59]" office:value-type="float" office:value="2099249" calcext:value-type="float">
            <text:p>2099249</text:p>
          </table:table-cell>
          <table:table-cell table:formula="of:=[SUM.M59]" office:value-type="float" office:value="43" calcext:value-type="float">
            <text:p>43</text:p>
          </table:table-cell>
        </table:table-row>
        <table:table-row table:style-name="ro1">
          <table:table-cell table:formula="of:=[SUM.G62]" office:value-type="float" office:value="2309112" calcext:value-type="float">
            <text:p>2309112</text:p>
          </table:table-cell>
          <table:table-cell table:formula="of:=[SUM.M62]" office:value-type="float" office:value="15" calcext:value-type="float">
            <text:p>15</text:p>
          </table:table-cell>
        </table:table-row>
      </table:table>
      <table:table table:name="Order Buerklin" table:style-name="ta1">
        <table:table-column table:style-name="co13" table:number-columns-repeated="2" table:default-cell-style-name="Default"/>
        <table:table-row table:style-name="ro1">
          <table:table-cell table:formula="of:=[SUM.F52]" office:value-type="string" office:string-value="12 G 203" calcext:value-type="string">
            <text:p>12 G 203</text:p>
          </table:table-cell>
          <table:table-cell table:formula="of:=[SUM.M52]" office:value-type="float" office:value="0" calcext:value-type="float">
            <text:p>0</text:p>
          </table:table-cell>
        </table:table-row>
        <table:table-row table:style-name="ro1">
          <table:table-cell table:formula="of:=[SUM.F53]" office:value-type="string" office:string-value="12 G 205" calcext:value-type="string">
            <text:p>12 G 205</text:p>
          </table:table-cell>
          <table:table-cell table:formula="of:=[SUM.M53]" office:value-type="float" office:value="0" calcext:value-type="float">
            <text:p>0</text:p>
          </table:table-cell>
        </table:table-row>
      </table:table>
      <table:table table:name="Order RS" table:style-name="ta1">
        <table:table-column table:style-name="co13" table:number-columns-repeated="2" table:default-cell-style-name="Default"/>
        <table:table-row table:style-name="ro1">
          <table:table-cell table:formula="of:=[SUM.H12]" office:value-type="string" office:string-value="740-7105" calcext:value-type="string">
            <text:p>740-7105</text:p>
          </table:table-cell>
          <table:table-cell table:formula="of:=[SUM.M12]" office:value-type="float" office:value="16" calcext:value-type="float">
            <text:p>16</text:p>
          </table:table-cell>
        </table:table-row>
        <table:table-row table:style-name="ro1">
          <table:table-cell table:formula="of:=[SUM.H27]" office:value-type="string" office:string-value="679-1207" calcext:value-type="string">
            <text:p>679-1207</text:p>
          </table:table-cell>
          <table:table-cell table:formula="of:=[SUM.M27]" office:value-type="float" office:value="97" calcext:value-type="float">
            <text:p>97</text:p>
          </table:table-cell>
        </table:table-row>
        <table:table-row table:style-name="ro1">
          <table:table-cell table:formula="of:=[SUM.H33]" office:value-type="string" office:string-value="737-7833P" calcext:value-type="string">
            <text:p>737-7833P</text:p>
          </table:table-cell>
          <table:table-cell table:formula="of:=[SUM.M33]" office:value-type="float" office:value="15" calcext:value-type="float">
            <text:p>15</text:p>
          </table:table-cell>
        </table:table-row>
        <table:table-row table:style-name="ro1">
          <table:table-cell table:formula="of:=[SUM.H36]" office:value-type="string" office:string-value="545-0135" calcext:value-type="string">
            <text:p>545-0135</text:p>
          </table:table-cell>
          <table:table-cell table:formula="of:=[SUM.M36]" office:value-type="float" office:value="79" calcext:value-type="float">
            <text:p>79</text:p>
          </table:table-cell>
        </table:table-row>
        <table:table-row table:style-name="ro1">
          <table:table-cell table:formula="of:=[SUM.H54]" office:value-type="string" office:string-value="801-9330" calcext:value-type="string">
            <text:p>801-9330</text:p>
          </table:table-cell>
          <table:table-cell table:formula="of:=[SUM.M54]" office:value-type="float" office:value="8" calcext:value-type="float">
            <text:p>8</text:p>
          </table:table-cell>
        </table:table-row>
      </table:table>
      <table:table table:name="TODO" table:style-name="ta1">
        <table:table-column table:style-name="co25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7, R39, R40, R44, R43</text:p>
          </table:table-cell>
          <table:table-cell office:value-type="string" calcext:value-type="string">
            <text:p>check values in variants ZARM and MST2_ZARM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U$3, U9</text:p>
          </table:table-cell>
          <table:table-cell office:value-type="string" calcext:value-type="string">
            <text:p>assign correct prefix and update schematic/layout with updated symb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0:50:43.415891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3:13:15.750775232</dc:date>
    <meta:editing-duration>P1DT29M48S</meta:editing-duration>
    <meta:editing-cycles>32</meta:editing-cycles>
    <meta:generator>LibreOffice/4.3.3.2$Linux_X86_64 LibreOffice_project/430m0$Build-2</meta:generator>
    <meta:document-statistic meta:table-count="12" meta:cell-count="6080" meta:object-count="0"/>
  </office:meta>
</office:document-meta>
</file>